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8.856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3.007cm"/>
    </style:style>
    <style:style style:name="co5" style:family="table-column">
      <style:table-column-properties fo:break-before="auto" style:column-width="3.697cm"/>
    </style:style>
    <style:style style:name="co6" style:family="table-column">
      <style:table-column-properties fo:break-before="auto" style:column-width="2.372cm"/>
    </style:style>
    <style:style style:name="co7" style:family="table-column">
      <style:table-column-properties fo:break-before="auto" style:column-width="1.766cm"/>
    </style:style>
    <style:style style:name="co8" style:family="table-column">
      <style:table-column-properties fo:break-before="auto" style:column-width="2.18cm"/>
    </style:style>
    <style:style style:name="ro1" style:family="table-row">
      <style:table-row-properties style:row-height="1.455cm" fo:break-before="auto" style:use-optimal-row-height="fals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0.609cm" fo:break-before="auto" style:use-optimal-row-height="false"/>
    </style:style>
    <style:style style:name="ta1" style:family="table" style:master-page-name="PageStyle_5f_food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" style:family="table-cell" style:parent-style-name="Default" style:data-style-name="N137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" style:family="table-cell" style:parent-style-name="Default" style:data-style-name="N137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" style:family="table-cell" style:parent-style-name="Default" style:data-style-name="N13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2.49pt solid #0000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od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7" table:number-columns-repeated="16376" table:default-cell-style-name="ce7"/>
        <table:table-row table:style-name="ro1">
          <table:table-cell table:style-name="ce1" office:value-type="string" calcext:value-type="string">
            <text:p>Продукт</text:p>
          </table:table-cell>
          <table:table-cell table:style-name="ce4" office:value-type="string" calcext:value-type="string">
            <text:p>Жиры, г</text:p>
          </table:table-cell>
          <table:table-cell table:style-name="ce4" office:value-type="string" calcext:value-type="string">
            <text:p>Белки, г</text:p>
          </table:table-cell>
          <table:table-cell table:style-name="ce4" office:value-type="string" calcext:value-type="string">
            <text:p>Углеводы, г</text:p>
          </table:table-cell>
          <table:table-cell table:style-name="ce4" office:value-type="string" calcext:value-type="string">
            <text:p>Калорийность, Ккал</text:p>
          </table:table-cell>
          <table:table-cell table:style-name="ce1" table:number-columns-repeated="16379"/>
        </table:table-row>
        <table:table-row table:style-name="ro2">
          <table:table-cell table:style-name="ce2" office:value-type="string" calcext:value-type="string">
            <text:p>Арахис</text:p>
          </table:table-cell>
          <table:table-cell table:style-name="ce5" office:value-type="float" office:value="45.2" calcext:value-type="float">
            <text:p>45,2</text:p>
          </table:table-cell>
          <table:table-cell table:style-name="ce5" office:value-type="float" office:value="26.3" calcext:value-type="float">
            <text:p>26,3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552" calcext:value-type="float">
            <text:p>552,0</text:p>
          </table:table-cell>
          <table:table-cell table:number-columns-repeated="2"/>
          <table:table-cell table:style-name="ce8"/>
          <table:table-cell table:number-columns-repeated="16376"/>
        </table:table-row>
        <table:table-row table:style-name="ro2">
          <table:table-cell table:style-name="ce2" office:value-type="string" calcext:value-type="string">
            <text:p>Арахис жареный</text:p>
          </table:table-cell>
          <table:table-cell table:style-name="ce5" office:value-type="float" office:value="52" calcext:value-type="float">
            <text:p>52,0</text:p>
          </table:table-cell>
          <table:table-cell table:style-name="ce5" office:value-type="float" office:value="26" calcext:value-type="float">
            <text:p>26,0</text:p>
          </table:table-cell>
          <table:table-cell table:style-name="ce5" office:value-type="float" office:value="13.4" calcext:value-type="float">
            <text:p>13,4</text:p>
          </table:table-cell>
          <table:table-cell table:style-name="ce5" office:value-type="float" office:value="626" calcext:value-type="float">
            <text:p>626,0</text:p>
          </table:table-cell>
          <table:table-cell table:number-columns-repeated="2"/>
          <table:table-cell table:style-name="ce8"/>
          <table:table-cell table:number-columns-repeated="16376"/>
        </table:table-row>
        <table:table-row table:style-name="ro2">
          <table:table-cell table:style-name="ce2" office:value-type="string" calcext:value-type="string">
            <text:p>Горох отварной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20.4" calcext:value-type="float">
            <text:p>20,4</text:p>
          </table:table-cell>
          <table:table-cell table:style-name="ce5" office:value-type="float" office:value="130" calcext:value-type="float">
            <text:p>13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рошек зеленый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55" calcext:value-type="float">
            <text:p>5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рошек зеленый, консервы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40" calcext:value-type="float">
            <text:p>4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рчица</text:p>
          </table:table-cell>
          <table:table-cell table:style-name="ce5" office:value-type="float" office:value="30.8" calcext:value-type="float">
            <text:p>30,8</text:p>
          </table:table-cell>
          <table:table-cell table:style-name="ce5" office:value-type="float" office:value="25.8" calcext:value-type="float">
            <text:p>25,8</text:p>
          </table:table-cell>
          <table:table-cell table:style-name="ce5" office:value-type="float" office:value="23.4" calcext:value-type="float">
            <text:p>23,4</text:p>
          </table:table-cell>
          <table:table-cell table:style-name="ce5" office:value-type="float" office:value="474" calcext:value-type="float">
            <text:p>47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ецкий орех</text:p>
          </table:table-cell>
          <table:table-cell table:style-name="ce5" office:value-type="float" office:value="60.8" calcext:value-type="float">
            <text:p>60,8</text:p>
          </table:table-cell>
          <table:table-cell table:style-name="ce5" office:value-type="float" office:value="16.2" calcext:value-type="float">
            <text:p>16,2</text:p>
          </table:table-cell>
          <table:table-cell table:style-name="ce5" office:value-type="float" office:value="11.1" calcext:value-type="float">
            <text:p>11,1</text:p>
          </table:table-cell>
          <table:table-cell table:style-name="ce5" office:value-type="float" office:value="656" calcext:value-type="float">
            <text:p>65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штаны</text:p>
          </table:table-cell>
          <table:table-cell table:number-columns-repeated="2" table:style-name="ce5" office:value-type="float" office:value="2" calcext:value-type="float">
            <text:p>2,0</text:p>
          </table:table-cell>
          <table:table-cell table:style-name="ce5" office:value-type="float" office:value="46" calcext:value-type="float">
            <text:p>46,0</text:p>
          </table:table-cell>
          <table:table-cell table:style-name="ce5" office:value-type="float" office:value="213" calcext:value-type="float">
            <text:p>21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едровые орехи</text:p>
          </table:table-cell>
          <table:table-cell table:style-name="ce5" office:value-type="float" office:value="68" calcext:value-type="float">
            <text:p>68,0</text:p>
          </table:table-cell>
          <table:table-cell table:style-name="ce5" office:value-type="float" office:value="14" calcext:value-type="float">
            <text:p>14,0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673" calcext:value-type="float">
            <text:p>67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ешью</text:p>
          </table:table-cell>
          <table:table-cell table:style-name="ce5" office:value-type="float" office:value="48.5" calcext:value-type="float">
            <text:p>48,5</text:p>
          </table:table-cell>
          <table:table-cell table:style-name="ce5" office:value-type="float" office:value="18.5" calcext:value-type="float">
            <text:p>18,5</text:p>
          </table:table-cell>
          <table:table-cell table:style-name="ce5" office:value-type="float" office:value="22.5" calcext:value-type="float">
            <text:p>22,5</text:p>
          </table:table-cell>
          <table:table-cell table:style-name="ce5" office:value-type="float" office:value="600" calcext:value-type="float">
            <text:p>60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унжут</text:p>
          </table:table-cell>
          <table:table-cell table:style-name="ce5" office:value-type="float" office:value="48.7" calcext:value-type="float">
            <text:p>48,7</text:p>
          </table:table-cell>
          <table:table-cell table:style-name="ce5" office:value-type="float" office:value="19.4" calcext:value-type="float">
            <text:p>19,4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565" calcext:value-type="float">
            <text:p>56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Лещина</text:p>
          </table:table-cell>
          <table:table-cell table:style-name="ce5" office:value-type="float" office:value="62.6" calcext:value-type="float">
            <text:p>62,6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9.3" calcext:value-type="float">
            <text:p>9,3</text:p>
          </table:table-cell>
          <table:table-cell table:style-name="ce5" office:value-type="float" office:value="653" calcext:value-type="float">
            <text:p>65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к</text:p>
          </table:table-cell>
          <table:table-cell table:style-name="ce5" office:value-type="float" office:value="47.5" calcext:value-type="float">
            <text:p>47,5</text:p>
          </table:table-cell>
          <table:table-cell table:style-name="ce5" office:value-type="float" office:value="17.5" calcext:value-type="float">
            <text:p>17,5</text:p>
          </table:table-cell>
          <table:table-cell table:style-name="ce5" office:value-type="float" office:value="14.5" calcext:value-type="float">
            <text:p>14,5</text:p>
          </table:table-cell>
          <table:table-cell table:style-name="ce5" office:value-type="float" office:value="556" calcext:value-type="float">
            <text:p>55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индаль</text:p>
          </table:table-cell>
          <table:table-cell table:style-name="ce5" office:value-type="float" office:value="53.7" calcext:value-type="float">
            <text:p>53,7</text:p>
          </table:table-cell>
          <table:table-cell table:style-name="ce5" office:value-type="float" office:value="18.6" calcext:value-type="float">
            <text:p>18,6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609" calcext:value-type="float">
            <text:p>60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индаль жареный</text:p>
          </table:table-cell>
          <table:table-cell table:style-name="ce5" office:value-type="float" office:value="55.9" calcext:value-type="float">
            <text:p>55,9</text:p>
          </table:table-cell>
          <table:table-cell table:style-name="ce5" office:value-type="float" office:value="22.4" calcext:value-type="float">
            <text:p>22,4</text:p>
          </table:table-cell>
          <table:table-cell table:style-name="ce5" office:value-type="float" office:value="12.3" calcext:value-type="float">
            <text:p>12,3</text:p>
          </table:table-cell>
          <table:table-cell table:style-name="ce5" office:value-type="float" office:value="642" calcext:value-type="float">
            <text:p>64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ука соевая полуобезжиренная</text:p>
          </table:table-cell>
          <table:table-cell table:style-name="ce5" office:value-type="float" office:value="9.5" calcext:value-type="float">
            <text:p>9,5</text:p>
          </table:table-cell>
          <table:table-cell table:style-name="ce5" office:value-type="float" office:value="43" calcext:value-type="float">
            <text:p>43,0</text:p>
          </table:table-cell>
          <table:table-cell table:style-name="ce5" office:value-type="float" office:value="19.1" calcext:value-type="float">
            <text:p>19,1</text:p>
          </table:table-cell>
          <table:table-cell table:style-name="ce5" office:value-type="float" office:value="334" calcext:value-type="float">
            <text:p>33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ливки (мякоть)</text:p>
          </table:table-cell>
          <table:table-cell table:style-name="ce5" office:value-type="float" office:value="23.7" calcext:value-type="float">
            <text:p>23,7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19" calcext:value-type="float">
            <text:p>19,0</text:p>
          </table:table-cell>
          <table:table-cell table:style-name="ce5" office:value-type="float" office:value="296" calcext:value-type="float">
            <text:p>29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ливки, консервы</text:p>
          </table:table-cell>
          <table:table-cell table:style-name="ce5" office:value-type="float" office:value="16.3" calcext:value-type="float">
            <text:p>16,3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175" calcext:value-type="float">
            <text:p>17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дсолнечник</text:p>
          </table:table-cell>
          <table:table-cell table:style-name="ce5" office:value-type="float" office:value="52.9" calcext:value-type="float">
            <text:p>52,9</text:p>
          </table:table-cell>
          <table:table-cell table:style-name="ce5" office:value-type="float" office:value="20.7" calcext:value-type="float">
            <text:p>20,7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601" calcext:value-type="float">
            <text:p>60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апс (низкоэруковый)</text:p>
          </table:table-cell>
          <table:table-cell table:style-name="ce5" office:value-type="float" office:value="43.6" calcext:value-type="float">
            <text:p>43,6</text:p>
          </table:table-cell>
          <table:table-cell table:style-name="ce5" office:value-type="float" office:value="30.8" calcext:value-type="float">
            <text:p>30,8</text:p>
          </table:table-cell>
          <table:table-cell table:style-name="ce5" office:value-type="float" office:value="7.2" calcext:value-type="float">
            <text:p>7,2</text:p>
          </table:table-cell>
          <table:table-cell table:style-name="ce5" office:value-type="float" office:value="544" calcext:value-type="float">
            <text:p>54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емечки подсолнечника</text:p>
          </table:table-cell>
          <table:table-cell table:style-name="ce5" office:value-type="float" office:value="51" calcext:value-type="float">
            <text:p>51,0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584" calcext:value-type="float">
            <text:p>58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ладкий попкорн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79" calcext:value-type="float">
            <text:p>79,0</text:p>
          </table:table-cell>
          <table:table-cell table:style-name="ce5" office:value-type="float" office:value="431" calcext:value-type="float">
            <text:p>43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леный попкорн</text:p>
          </table:table-cell>
          <table:table-cell table:style-name="ce5" office:value-type="float" office:value="30" calcext:value-type="float">
            <text:p>30,0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56" calcext:value-type="float">
            <text:p>56,0</text:p>
          </table:table-cell>
          <table:table-cell table:style-name="ce5" office:value-type="float" office:value="527" calcext:value-type="float">
            <text:p>52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я, зерно</text:p>
          </table:table-cell>
          <table:table-cell table:style-name="ce5" office:value-type="float" office:value="17.3" calcext:value-type="float">
            <text:p>17,3</text:p>
          </table:table-cell>
          <table:table-cell table:style-name="ce5" office:value-type="float" office:value="34.9" calcext:value-type="float">
            <text:p>34,9</text:p>
          </table:table-cell>
          <table:table-cell table:style-name="ce5" office:value-type="float" office:value="17.3" calcext:value-type="float">
            <text:p>17,3</text:p>
          </table:table-cell>
          <table:table-cell table:style-name="ce5" office:value-type="float" office:value="364" calcext:value-type="float">
            <text:p>36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уп с бобовыми (фасоль)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6.9" calcext:value-type="float">
            <text:p>6,9</text:p>
          </table:table-cell>
          <table:table-cell table:style-name="ce5" office:value-type="float" office:value="54" calcext:value-type="float">
            <text:p>5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ыквенные семечки</text:p>
          </table:table-cell>
          <table:table-cell table:style-name="ce5" office:value-type="float" office:value="42" calcext:value-type="float">
            <text:p>42,0</text:p>
          </table:table-cell>
          <table:table-cell table:style-name="ce5" office:value-type="float" office:value="33" calcext:value-type="float">
            <text:p>33,0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500" calcext:value-type="float">
            <text:p>50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Фасоль (стручок)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23" calcext:value-type="float">
            <text:p>2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Фасоль, зерно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47" calcext:value-type="float">
            <text:p>47,0</text:p>
          </table:table-cell>
          <table:table-cell table:style-name="ce5" office:value-type="float" office:value="298" calcext:value-type="float">
            <text:p>29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Фисташки</text:p>
          </table:table-cell>
          <table:table-cell table:style-name="ce5" office:value-type="float" office:value="44" calcext:value-type="float">
            <text:p>44,0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28" calcext:value-type="float">
            <text:p>28,0</text:p>
          </table:table-cell>
          <table:table-cell table:style-name="ce5" office:value-type="float" office:value="557" calcext:value-type="float">
            <text:p>55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Фундук</text:p>
          </table:table-cell>
          <table:table-cell table:style-name="ce5" office:value-type="float" office:value="61.5" calcext:value-type="float">
            <text:p>61,5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651" calcext:value-type="float">
            <text:p>65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Фундук жареный</text:p>
          </table:table-cell>
          <table:table-cell table:style-name="ce5" office:value-type="float" office:value="66.1" calcext:value-type="float">
            <text:p>66,1</text:p>
          </table:table-cell>
          <table:table-cell table:style-name="ce5" office:value-type="float" office:value="17.8" calcext:value-type="float">
            <text:p>17,8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703" calcext:value-type="float">
            <text:p>70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Чечевица, зерно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24" calcext:value-type="float">
            <text:p>24,0</text:p>
          </table:table-cell>
          <table:table-cell table:style-name="ce5" office:value-type="float" office:value="46.3" calcext:value-type="float">
            <text:p>46,3</text:p>
          </table:table-cell>
          <table:table-cell table:style-name="ce5" office:value-type="float" office:value="295" calcext:value-type="float">
            <text:p>29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йонез «Провансаль»</text:p>
          </table:table-cell>
          <table:table-cell table:style-name="ce5" office:value-type="float" office:value="67" calcext:value-type="float">
            <text:p>67,0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629" calcext:value-type="float">
            <text:p>62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йонез столовый молочный</text:p>
          </table:table-cell>
          <table:table-cell table:style-name="ce5" office:value-type="float" office:value="67" calcext:value-type="float">
            <text:p>67,0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627" calcext:value-type="float">
            <text:p>62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ргарин низкокалорийный 60% жирности</text:p>
          </table:table-cell>
          <table:table-cell table:style-name="ce5" office:value-type="float" office:value="60" calcext:value-type="float">
            <text:p>60,0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545" calcext:value-type="float">
            <text:p>54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ргарин «Здоровье»</text:p>
          </table:table-cell>
          <table:table-cell table:style-name="ce5" office:value-type="float" office:value="82" calcext:value-type="float">
            <text:p>82,0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743" calcext:value-type="float">
            <text:p>74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ргарин «Экстра»</text:p>
          </table:table-cell>
          <table:table-cell table:style-name="ce5" office:value-type="float" office:value="82" calcext:value-type="float">
            <text:p>82,0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744" calcext:value-type="float">
            <text:p>74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ргарин молочный столовый</text:p>
          </table:table-cell>
          <table:table-cell table:style-name="ce5" office:value-type="float" office:value="82" calcext:value-type="float">
            <text:p>82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743" calcext:value-type="float">
            <text:p>74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ргарин сливочный</text:p>
          </table:table-cell>
          <table:table-cell table:style-name="ce5" office:value-type="float" office:value="82" calcext:value-type="float">
            <text:p>82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743" calcext:value-type="float">
            <text:p>74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сло сладко-сливочное «Бутербродное»</text:p>
          </table:table-cell>
          <table:table-cell table:style-name="ce5" office:value-type="float" office:value="61.5" calcext:value-type="float">
            <text:p>61,5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566" calcext:value-type="float">
            <text:p>56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сло сладко-сливочное «Вологодское»</text:p>
          </table:table-cell>
          <table:table-cell table:style-name="ce5" office:value-type="float" office:value="82.5" calcext:value-type="float">
            <text:p>82,5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748" calcext:value-type="float">
            <text:p>74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сло сладко-сливочное несоленое</text:p>
          </table:table-cell>
          <table:table-cell table:style-name="ce5" office:value-type="float" office:value="82.5" calcext:value-type="float">
            <text:p>82,5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748" calcext:value-type="float">
            <text:p>74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Шпик свиной</text:p>
          </table:table-cell>
          <table:table-cell table:style-name="ce5" office:value-type="float" office:value="92.8" calcext:value-type="float">
            <text:p>92,8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841" calcext:value-type="float">
            <text:p>84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Шпик свиной соленый</text:p>
          </table:table-cell>
          <table:table-cell table:style-name="ce5" office:value-type="float" office:value="90" calcext:value-type="float">
            <text:p>90,0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816" calcext:value-type="float">
            <text:p>81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аранки простые из муки 1 сорта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0.4" calcext:value-type="float">
            <text:p>10,4</text:p>
          </table:table-cell>
          <table:table-cell table:style-name="ce5" office:value-type="float" office:value="64.2" calcext:value-type="float">
            <text:p>64,2</text:p>
          </table:table-cell>
          <table:table-cell table:style-name="ce5" office:value-type="float" office:value="311" calcext:value-type="float">
            <text:p>31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атон нарезной из муки высшего сорта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51.4" calcext:value-type="float">
            <text:p>51,4</text:p>
          </table:table-cell>
          <table:table-cell table:style-name="ce5" office:value-type="float" office:value="262" calcext:value-type="float">
            <text:p>26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атон нарезной из муки 1 сорта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50.1" calcext:value-type="float">
            <text:p>50,1</text:p>
          </table:table-cell>
          <table:table-cell table:style-name="ce5" office:value-type="float" office:value="259" calcext:value-type="float">
            <text:p>25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атон простой из муки 1 сорта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49.1" calcext:value-type="float">
            <text:p>49,1</text:p>
          </table:table-cell>
          <table:table-cell table:style-name="ce5" office:value-type="float" office:value="238" calcext:value-type="float">
            <text:p>23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иточки перловые с творогом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18.9" calcext:value-type="float">
            <text:p>18,9</text:p>
          </table:table-cell>
          <table:table-cell table:style-name="ce5" office:value-type="float" office:value="166" calcext:value-type="float">
            <text:p>16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иточки пшенные</text:p>
          </table:table-cell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6.9" calcext:value-type="float">
            <text:p>6,9</text:p>
          </table:table-cell>
          <table:table-cell table:style-name="ce5" office:value-type="float" office:value="22.2" calcext:value-type="float">
            <text:p>22,2</text:p>
          </table:table-cell>
          <table:table-cell table:style-name="ce5" office:value-type="float" office:value="170" calcext:value-type="float">
            <text:p>17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лины из муки 1 сорта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32.6" calcext:value-type="float">
            <text:p>32,6</text:p>
          </table:table-cell>
          <table:table-cell table:style-name="ce5" office:value-type="float" office:value="189" calcext:value-type="float">
            <text:p>18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ублики простые из муки 1 сорта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57.1" calcext:value-type="float">
            <text:p>57,1</text:p>
          </table:table-cell>
          <table:table-cell table:style-name="ce5" office:value-type="float" office:value="276" calcext:value-type="float">
            <text:p>27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улка ярославская из муки 1 сорта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53.7" calcext:value-type="float">
            <text:p>53,7</text:p>
          </table:table-cell>
          <table:table-cell table:style-name="ce5" office:value-type="float" office:value="294" calcext:value-type="float">
            <text:p>29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улки городские из муки высшего сорта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52.9" calcext:value-type="float">
            <text:p>52,9</text:p>
          </table:table-cell>
          <table:table-cell table:style-name="ce5" office:value-type="float" office:value="265" calcext:value-type="float">
            <text:p>26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улочки молочные из муки высшего сорта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8.8" calcext:value-type="float">
            <text:p>8,8</text:p>
          </table:table-cell>
          <table:table-cell table:style-name="ce5" office:value-type="float" office:value="50.3" calcext:value-type="float">
            <text:p>50,3</text:p>
          </table:table-cell>
          <table:table-cell table:style-name="ce5" office:value-type="float" office:value="257" calcext:value-type="float">
            <text:p>25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улочки сдобные из муки высшего сорта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55.5" calcext:value-type="float">
            <text:p>55,5</text:p>
          </table:table-cell>
          <table:table-cell table:style-name="ce5" office:value-type="float" office:value="339" calcext:value-type="float">
            <text:p>33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ареники из муки 1 сорта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16.2" calcext:value-type="float">
            <text:p>16,2</text:p>
          </table:table-cell>
          <table:table-cell table:style-name="ce5" office:value-type="float" office:value="172" calcext:value-type="float">
            <text:p>17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атрушка из муки высшего сорта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11.9" calcext:value-type="float">
            <text:p>11,9</text:p>
          </table:table-cell>
          <table:table-cell table:style-name="ce5" office:value-type="float" office:value="37.5" calcext:value-type="float">
            <text:p>37,5</text:p>
          </table:table-cell>
          <table:table-cell table:style-name="ce5" office:value-type="float" office:value="256" calcext:value-type="float">
            <text:p>25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алеты из муки 1 сорта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69.5" calcext:value-type="float">
            <text:p>69,5</text:p>
          </table:table-cell>
          <table:table-cell table:style-name="ce5" office:value-type="float" office:value="345" calcext:value-type="float">
            <text:p>34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алеты из муки высшего сорта</text:p>
          </table:table-cell>
          <table:table-cell table:style-name="ce5" office:value-type="float" office:value="10.2" calcext:value-type="float">
            <text:p>10,2</text:p>
          </table:table-cell>
          <table:table-cell table:style-name="ce5" office:value-type="float" office:value="9.7" calcext:value-type="float">
            <text:p>9,7</text:p>
          </table:table-cell>
          <table:table-cell table:style-name="ce5" office:value-type="float" office:value="65.6" calcext:value-type="float">
            <text:p>65,6</text:p>
          </table:table-cell>
          <table:table-cell table:style-name="ce5" office:value-type="float" office:value="393" calcext:value-type="float">
            <text:p>39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алушки из муки 1 сорта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20.3" calcext:value-type="float">
            <text:p>20,3</text:p>
          </table:table-cell>
          <table:table-cell table:style-name="ce5" office:value-type="float" office:value="106" calcext:value-type="float">
            <text:p>10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Жареный рис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151" calcext:value-type="float">
            <text:p>15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Запеканка рисовая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19.4" calcext:value-type="float">
            <text:p>19,4</text:p>
          </table:table-cell>
          <table:table-cell table:style-name="ce5" office:value-type="float" office:value="144" calcext:value-type="float">
            <text:p>14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Запеканка рисовая с творогом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26.1" calcext:value-type="float">
            <text:p>26,1</text:p>
          </table:table-cell>
          <table:table-cell table:style-name="ce5" office:value-type="float" office:value="189" calcext:value-type="float">
            <text:p>18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Зерно мягкой пшеницы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11.8" calcext:value-type="float">
            <text:p>11,8</text:p>
          </table:table-cell>
          <table:table-cell table:style-name="ce5" office:value-type="float" office:value="59.5" calcext:value-type="float">
            <text:p>59,5</text:p>
          </table:table-cell>
          <table:table-cell table:style-name="ce5" office:value-type="float" office:value="305" calcext:value-type="float">
            <text:p>30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Зерно продовольственное, гречиха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56" calcext:value-type="float">
            <text:p>56,0</text:p>
          </table:table-cell>
          <table:table-cell table:style-name="ce5" office:value-type="float" office:value="296" calcext:value-type="float">
            <text:p>29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Зерно продовольственное, кукуруза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60" calcext:value-type="float">
            <text:p>60,0</text:p>
          </table:table-cell>
          <table:table-cell table:style-name="ce5" office:value-type="float" office:value="325" calcext:value-type="float">
            <text:p>32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Зерно продовольственное, овес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55.1" calcext:value-type="float">
            <text:p>55,1</text:p>
          </table:table-cell>
          <table:table-cell table:style-name="ce5" office:value-type="float" office:value="316" calcext:value-type="float">
            <text:p>31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Зерно продовольственное, просо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11.2" calcext:value-type="float">
            <text:p>11,2</text:p>
          </table:table-cell>
          <table:table-cell table:style-name="ce5" office:value-type="float" office:value="54.6" calcext:value-type="float">
            <text:p>54,6</text:p>
          </table:table-cell>
          <table:table-cell table:style-name="ce5" office:value-type="float" office:value="298" calcext:value-type="float">
            <text:p>29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Зерно продовольственное, рис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62.3" calcext:value-type="float">
            <text:p>62,3</text:p>
          </table:table-cell>
          <table:table-cell table:style-name="ce5" office:value-type="float" office:value="303" calcext:value-type="float">
            <text:p>30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Зерно продовольственное, рожь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55.8" calcext:value-type="float">
            <text:p>55,8</text:p>
          </table:table-cell>
          <table:table-cell table:style-name="ce5" office:value-type="float" office:value="283" calcext:value-type="float">
            <text:p>28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Зерно продовольственное, ячмень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56.4" calcext:value-type="float">
            <text:p>56,4</text:p>
          </table:table-cell>
          <table:table-cell table:style-name="ce5" office:value-type="float" office:value="288" calcext:value-type="float">
            <text:p>28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Зерно твердой пшеницы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57.5" calcext:value-type="float">
            <text:p>57,5</text:p>
          </table:table-cell>
          <table:table-cell table:style-name="ce5" office:value-type="float" office:value="304" calcext:value-type="float">
            <text:p>30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ша гречневая из крупы ядрица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4.6" calcext:value-type="float">
            <text:p>14,6</text:p>
          </table:table-cell>
          <table:table-cell table:style-name="ce5" office:value-type="float" office:value="101" calcext:value-type="float">
            <text:p>10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ша из хлопьев «Геркулес» овсяная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14.8" calcext:value-type="float">
            <text:p>14,8</text:p>
          </table:table-cell>
          <table:table-cell table:style-name="ce5" office:value-type="float" office:value="105" calcext:value-type="float">
            <text:p>10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ша манная вязкая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16.4" calcext:value-type="float">
            <text:p>16,4</text:p>
          </table:table-cell>
          <table:table-cell table:style-name="ce5" office:value-type="float" office:value="100" calcext:value-type="float">
            <text:p>10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ша овсяная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15.5" calcext:value-type="float">
            <text:p>15,5</text:p>
          </table:table-cell>
          <table:table-cell table:style-name="ce5" office:value-type="float" office:value="109" calcext:value-type="float">
            <text:p>10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ша перловая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22.9" calcext:value-type="float">
            <text:p>22,9</text:p>
          </table:table-cell>
          <table:table-cell table:style-name="ce5" office:value-type="float" office:value="135" calcext:value-type="float">
            <text:p>13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ша пшеничная рассыпчатая из крупы «Полтавская»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4.4" calcext:value-type="float">
            <text:p>4,4</text:p>
          </table:table-cell>
          <table:table-cell table:style-name="ce5" office:value-type="float" office:value="25.7" calcext:value-type="float">
            <text:p>25,7</text:p>
          </table:table-cell>
          <table:table-cell table:style-name="ce5" office:value-type="float" office:value="153" calcext:value-type="float">
            <text:p>15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ша пшенная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16.8" calcext:value-type="float">
            <text:p>16,8</text:p>
          </table:table-cell>
          <table:table-cell table:style-name="ce5" office:value-type="float" office:value="109" calcext:value-type="float">
            <text:p>10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ша рисовая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25.8" calcext:value-type="float">
            <text:p>25,8</text:p>
          </table:table-cell>
          <table:table-cell table:style-name="ce5" office:value-type="float" office:value="144" calcext:value-type="float">
            <text:p>14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ша ячневая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5.3" calcext:value-type="float">
            <text:p>15,3</text:p>
          </table:table-cell>
          <table:table-cell table:style-name="ce5" office:value-type="float" office:value="96" calcext:value-type="float">
            <text:p>9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лецки из муки высшего сорта</text:p>
          </table:table-cell>
          <table:table-cell table:number-columns-repeated="2" table:style-name="ce5" office:value-type="float" office:value="4.1" calcext:value-type="float">
            <text:p>4,1</text:p>
          </table:table-cell>
          <table:table-cell table:style-name="ce5" office:value-type="float" office:value="19.4" calcext:value-type="float">
            <text:p>19,4</text:p>
          </table:table-cell>
          <table:table-cell table:style-name="ce5" office:value-type="float" office:value="131" calcext:value-type="float">
            <text:p>13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тлеты манные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20.2" calcext:value-type="float">
            <text:p>20,2</text:p>
          </table:table-cell>
          <table:table-cell table:style-name="ce5" office:value-type="float" office:value="141" calcext:value-type="float">
            <text:p>14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ахмал кукурузный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83.5" calcext:value-type="float">
            <text:p>83,5</text:p>
          </table:table-cell>
          <table:table-cell table:style-name="ce5" office:value-type="float" office:value="343" calcext:value-type="float">
            <text:p>34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екеры с отрубями</text:p>
          </table:table-cell>
          <table:table-cell table:style-name="ce5" office:value-type="float" office:value="14.1" calcext:value-type="float">
            <text:p>14,1</text:p>
          </table:table-cell>
          <table:table-cell table:style-name="ce5" office:value-type="float" office:value="9.2" calcext:value-type="float">
            <text:p>9,2</text:p>
          </table:table-cell>
          <table:table-cell table:style-name="ce5" office:value-type="float" office:value="63.2" calcext:value-type="float">
            <text:p>63,2</text:p>
          </table:table-cell>
          <table:table-cell table:style-name="ce5" office:value-type="float" office:value="416" calcext:value-type="float">
            <text:p>41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упа «Артек»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68.5" calcext:value-type="float">
            <text:p>68,5</text:p>
          </table:table-cell>
          <table:table-cell table:style-name="ce5" office:value-type="float" office:value="329" calcext:value-type="float">
            <text:p>32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упа «Полтавская»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67.9" calcext:value-type="float">
            <text:p>67,9</text:p>
          </table:table-cell>
          <table:table-cell table:style-name="ce5" office:value-type="float" office:value="329" calcext:value-type="float">
            <text:p>32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упа гречневая продел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9.5" calcext:value-type="float">
            <text:p>9,5</text:p>
          </table:table-cell>
          <table:table-cell table:style-name="ce5" office:value-type="float" office:value="60.4" calcext:value-type="float">
            <text:p>60,4</text:p>
          </table:table-cell>
          <table:table-cell table:style-name="ce5" office:value-type="float" office:value="300" calcext:value-type="float">
            <text:p>30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упа гречневая ядрица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12.6" calcext:value-type="float">
            <text:p>12,6</text:p>
          </table:table-cell>
          <table:table-cell table:style-name="ce5" office:value-type="float" office:value="57.1" calcext:value-type="float">
            <text:p>57,1</text:p>
          </table:table-cell>
          <table:table-cell table:style-name="ce5" office:value-type="float" office:value="308" calcext:value-type="float">
            <text:p>30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упа кукурузная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71" calcext:value-type="float">
            <text:p>71,0</text:p>
          </table:table-cell>
          <table:table-cell table:style-name="ce5" office:value-type="float" office:value="328" calcext:value-type="float">
            <text:p>32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упа манная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70.6" calcext:value-type="float">
            <text:p>70,6</text:p>
          </table:table-cell>
          <table:table-cell table:style-name="ce5" office:value-type="float" office:value="333" calcext:value-type="float">
            <text:p>33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упа овсяная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12.3" calcext:value-type="float">
            <text:p>12,3</text:p>
          </table:table-cell>
          <table:table-cell table:style-name="ce5" office:value-type="float" office:value="59.5" calcext:value-type="float">
            <text:p>59,5</text:p>
          </table:table-cell>
          <table:table-cell table:style-name="ce5" office:value-type="float" office:value="342" calcext:value-type="float">
            <text:p>34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упа перловая ячневая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9.3" calcext:value-type="float">
            <text:p>9,3</text:p>
          </table:table-cell>
          <table:table-cell table:style-name="ce5" office:value-type="float" office:value="66.9" calcext:value-type="float">
            <text:p>66,9</text:p>
          </table:table-cell>
          <table:table-cell table:style-name="ce5" office:value-type="float" office:value="315" calcext:value-type="float">
            <text:p>31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упа пшено шлифованное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66.5" calcext:value-type="float">
            <text:p>66,5</text:p>
          </table:table-cell>
          <table:table-cell table:style-name="ce5" office:value-type="float" office:value="342" calcext:value-type="float">
            <text:p>34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упа рисовая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7" calcext:value-type="float">
            <text:p>7,0</text:p>
          </table:table-cell>
          <table:table-cell table:style-name="ce5" office:value-type="float" office:value="74" calcext:value-type="float">
            <text:p>74,0</text:p>
          </table:table-cell>
          <table:table-cell table:style-name="ce5" office:value-type="float" office:value="333" calcext:value-type="float">
            <text:p>33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упа ячневая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65.4" calcext:value-type="float">
            <text:p>65,4</text:p>
          </table:table-cell>
          <table:table-cell table:style-name="ce5" office:value-type="float" office:value="313" calcext:value-type="float">
            <text:p>31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ус-кус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23.1" calcext:value-type="float">
            <text:p>23,1</text:p>
          </table:table-cell>
          <table:table-cell table:style-name="ce5" office:value-type="float" office:value="111" calcext:value-type="float">
            <text:p>11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Лапша домашняя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60.1" calcext:value-type="float">
            <text:p>60,1</text:p>
          </table:table-cell>
          <table:table-cell table:style-name="ce5" office:value-type="float" office:value="322" calcext:value-type="float">
            <text:p>32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Лапшевник с творогом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20.3" calcext:value-type="float">
            <text:p>20,3</text:p>
          </table:table-cell>
          <table:table-cell table:style-name="ce5" office:value-type="float" office:value="180" calcext:value-type="float">
            <text:p>18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кароны из муки 1 сорта 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11.2" calcext:value-type="float">
            <text:p>11,2</text:p>
          </table:table-cell>
          <table:table-cell table:style-name="ce5" office:value-type="float" office:value="68.4" calcext:value-type="float">
            <text:p>68,4</text:p>
          </table:table-cell>
          <table:table-cell table:style-name="ce5" office:value-type="float" office:value="333" calcext:value-type="float">
            <text:p>33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кароны из муки в/с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70.5" calcext:value-type="float">
            <text:p>70,5</text:p>
          </table:table-cell>
          <table:table-cell table:style-name="ce5" office:value-type="float" office:value="338" calcext:value-type="float">
            <text:p>33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кароны отварные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98" calcext:value-type="float">
            <text:p>9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кароны отварные с жиром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19" calcext:value-type="float">
            <text:p>19,0</text:p>
          </table:table-cell>
          <table:table-cell table:style-name="ce5" office:value-type="float" office:value="135" calcext:value-type="float">
            <text:p>13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кароны яичные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1.3" calcext:value-type="float">
            <text:p>11,3</text:p>
          </table:table-cell>
          <table:table-cell table:style-name="ce5" office:value-type="float" office:value="69.6" calcext:value-type="float">
            <text:p>69,6</text:p>
          </table:table-cell>
          <table:table-cell table:style-name="ce5" office:value-type="float" office:value="342" calcext:value-type="float">
            <text:p>34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кароны, запеченные с яйцом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4.6" calcext:value-type="float">
            <text:p>4,6</text:p>
          </table:table-cell>
          <table:table-cell table:style-name="ce5" office:value-type="float" office:value="14.8" calcext:value-type="float">
            <text:p>14,8</text:p>
          </table:table-cell>
          <table:table-cell table:style-name="ce5" office:value-type="float" office:value="152" calcext:value-type="float">
            <text:p>15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ука 1 сорта из зерна твердой пшеницы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1.1" calcext:value-type="float">
            <text:p>11,1</text:p>
          </table:table-cell>
          <table:table-cell table:style-name="ce5" office:value-type="float" office:value="67.8" calcext:value-type="float">
            <text:p>67,8</text:p>
          </table:table-cell>
          <table:table-cell table:style-name="ce5" office:value-type="float" office:value="329" calcext:value-type="float">
            <text:p>32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ука 1 сорта из муки высшего сорта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0.6" calcext:value-type="float">
            <text:p>10,6</text:p>
          </table:table-cell>
          <table:table-cell table:style-name="ce5" office:value-type="float" office:value="69" calcext:value-type="float">
            <text:p>69,0</text:p>
          </table:table-cell>
          <table:table-cell table:style-name="ce5" office:value-type="float" office:value="330" calcext:value-type="float">
            <text:p>33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ука 2 сорта из муки 1 сорта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11.6" calcext:value-type="float">
            <text:p>11,6</text:p>
          </table:table-cell>
          <table:table-cell table:style-name="ce5" office:value-type="float" office:value="64.8" calcext:value-type="float">
            <text:p>64,8</text:p>
          </table:table-cell>
          <table:table-cell table:style-name="ce5" office:value-type="float" office:value="322" calcext:value-type="float">
            <text:p>32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ука высшего сорта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69.9" calcext:value-type="float">
            <text:p>69,9</text:p>
          </table:table-cell>
          <table:table-cell table:style-name="ce5" office:value-type="float" office:value="334" calcext:value-type="float">
            <text:p>33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ука кукурузная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7.2" calcext:value-type="float">
            <text:p>7,2</text:p>
          </table:table-cell>
          <table:table-cell table:style-name="ce5" office:value-type="float" office:value="72.1" calcext:value-type="float">
            <text:p>72,1</text:p>
          </table:table-cell>
          <table:table-cell table:style-name="ce5" office:value-type="float" office:value="331" calcext:value-type="float">
            <text:p>33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ука обдирная ржаная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61.8" calcext:value-type="float">
            <text:p>61,8</text:p>
          </table:table-cell>
          <table:table-cell table:style-name="ce5" office:value-type="float" office:value="298" calcext:value-type="float">
            <text:p>29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ука обойная из муки 2 сорта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61.5" calcext:value-type="float">
            <text:p>61,5</text:p>
          </table:table-cell>
          <table:table-cell table:style-name="ce5" office:value-type="float" office:value="312" calcext:value-type="float">
            <text:p>31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всяная каша на молоке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13.8" calcext:value-type="float">
            <text:p>13,8</text:p>
          </table:table-cell>
          <table:table-cell table:style-name="ce5" office:value-type="float" office:value="84" calcext:value-type="float">
            <text:p>8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ладьи из муки 1 сорта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31.6" calcext:value-type="float">
            <text:p>31,6</text:p>
          </table:table-cell>
          <table:table-cell table:style-name="ce5" office:value-type="float" office:value="213" calcext:value-type="float">
            <text:p>21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тварной белый рис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24.9" calcext:value-type="float">
            <text:p>24,9</text:p>
          </table:table-cell>
          <table:table-cell table:style-name="ce5" office:value-type="float" office:value="116" calcext:value-type="float">
            <text:p>11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тварной дикий рис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21.1" calcext:value-type="float">
            <text:p>21,1</text:p>
          </table:table-cell>
          <table:table-cell table:style-name="ce5" office:value-type="float" office:value="100" calcext:value-type="float">
            <text:p>10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тварной коричневый рис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22.8" calcext:value-type="float">
            <text:p>22,8</text:p>
          </table:table-cell>
          <table:table-cell table:style-name="ce5" office:value-type="float" office:value="110" calcext:value-type="float">
            <text:p>11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ампушки с чесноком из муки 1 сорта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58.8" calcext:value-type="float">
            <text:p>58,8</text:p>
          </table:table-cell>
          <table:table-cell table:style-name="ce5" office:value-type="float" office:value="299" calcext:value-type="float">
            <text:p>29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еченье сахарное из муки 1 сорта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73.1" calcext:value-type="float">
            <text:p>73,1</text:p>
          </table:table-cell>
          <table:table-cell table:style-name="ce5" office:value-type="float" office:value="407" calcext:value-type="float">
            <text:p>40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еченье сахарное из муки высшего сорта</text:p>
          </table:table-cell>
          <table:table-cell table:style-name="ce5" office:value-type="float" office:value="9.8" calcext:value-type="float">
            <text:p>9,8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74.4" calcext:value-type="float">
            <text:p>74,4</text:p>
          </table:table-cell>
          <table:table-cell table:style-name="ce5" office:value-type="float" office:value="417" calcext:value-type="float">
            <text:p>41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еченье сдобное из муки высшего сорта</text:p>
          </table:table-cell>
          <table:table-cell table:style-name="ce5" office:value-type="float" office:value="16.8" calcext:value-type="float">
            <text:p>16,8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68.5" calcext:value-type="float">
            <text:p>68,5</text:p>
          </table:table-cell>
          <table:table-cell table:style-name="ce5" office:value-type="float" office:value="451" calcext:value-type="float">
            <text:p>45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ирожки печеные простые из муки 1 сорта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33.2" calcext:value-type="float">
            <text:p>33,2</text:p>
          </table:table-cell>
          <table:table-cell table:style-name="ce5" office:value-type="float" office:value="250" calcext:value-type="float">
            <text:p>25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ряники сырцовые из муки высшего сорта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75.6" calcext:value-type="float">
            <text:p>75,6</text:p>
          </table:table-cell>
          <table:table-cell table:style-name="ce5" office:value-type="float" office:value="346" calcext:value-type="float">
            <text:p>34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удинг рисовый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32" calcext:value-type="float">
            <text:p>32,0</text:p>
          </table:table-cell>
          <table:table-cell table:style-name="ce5" office:value-type="float" office:value="202" calcext:value-type="float">
            <text:p>20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ожки к чаю из муки высшего сорта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8.4" calcext:value-type="float">
            <text:p>8,4</text:p>
          </table:table-cell>
          <table:table-cell table:style-name="ce5" office:value-type="float" office:value="56.8" calcext:value-type="float">
            <text:p>56,8</text:p>
          </table:table-cell>
          <table:table-cell table:style-name="ce5" office:value-type="float" office:value="312" calcext:value-type="float">
            <text:p>31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доба обыкновенная из муки 1 сорта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8.1" calcext:value-type="float">
            <text:p>8,1</text:p>
          </table:table-cell>
          <table:table-cell table:style-name="ce5" office:value-type="float" office:value="54.9" calcext:value-type="float">
            <text:p>54,9</text:p>
          </table:table-cell>
          <table:table-cell table:style-name="ce5" office:value-type="float" office:value="301" calcext:value-type="float">
            <text:p>30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емя льна</text:p>
          </table:table-cell>
          <table:table-cell table:style-name="ce5" office:value-type="float" office:value="42.2" calcext:value-type="float">
            <text:p>42,2</text:p>
          </table:table-cell>
          <table:table-cell table:style-name="ce5" office:value-type="float" office:value="18.3" calcext:value-type="float">
            <text:p>18,3</text:p>
          </table:table-cell>
          <table:table-cell table:style-name="ce5" office:value-type="float" office:value="28.9" calcext:value-type="float">
            <text:p>28,9</text:p>
          </table:table-cell>
          <table:table-cell table:style-name="ce5" office:value-type="float" office:value="534" calcext:value-type="float">
            <text:p>53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ломка сладкая из муки 1 сорта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69.3" calcext:value-type="float">
            <text:p>69,3</text:p>
          </table:table-cell>
          <table:table-cell table:style-name="ce5" office:value-type="float" office:value="372" calcext:value-type="float">
            <text:p>37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уп харчо с мясом и рисом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75" calcext:value-type="float">
            <text:p>7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уп перловый с грибами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43" calcext:value-type="float">
            <text:p>4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уп пшенный с мясом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57" calcext:value-type="float">
            <text:p>5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уп рисовый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38" calcext:value-type="float">
            <text:p>3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уп-пюре из рисовой крупы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48" calcext:value-type="float">
            <text:p>4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ухари сливочные из муки высшего сорта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66.7" calcext:value-type="float">
            <text:p>66,7</text:p>
          </table:table-cell>
          <table:table-cell table:style-name="ce5" office:value-type="float" office:value="399" calcext:value-type="float">
            <text:p>39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ушки простые из муки 1 сорта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0.9" calcext:value-type="float">
            <text:p>10,9</text:p>
          </table:table-cell>
          <table:table-cell table:style-name="ce5" office:value-type="float" office:value="68.8" calcext:value-type="float">
            <text:p>68,8</text:p>
          </table:table-cell>
          <table:table-cell table:style-name="ce5" office:value-type="float" office:value="331" calcext:value-type="float">
            <text:p>33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ушки простые из муки высшего сорта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10.7" calcext:value-type="float">
            <text:p>10,7</text:p>
          </table:table-cell>
          <table:table-cell table:style-name="ce5" office:value-type="float" office:value="71.2" calcext:value-type="float">
            <text:p>71,2</text:p>
          </table:table-cell>
          <table:table-cell table:style-name="ce5" office:value-type="float" office:value="339" calcext:value-type="float">
            <text:p>33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Хлеб зерновой (мука в/с и зерно дробленое)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45.1" calcext:value-type="float">
            <text:p>45,1</text:p>
          </table:table-cell>
          <table:table-cell table:style-name="ce5" office:value-type="float" office:value="228" calcext:value-type="float">
            <text:p>22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Хлеб паляница из муки 1 сорта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49.9" calcext:value-type="float">
            <text:p>49,9</text:p>
          </table:table-cell>
          <table:table-cell table:style-name="ce5" office:value-type="float" office:value="243" calcext:value-type="float">
            <text:p>24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Хлеб подовый (из обдирной ржаной муки)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39.9" calcext:value-type="float">
            <text:p>39,9</text:p>
          </table:table-cell>
          <table:table-cell table:style-name="ce5" office:value-type="float" office:value="197" calcext:value-type="float">
            <text:p>19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Хлеб подовый (из сеяной ржаной муки)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44.8" calcext:value-type="float">
            <text:p>44,8</text:p>
          </table:table-cell>
          <table:table-cell table:style-name="ce5" office:value-type="float" office:value="210" calcext:value-type="float">
            <text:p>21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Хлеб подовый из муки 2 сорта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45.2" calcext:value-type="float">
            <text:p>45,2</text:p>
          </table:table-cell>
          <table:table-cell table:style-name="ce5" office:value-type="float" office:value="228" calcext:value-type="float">
            <text:p>22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Хлеб подовый из обойной муки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40.1" calcext:value-type="float">
            <text:p>40,1</text:p>
          </table:table-cell>
          <table:table-cell table:style-name="ce5" office:value-type="float" office:value="208" calcext:value-type="float">
            <text:p>20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Хлеб пшеничный подовый из муки 1 сорта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48.3" calcext:value-type="float">
            <text:p>48,3</text:p>
          </table:table-cell>
          <table:table-cell table:style-name="ce5" office:value-type="float" office:value="235" calcext:value-type="float">
            <text:p>23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Хлеб соловецкий (мука 1 и 2 сорта)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47.9" calcext:value-type="float">
            <text:p>47,9</text:p>
          </table:table-cell>
          <table:table-cell table:style-name="ce5" office:value-type="float" office:value="237" calcext:value-type="float">
            <text:p>23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Хлеб формовой (из обойной ржаной муки)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33.4" calcext:value-type="float">
            <text:p>33,4</text:p>
          </table:table-cell>
          <table:table-cell table:style-name="ce5" office:value-type="float" office:value="174" calcext:value-type="float">
            <text:p>17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Хлопья «Геркулес» овсяные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12.3" calcext:value-type="float">
            <text:p>12,3</text:p>
          </table:table-cell>
          <table:table-cell table:style-name="ce5" office:value-type="float" office:value="61.8" calcext:value-type="float">
            <text:p>61,8</text:p>
          </table:table-cell>
          <table:table-cell table:style-name="ce5" office:value-type="float" office:value="352" calcext:value-type="float">
            <text:p>35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Агар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12" calcext:value-type="float">
            <text:p>1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афли с жировыми начинками</text:p>
          </table:table-cell>
          <table:table-cell table:style-name="ce5" office:value-type="float" office:value="30.6" calcext:value-type="float">
            <text:p>30,6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62.5" calcext:value-type="float">
            <text:p>62,5</text:p>
          </table:table-cell>
          <table:table-cell table:style-name="ce5" office:value-type="float" office:value="542" calcext:value-type="float">
            <text:p>54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афли с фруктово-ягодными начинками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77.3" calcext:value-type="float">
            <text:p>77,3</text:p>
          </table:table-cell>
          <table:table-cell table:style-name="ce5" office:value-type="float" office:value="354" calcext:value-type="float">
            <text:p>35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лазурь жировая</text:p>
          </table:table-cell>
          <table:table-cell table:style-name="ce5" office:value-type="float" office:value="37.2" calcext:value-type="float">
            <text:p>37,2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48.9" calcext:value-type="float">
            <text:p>48,9</text:p>
          </table:table-cell>
          <table:table-cell table:style-name="ce5" office:value-type="float" office:value="547" calcext:value-type="float">
            <text:p>54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лазурь шоколадная</text:p>
          </table:table-cell>
          <table:table-cell table:style-name="ce5" office:value-type="float" office:value="34.5" calcext:value-type="float">
            <text:p>34,5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52.5" calcext:value-type="float">
            <text:p>52,5</text:p>
          </table:table-cell>
          <table:table-cell table:style-name="ce5" office:value-type="float" office:value="542" calcext:value-type="float">
            <text:p>54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Драже сахарное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97.7" calcext:value-type="float">
            <text:p>97,7</text:p>
          </table:table-cell>
          <table:table-cell table:style-name="ce5" office:value-type="float" office:value="393" calcext:value-type="float">
            <text:p>39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Зeфир, глазированный шоколадом</text:p>
          </table:table-cell>
          <table:table-cell table:style-name="ce5" office:value-type="float" office:value="12.3" calcext:value-type="float">
            <text:p>12,3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68.4" calcext:value-type="float">
            <text:p>68,4</text:p>
          </table:table-cell>
          <table:table-cell table:style-name="ce5" office:value-type="float" office:value="396" calcext:value-type="float">
            <text:p>39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Зефир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79.8" calcext:value-type="float">
            <text:p>79,8</text:p>
          </table:table-cell>
          <table:table-cell table:style-name="ce5" office:value-type="float" office:value="326" calcext:value-type="float">
            <text:p>32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Ирис полутвердый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81.5" calcext:value-type="float">
            <text:p>81,5</text:p>
          </table:table-cell>
          <table:table-cell table:style-name="ce5" office:value-type="float" office:value="408" calcext:value-type="float">
            <text:p>40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Ирис тираженный с орехом</text:p>
          </table:table-cell>
          <table:table-cell table:style-name="ce5" office:value-type="float" office:value="15.9" calcext:value-type="float">
            <text:p>15,9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68.2" calcext:value-type="float">
            <text:p>68,2</text:p>
          </table:table-cell>
          <table:table-cell table:style-name="ce5" office:value-type="float" office:value="443" calcext:value-type="float">
            <text:p>44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као велла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147" calcext:value-type="float">
            <text:p>14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као тертое</text:p>
          </table:table-cell>
          <table:table-cell table:style-name="ce5" office:value-type="float" office:value="49.4" calcext:value-type="float">
            <text:p>49,4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559" calcext:value-type="float">
            <text:p>55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као-порошок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24.3" calcext:value-type="float">
            <text:p>24,3</text:p>
          </table:table-cell>
          <table:table-cell table:style-name="ce5" office:value-type="float" office:value="10.2" calcext:value-type="float">
            <text:p>10,2</text:p>
          </table:table-cell>
          <table:table-cell table:style-name="ce5" office:value-type="float" office:value="289" calcext:value-type="float">
            <text:p>28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рамель глазированная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92.9" calcext:value-type="float">
            <text:p>92,9</text:p>
          </table:table-cell>
          <table:table-cell table:style-name="ce5" office:value-type="float" office:value="378" calcext:value-type="float">
            <text:p>37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рамель леденцовая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95.8" calcext:value-type="float">
            <text:p>95,8</text:p>
          </table:table-cell>
          <table:table-cell table:style-name="ce5" office:value-type="float" office:value="384" calcext:value-type="float">
            <text:p>38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рамель с молочной начинкой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91.2" calcext:value-type="float">
            <text:p>91,2</text:p>
          </table:table-cell>
          <table:table-cell table:style-name="ce5" office:value-type="float" office:value="377" calcext:value-type="float">
            <text:p>37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рамель с фруктово-ягодной начинкой</text:p>
          </table:table-cell>
          <table:table-cell table:number-columns-repeated="2" table:style-name="ce5" office:value-type="float" office:value="0.1" calcext:value-type="float">
            <text:p>0,1</text:p>
          </table:table-cell>
          <table:table-cell table:style-name="ce5" office:value-type="float" office:value="92.4" calcext:value-type="float">
            <text:p>92,4</text:p>
          </table:table-cell>
          <table:table-cell table:style-name="ce5" office:value-type="float" office:value="371" calcext:value-type="float">
            <text:p>37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рамель с шоколадно-ореховой начинкой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87.1" calcext:value-type="float">
            <text:p>87,1</text:p>
          </table:table-cell>
          <table:table-cell table:style-name="ce5" office:value-type="float" office:value="427" calcext:value-type="float">
            <text:p>42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феты помадные</text:p>
          </table:table-cell>
          <table:table-cell table:style-name="ce5" office:value-type="float" office:value="16.2" calcext:value-type="float">
            <text:p>16,2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70.9" calcext:value-type="float">
            <text:p>70,9</text:p>
          </table:table-cell>
          <table:table-cell table:style-name="ce5" office:value-type="float" office:value="445" calcext:value-type="float">
            <text:p>44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феты шоколадные</text:p>
          </table:table-cell>
          <table:table-cell table:style-name="ce5" office:value-type="float" office:value="26.3" calcext:value-type="float">
            <text:p>26,3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59.2" calcext:value-type="float">
            <text:p>59,2</text:p>
          </table:table-cell>
          <table:table-cell table:style-name="ce5" office:value-type="float" office:value="491" calcext:value-type="float">
            <text:p>49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ахмал картофельн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78.2" calcext:value-type="float">
            <text:p>78,2</text:p>
          </table:table-cell>
          <table:table-cell table:style-name="ce5" office:value-type="float" office:value="313" calcext:value-type="float">
            <text:p>31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ахмал кукурузный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83.5" calcext:value-type="float">
            <text:p>83,5</text:p>
          </table:table-cell>
          <table:table-cell table:style-name="ce5" office:value-type="float" office:value="343" calcext:value-type="float">
            <text:p>34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рмелад желейный</text:p>
          </table:table-cell>
          <table:table-cell table:style-name="ce5" office:value-type="float" office:value="9.2" calcext:value-type="float">
            <text:p>9,2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64.2" calcext:value-type="float">
            <text:p>64,2</text:p>
          </table:table-cell>
          <table:table-cell table:style-name="ce5" office:value-type="float" office:value="349" calcext:value-type="float">
            <text:p>34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ед пчелин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79.4" calcext:value-type="float">
            <text:p>79,4</text:p>
          </table:table-cell>
          <table:table-cell table:style-name="ce5" office:value-type="float" office:value="321" calcext:value-type="float">
            <text:p>32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ука из зародышей пшеницы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80.3" calcext:value-type="float">
            <text:p>80,3</text:p>
          </table:table-cell>
          <table:table-cell table:style-name="ce5" office:value-type="float" office:value="328" calcext:value-type="float">
            <text:p>32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астила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33.8" calcext:value-type="float">
            <text:p>33,8</text:p>
          </table:table-cell>
          <table:table-cell table:style-name="ce5" office:value-type="float" office:value="32.7" calcext:value-type="float">
            <text:p>32,7</text:p>
          </table:table-cell>
          <table:table-cell table:style-name="ce5" office:value-type="float" office:value="335" calcext:value-type="float">
            <text:p>33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астила, глазированная шоколадом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80" calcext:value-type="float">
            <text:p>80,0</text:p>
          </table:table-cell>
          <table:table-cell table:style-name="ce5" office:value-type="float" office:value="324" calcext:value-type="float">
            <text:p>32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атока кукурузная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70.9" calcext:value-type="float">
            <text:p>70,9</text:p>
          </table:table-cell>
          <table:table-cell table:style-name="ce5" office:value-type="float" office:value="402" calcext:value-type="float">
            <text:p>40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ектин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78.3" calcext:value-type="float">
            <text:p>78,3</text:p>
          </table:table-cell>
          <table:table-cell table:style-name="ce5" office:value-type="float" office:value="316" calcext:value-type="float">
            <text:p>31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ирожное бисквитное с белковым кремом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9.3" calcext:value-type="float">
            <text:p>9,3</text:p>
          </table:table-cell>
          <table:table-cell table:style-name="ce5" office:value-type="float" office:value="52" calcext:value-type="float">
            <text:p>5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ирожное вафельное молочное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4.4" calcext:value-type="float">
            <text:p>4,4</text:p>
          </table:table-cell>
          <table:table-cell table:style-name="ce5" office:value-type="float" office:value="63.1" calcext:value-type="float">
            <text:p>63,1</text:p>
          </table:table-cell>
          <table:table-cell table:style-name="ce5" office:value-type="float" office:value="336" calcext:value-type="float">
            <text:p>33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ирожное воздушное с кремом</text:p>
          </table:table-cell>
          <table:table-cell table:style-name="ce5" office:value-type="float" office:value="36.7" calcext:value-type="float">
            <text:p>36,7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55.3" calcext:value-type="float">
            <text:p>55,3</text:p>
          </table:table-cell>
          <table:table-cell table:style-name="ce5" office:value-type="float" office:value="572" calcext:value-type="float">
            <text:p>57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ирожное заварное с кремом (трубочка)</text:p>
          </table:table-cell>
          <table:table-cell table:style-name="ce5" office:value-type="float" office:value="20.8" calcext:value-type="float">
            <text:p>20,8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60.5" calcext:value-type="float">
            <text:p>60,5</text:p>
          </table:table-cell>
          <table:table-cell table:style-name="ce5" office:value-type="float" office:value="440" calcext:value-type="float">
            <text:p>44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ирожное крошковое</text:p>
          </table:table-cell>
          <table:table-cell table:style-name="ce5" office:value-type="float" office:value="24.5" calcext:value-type="float">
            <text:p>24,5</text:p>
          </table:table-cell>
          <table:table-cell table:style-name="ce5" office:value-type="float" office:value="4.4" calcext:value-type="float">
            <text:p>4,4</text:p>
          </table:table-cell>
          <table:table-cell table:style-name="ce5" office:value-type="float" office:value="48.8" calcext:value-type="float">
            <text:p>48,8</text:p>
          </table:table-cell>
          <table:table-cell table:style-name="ce5" office:value-type="float" office:value="433" calcext:value-type="float">
            <text:p>43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ирожное миндальное</text:p>
          </table:table-cell>
          <table:table-cell table:style-name="ce5" office:value-type="float" office:value="19.4" calcext:value-type="float">
            <text:p>19,4</text:p>
          </table:table-cell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47.5" calcext:value-type="float">
            <text:p>47,5</text:p>
          </table:table-cell>
          <table:table-cell table:style-name="ce5" office:value-type="float" office:value="388" calcext:value-type="float">
            <text:p>38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ирожное песочное с кремом</text:p>
          </table:table-cell>
          <table:table-cell table:style-name="ce5" office:value-type="float" office:value="16.2" calcext:value-type="float">
            <text:p>16,2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63.2" calcext:value-type="float">
            <text:p>63,2</text:p>
          </table:table-cell>
          <table:table-cell table:style-name="ce5" office:value-type="float" office:value="433" calcext:value-type="float">
            <text:p>43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ирожное слоеное с белковым кремом</text:p>
          </table:table-cell>
          <table:table-cell table:style-name="ce5" office:value-type="float" office:value="28.2" calcext:value-type="float">
            <text:p>28,2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52.1" calcext:value-type="float">
            <text:p>52,1</text:p>
          </table:table-cell>
          <table:table-cell table:style-name="ce5" office:value-type="float" office:value="485" calcext:value-type="float">
            <text:p>48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литки кондитерские</text:p>
          </table:table-cell>
          <table:table-cell table:style-name="ce5" office:value-type="float" office:value="26" calcext:value-type="float">
            <text:p>26,0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50.6" calcext:value-type="float">
            <text:p>50,6</text:p>
          </table:table-cell>
          <table:table-cell table:style-name="ce5" office:value-type="float" office:value="461" calcext:value-type="float">
            <text:p>46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литки кондитерские сладкие</text:p>
          </table:table-cell>
          <table:table-cell table:style-name="ce5" office:value-type="float" office:value="34.6" calcext:value-type="float">
            <text:p>34,6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48.1" calcext:value-type="float">
            <text:p>48,1</text:p>
          </table:table-cell>
          <table:table-cell table:style-name="ce5" office:value-type="float" office:value="537" calcext:value-type="float">
            <text:p>53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видло морковное</text:p>
          </table:table-cell>
          <table:table-cell table:style-name="ce5" office:value-type="float" office:value="34.2" calcext:value-type="float">
            <text:p>34,2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54.5" calcext:value-type="float">
            <text:p>54,5</text:p>
          </table:table-cell>
          <table:table-cell table:style-name="ce5" office:value-type="float" office:value="552" calcext:value-type="float">
            <text:p>55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дварка апельсиновая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65.8" calcext:value-type="float">
            <text:p>65,8</text:p>
          </table:table-cell>
          <table:table-cell table:style-name="ce5" office:value-type="float" office:value="282" calcext:value-type="float">
            <text:p>28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дварка кабачкова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66.3" calcext:value-type="float">
            <text:p>66,3</text:p>
          </table:table-cell>
          <table:table-cell table:style-name="ce5" office:value-type="float" office:value="268" calcext:value-type="float">
            <text:p>26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дварка морковна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67.2" calcext:value-type="float">
            <text:p>67,2</text:p>
          </table:table-cell>
          <table:table-cell table:style-name="ce5" office:value-type="float" office:value="272" calcext:value-type="float">
            <text:p>27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дварка свекольная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65.8" calcext:value-type="float">
            <text:p>65,8</text:p>
          </table:table-cell>
          <table:table-cell table:style-name="ce5" office:value-type="float" office:value="271" calcext:value-type="float">
            <text:p>27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ралине с ржаной муко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65.9" calcext:value-type="float">
            <text:p>65,9</text:p>
          </table:table-cell>
          <table:table-cell table:style-name="ce5" office:value-type="float" office:value="269" calcext:value-type="float">
            <text:p>26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ралине с соевой мукой (*раффинозы и стахиозы менее 0,3%)</text:p>
          </table:table-cell>
          <table:table-cell table:style-name="ce5" office:value-type="float" office:value="37.7" calcext:value-type="float">
            <text:p>37,7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52" calcext:value-type="float">
            <text:p>52,0</text:p>
          </table:table-cell>
          <table:table-cell table:style-name="ce5" office:value-type="float" office:value="567" calcext:value-type="float">
            <text:p>56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ожь молотая жареная</text:p>
          </table:table-cell>
          <table:table-cell table:style-name="ce5" office:value-type="float" office:value="32.2" calcext:value-type="float">
            <text:p>32,2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51.2" calcext:value-type="float">
            <text:p>51,2</text:p>
          </table:table-cell>
          <table:table-cell table:style-name="ce5" office:value-type="float" office:value="535" calcext:value-type="float">
            <text:p>53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ом-баба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68.7" calcext:value-type="float">
            <text:p>68,7</text:p>
          </table:table-cell>
          <table:table-cell table:style-name="ce5" office:value-type="float" office:value="322" calcext:value-type="float">
            <text:p>32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улет бисквитный (производства "Рошен")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60.6" calcext:value-type="float">
            <text:p>60,6</text:p>
          </table:table-cell>
          <table:table-cell table:style-name="ce5" office:value-type="float" office:value="291" calcext:value-type="float">
            <text:p>29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ахар-песок</text:p>
          </table:table-cell>
          <table:table-cell table:style-name="ce5" office:value-type="float" office:value="16.3" calcext:value-type="float">
            <text:p>16,3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54.1" calcext:value-type="float">
            <text:p>54,1</text:p>
          </table:table-cell>
          <table:table-cell table:style-name="ce5" office:value-type="float" office:value="380" calcext:value-type="float">
            <text:p>38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ахар-рафинад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99.9" calcext:value-type="float">
            <text:p>99,9</text:p>
          </table:table-cell>
          <table:table-cell table:style-name="ce5" office:value-type="float" office:value="387" calcext:value-type="float">
            <text:p>38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ироп из шиповника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99.9" calcext:value-type="float">
            <text:p>99,9</text:p>
          </table:table-cell>
          <table:table-cell table:style-name="ce5" office:value-type="float" office:value="400" calcext:value-type="float">
            <text:p>40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орт бисквитный с фруктовой начинко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70.5" calcext:value-type="float">
            <text:p>70,5</text:p>
          </table:table-cell>
          <table:table-cell table:style-name="ce5" office:value-type="float" office:value="285" calcext:value-type="float">
            <text:p>28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орт миндальный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61.3" calcext:value-type="float">
            <text:p>61,3</text:p>
          </table:table-cell>
          <table:table-cell table:style-name="ce5" office:value-type="float" office:value="285" calcext:value-type="float">
            <text:p>28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орт слоеный</text:p>
          </table:table-cell>
          <table:table-cell table:style-name="ce5" office:value-type="float" office:value="28.7" calcext:value-type="float">
            <text:p>28,7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44.6" calcext:value-type="float">
            <text:p>44,6</text:p>
          </table:table-cell>
          <table:table-cell table:style-name="ce5" office:value-type="float" office:value="468" calcext:value-type="float">
            <text:p>46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Фосфатидный концентрат соевый</text:p>
          </table:table-cell>
          <table:table-cell table:style-name="ce5" office:value-type="float" office:value="37.7" calcext:value-type="float">
            <text:p>37,7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42.2" calcext:value-type="float">
            <text:p>42,2</text:p>
          </table:table-cell>
          <table:table-cell table:style-name="ce5" office:value-type="float" office:value="542" calcext:value-type="float">
            <text:p>54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Халва тахинно-арахисовая</text:p>
          </table:table-cell>
          <table:table-cell table:style-name="ce5" office:value-type="float" office:value="93.7" calcext:value-type="float">
            <text:p>93,7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843" calcext:value-type="float">
            <text:p>84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Халва тахинно-шоколадная</text:p>
          </table:table-cell>
          <table:table-cell table:style-name="ce5" office:value-type="float" office:value="29.2" calcext:value-type="float">
            <text:p>29,2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47" calcext:value-type="float">
            <text:p>47,0</text:p>
          </table:table-cell>
          <table:table-cell table:style-name="ce5" office:value-type="float" office:value="502" calcext:value-type="float">
            <text:p>50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Цукаты морковные</text:p>
          </table:table-cell>
          <table:table-cell table:style-name="ce5" office:value-type="float" office:value="28.1" calcext:value-type="float">
            <text:p>28,1</text:p>
          </table:table-cell>
          <table:table-cell table:style-name="ce5" office:value-type="float" office:value="12.8" calcext:value-type="float">
            <text:p>12,8</text:p>
          </table:table-cell>
          <table:table-cell table:style-name="ce5" office:value-type="float" office:value="48.4" calcext:value-type="float">
            <text:p>48,4</text:p>
          </table:table-cell>
          <table:table-cell table:style-name="ce5" office:value-type="float" office:value="498" calcext:value-type="float">
            <text:p>49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Чурчхела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70.5" calcext:value-type="float">
            <text:p>70,5</text:p>
          </table:table-cell>
          <table:table-cell table:style-name="ce5" office:value-type="float" office:value="300" calcext:value-type="float">
            <text:p>30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Шикозин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410" calcext:value-type="float">
            <text:p>41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Шоколад молочно-ореховый</text:p>
          </table:table-cell>
          <table:table-cell table:style-name="ce5" office:value-type="float" office:value="99.6" calcext:value-type="float">
            <text:p>99,6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897" calcext:value-type="float">
            <text:p>89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Шоколад молочно-ореховый с изюмом</text:p>
          </table:table-cell>
          <table:table-cell table:style-name="ce5" office:value-type="float" office:value="33.9" calcext:value-type="float">
            <text:p>33,9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51.3" calcext:value-type="float">
            <text:p>51,3</text:p>
          </table:table-cell>
          <table:table-cell table:style-name="ce5" office:value-type="float" office:value="542" calcext:value-type="float">
            <text:p>54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Шоколад горький</text:p>
          </table:table-cell>
          <table:table-cell table:style-name="ce5" office:value-type="float" office:value="30.3" calcext:value-type="float">
            <text:p>30,3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48.2" calcext:value-type="float">
            <text:p>48,2</text:p>
          </table:table-cell>
          <table:table-cell table:style-name="ce5" office:value-type="float" office:value="500" calcext:value-type="float">
            <text:p>50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Шоколад молочный</text:p>
          </table:table-cell>
          <table:table-cell table:style-name="ce5" office:value-type="float" office:value="35.4" calcext:value-type="float">
            <text:p>35,4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48.2" calcext:value-type="float">
            <text:p>48,2</text:p>
          </table:table-cell>
          <table:table-cell table:style-name="ce5" office:value-type="float" office:value="539" calcext:value-type="float">
            <text:p>53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Шоколад ореховый</text:p>
          </table:table-cell>
          <table:table-cell table:style-name="ce5" office:value-type="float" office:value="34.7" calcext:value-type="float">
            <text:p>34,7</text:p>
          </table:table-cell>
          <table:table-cell table:style-name="ce5" office:value-type="float" office:value="9.8" calcext:value-type="float">
            <text:p>9,8</text:p>
          </table:table-cell>
          <table:table-cell table:style-name="ce5" office:value-type="float" office:value="50.4" calcext:value-type="float">
            <text:p>50,4</text:p>
          </table:table-cell>
          <table:table-cell table:style-name="ce5" office:value-type="float" office:value="554" calcext:value-type="float">
            <text:p>55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Шоколад полугорький</text:p>
          </table:table-cell>
          <table:table-cell table:style-name="ce5" office:value-type="float" office:value="33.8" calcext:value-type="float">
            <text:p>33,8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49.7" calcext:value-type="float">
            <text:p>49,7</text:p>
          </table:table-cell>
          <table:table-cell table:style-name="ce5" office:value-type="float" office:value="534" calcext:value-type="float">
            <text:p>53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Шоколад сладкий</text:p>
          </table:table-cell>
          <table:table-cell table:style-name="ce5" office:value-type="float" office:value="35.4" calcext:value-type="float">
            <text:p>35,4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52.5" calcext:value-type="float">
            <text:p>52,5</text:p>
          </table:table-cell>
          <table:table-cell table:style-name="ce5" office:value-type="float" office:value="549" calcext:value-type="float">
            <text:p>54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Шоколад сливочный</text:p>
          </table:table-cell>
          <table:table-cell table:style-name="ce5" office:value-type="float" office:value="34" calcext:value-type="float">
            <text:p>34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57.6" calcext:value-type="float">
            <text:p>57,6</text:p>
          </table:table-cell>
          <table:table-cell table:style-name="ce5" office:value-type="float" office:value="550" calcext:value-type="float">
            <text:p>55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Шоколадная паста</text:p>
          </table:table-cell>
          <table:table-cell table:style-name="ce5" office:value-type="float" office:value="35.5" calcext:value-type="float">
            <text:p>35,5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53.7" calcext:value-type="float">
            <text:p>53,7</text:p>
          </table:table-cell>
          <table:table-cell table:style-name="ce5" office:value-type="float" office:value="560" calcext:value-type="float">
            <text:p>56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Cливки пастеризованные 20,0% жирности</text:p>
          </table:table-cell>
          <table:table-cell table:style-name="ce5" office:value-type="float" office:value="30.6" calcext:value-type="float">
            <text:p>30,6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56.6" calcext:value-type="float">
            <text:p>56,6</text:p>
          </table:table-cell>
          <table:table-cell table:style-name="ce5" office:value-type="float" office:value="536" calcext:value-type="float">
            <text:p>53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ри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77" calcext:value-type="float">
            <text:p>7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аренец 2,5% жирности</text:p>
          </table:table-cell>
          <table:table-cell table:style-name="ce5" office:value-type="float" office:value="66" calcext:value-type="float">
            <text:p>66,0</text:p>
          </table:table-cell>
          <table:table-cell table:style-name="ce5" office:value-type="float" office:value="50" calcext:value-type="float">
            <text:p>5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802" calcext:value-type="float">
            <text:p>80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ауда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53" calcext:value-type="float">
            <text:p>5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Дор Блю</text:p>
          </table:table-cell>
          <table:table-cell table:style-name="ce5" office:value-type="float" office:value="27" calcext:value-type="float">
            <text:p>27,0</text:p>
          </table:table-cell>
          <table:table-cell table:style-name="ce5" office:value-type="float" office:value="25" calcext:value-type="float">
            <text:p>25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356" calcext:value-type="float">
            <text:p>35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Йогурт плодово-ягодный, 1,5% жирности</text:p>
          </table:table-cell>
          <table:table-cell table:style-name="ce5" office:value-type="float" office:value="29" calcext:value-type="float">
            <text:p>29,0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353" calcext:value-type="float">
            <text:p>35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Йогурт сладкий 3,2% жирности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14.3" calcext:value-type="float">
            <text:p>14,3</text:p>
          </table:table-cell>
          <table:table-cell table:style-name="ce5" office:value-type="float" office:value="90" calcext:value-type="float">
            <text:p>9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као со сгущенным молоком и сахаром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92" calcext:value-type="float">
            <text:p>9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мамбер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51.6" calcext:value-type="float">
            <text:p>51,6</text:p>
          </table:table-cell>
          <table:table-cell table:style-name="ce5" office:value-type="float" office:value="321" calcext:value-type="float">
            <text:p>32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ефир 1,0% жирности</text:p>
          </table:table-cell>
          <table:table-cell table:style-name="ce5" office:value-type="float" office:value="24" calcext:value-type="float">
            <text:p>24,0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00" calcext:value-type="float">
            <text:p>30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ефир нежирный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40" calcext:value-type="float">
            <text:p>4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ефир 2,5% жирности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31" calcext:value-type="float">
            <text:p>3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ефир 3,2% жирности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53" calcext:value-type="float">
            <text:p>5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фе натуральный со сгущенным молоком 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59" calcext:value-type="float">
            <text:p>5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пастеризованное 3,5% жирности</text:p>
          </table:table-cell>
          <table:table-cell table:style-name="ce5" office:value-type="float" office:value="23" calcext:value-type="float">
            <text:p>23,0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27.1" calcext:value-type="float">
            <text:p>27,1</text:p>
          </table:table-cell>
          <table:table-cell table:style-name="ce5" office:value-type="float" office:value="345" calcext:value-type="float">
            <text:p>34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пастеризованное, 1,5% жирности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62" calcext:value-type="float">
            <text:p>6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пастеризованное, 2,5% жирности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45" calcext:value-type="float">
            <text:p>4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сгущенное нежирное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54" calcext:value-type="float">
            <text:p>5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стерилизованное 3,2% жирности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71" calcext:value-type="float">
            <text:p>7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стерилизованное 3,5% жирности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60" calcext:value-type="float">
            <text:p>6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стерилизованное, 1,5% жирности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63" calcext:value-type="float">
            <text:p>6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стерилизованное, 2,5% жирности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45" calcext:value-type="float">
            <text:p>4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стерилизованное, «Можайское» 3,0% жирности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54" calcext:value-type="float">
            <text:p>5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топленое нежирное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58" calcext:value-type="float">
            <text:p>5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топленое 4,0% жирности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32" calcext:value-type="float">
            <text:p>3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«Дружба» сгущенное с сахаром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67" calcext:value-type="float">
            <text:p>6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«Славянское» сгущенное с сахаром нежирное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54.6" calcext:value-type="float">
            <text:p>54,6</text:p>
          </table:table-cell>
          <table:table-cell table:style-name="ce5" office:value-type="float" office:value="271" calcext:value-type="float">
            <text:p>27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белковое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57.1" calcext:value-type="float">
            <text:p>57,1</text:p>
          </table:table-cell>
          <table:table-cell table:style-name="ce5" office:value-type="float" office:value="261" calcext:value-type="float">
            <text:p>26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пастеризованное 3,2% жирности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4.3" calcext:value-type="float">
            <text:p>4,3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52" calcext:value-type="float">
            <text:p>5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пастеризованное нежирное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60" calcext:value-type="float">
            <text:p>6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сгущенное с сахаром нежирное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32" calcext:value-type="float">
            <text:p>3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сгущенное с сахаром 8,5% жирности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56.8" calcext:value-type="float">
            <text:p>56,8</text:p>
          </table:table-cell>
          <table:table-cell table:style-name="ce5" office:value-type="float" office:value="259" calcext:value-type="float">
            <text:p>25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сгущенное с сахаром, 5,0% жирности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7.2" calcext:value-type="float">
            <text:p>7,2</text:p>
          </table:table-cell>
          <table:table-cell table:style-name="ce5" office:value-type="float" office:value="55.5" calcext:value-type="float">
            <text:p>55,5</text:p>
          </table:table-cell>
          <table:table-cell table:style-name="ce5" office:value-type="float" office:value="328" calcext:value-type="float">
            <text:p>32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сгущенное стерилизованное 7,8% жирности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55.2" calcext:value-type="float">
            <text:p>55,2</text:p>
          </table:table-cell>
          <table:table-cell table:style-name="ce5" office:value-type="float" office:value="295" calcext:value-type="float">
            <text:p>29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сухое ""Смоленское"" 15,0% жирности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138" calcext:value-type="float">
            <text:p>13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сухое нежирное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28.5" calcext:value-type="float">
            <text:p>28,5</text:p>
          </table:table-cell>
          <table:table-cell table:style-name="ce5" office:value-type="float" office:value="44.7" calcext:value-type="float">
            <text:p>44,7</text:p>
          </table:table-cell>
          <table:table-cell table:style-name="ce5" office:value-type="float" office:value="432" calcext:value-type="float">
            <text:p>43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сухое цельное 25,0% жирности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3.2" calcext:value-type="float">
            <text:p>33,2</text:p>
          </table:table-cell>
          <table:table-cell table:style-name="ce5" office:value-type="float" office:value="52.6" calcext:value-type="float">
            <text:p>52,6</text:p>
          </table:table-cell>
          <table:table-cell table:style-name="ce5" office:value-type="float" office:value="362" calcext:value-type="float">
            <text:p>36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ко топленое 1,0% жирности</text:p>
          </table:table-cell>
          <table:table-cell table:style-name="ce5" office:value-type="float" office:value="25" calcext:value-type="float">
            <text:p>25,0</text:p>
          </table:table-cell>
          <table:table-cell table:style-name="ce5" office:value-type="float" office:value="24.2" calcext:value-type="float">
            <text:p>24,2</text:p>
          </table:table-cell>
          <table:table-cell table:style-name="ce5" office:value-type="float" office:value="39.3" calcext:value-type="float">
            <text:p>39,3</text:p>
          </table:table-cell>
          <table:table-cell table:style-name="ce5" office:value-type="float" office:value="483" calcext:value-type="float">
            <text:p>48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лочное мороженое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40" calcext:value-type="float">
            <text:p>4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роженое молочное в шоколадной глазури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21.3" calcext:value-type="float">
            <text:p>21,3</text:p>
          </table:table-cell>
          <table:table-cell table:style-name="ce5" office:value-type="float" office:value="132" calcext:value-type="float">
            <text:p>13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роженое молочное крем-брюле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20.6" calcext:value-type="float">
            <text:p>20,6</text:p>
          </table:table-cell>
          <table:table-cell table:style-name="ce5" office:value-type="float" office:value="231" calcext:value-type="float">
            <text:p>23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роженое молочное с плодами и ягодами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22.9" calcext:value-type="float">
            <text:p>22,9</text:p>
          </table:table-cell>
          <table:table-cell table:style-name="ce5" office:value-type="float" office:value="138" calcext:value-type="float">
            <text:p>13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роженое молочное шоколадное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21.2" calcext:value-type="float">
            <text:p>21,2</text:p>
          </table:table-cell>
          <table:table-cell table:style-name="ce5" office:value-type="float" office:value="124" calcext:value-type="float">
            <text:p>12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роженое пломбир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21.2" calcext:value-type="float">
            <text:p>21,2</text:p>
          </table:table-cell>
          <table:table-cell table:style-name="ce5" office:value-type="float" office:value="133" calcext:value-type="float">
            <text:p>13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роженое пломбир в шоколадной глазури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20.4" calcext:value-type="float">
            <text:p>20,4</text:p>
          </table:table-cell>
          <table:table-cell table:style-name="ce5" office:value-type="float" office:value="232" calcext:value-type="float">
            <text:p>23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роженое пломбир крем-брюле</text:p>
          </table:table-cell>
          <table:table-cell table:style-name="ce5" office:value-type="float" office:value="24" calcext:value-type="float">
            <text:p>24,0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20.1" calcext:value-type="float">
            <text:p>20,1</text:p>
          </table:table-cell>
          <table:table-cell table:style-name="ce5" office:value-type="float" office:value="310" calcext:value-type="float">
            <text:p>31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роженое пломбир с плодами и ягодами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22.4" calcext:value-type="float">
            <text:p>22,4</text:p>
          </table:table-cell>
          <table:table-cell table:style-name="ce5" office:value-type="float" office:value="240" calcext:value-type="float">
            <text:p>24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роженое пломбир шоколадный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21.1" calcext:value-type="float">
            <text:p>21,1</text:p>
          </table:table-cell>
          <table:table-cell table:style-name="ce5" office:value-type="float" office:value="206" calcext:value-type="float">
            <text:p>20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роженое сливочное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20.4" calcext:value-type="float">
            <text:p>20,4</text:p>
          </table:table-cell>
          <table:table-cell table:style-name="ce5" office:value-type="float" office:value="231" calcext:value-type="float">
            <text:p>23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роженое сливочное в шоколадной глазури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19.4" calcext:value-type="float">
            <text:p>19,4</text:p>
          </table:table-cell>
          <table:table-cell table:style-name="ce5" office:value-type="float" office:value="183" calcext:value-type="float">
            <text:p>18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роженое сливочное крем-брюле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19.4" calcext:value-type="float">
            <text:p>19,4</text:p>
          </table:table-cell>
          <table:table-cell table:style-name="ce5" office:value-type="float" office:value="271" calcext:value-type="float">
            <text:p>27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роженое сливочное с плодами и ягодами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21.4" calcext:value-type="float">
            <text:p>21,4</text:p>
          </table:table-cell>
          <table:table-cell table:style-name="ce5" office:value-type="float" office:value="191" calcext:value-type="float">
            <text:p>19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роженое сливочное шоколадное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20.1" calcext:value-type="float">
            <text:p>20,1</text:p>
          </table:table-cell>
          <table:table-cell table:style-name="ce5" office:value-type="float" office:value="166" calcext:value-type="float">
            <text:p>16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царелла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185" calcext:value-type="float">
            <text:p>18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апиток «Снежок» 2,5% жирности</text:p>
          </table:table-cell>
          <table:table-cell table:number-columns-repeated="2" table:style-name="ce5" office:value-type="float" office:value="22" calcext:value-type="float">
            <text:p>22,0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300" calcext:value-type="float">
            <text:p>30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апиток «Снежок», плодово-ягодный 1,0% жирности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79" calcext:value-type="float">
            <text:p>7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апиток «Юбилейный», 1,0% жирности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69" calcext:value-type="float">
            <text:p>6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апиток «Юбилейный», 2,5% жирности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40" calcext:value-type="float">
            <text:p>4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апиток «Юбилейный», плодово-ягодный, 2,5% жирности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53" calcext:value-type="float">
            <text:p>5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апиток плодово-ягодный, 1,0% жирности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84" calcext:value-type="float">
            <text:p>8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апиток кисломолочный, «Бифидин» 2,5% жирности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71" calcext:value-type="float">
            <text:p>7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армезан тертый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61" calcext:value-type="float">
            <text:p>6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аста ацидофильная, сладкая 8,0% жирности</text:p>
          </table:table-cell>
          <table:table-cell table:style-name="ce5" office:value-type="float" office:value="29" calcext:value-type="float">
            <text:p>29,0</text:p>
          </table:table-cell>
          <table:table-cell table:style-name="ce5" office:value-type="float" office:value="38" calcext:value-type="float">
            <text:p>38,0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431" calcext:value-type="float">
            <text:p>43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аста ацидофильная, сладкая, нежирная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25.5" calcext:value-type="float">
            <text:p>25,5</text:p>
          </table:table-cell>
          <table:table-cell table:style-name="ce5" office:value-type="float" office:value="203" calcext:value-type="float">
            <text:p>20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аста молочная белковая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81" calcext:value-type="float">
            <text:p>8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аста ацидофильная 4,0% жирности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57" calcext:value-type="float">
            <text:p>5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ахта «Идеал» пастеризованная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20.5" calcext:value-type="float">
            <text:p>20,5</text:p>
          </table:table-cell>
          <table:table-cell table:style-name="ce5" office:value-type="float" office:value="143" calcext:value-type="float">
            <text:p>14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ахта «Идеал», сквашенная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41" calcext:value-type="float">
            <text:p>4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родукт кисломолочный «Тонус» 2,5% жирности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40" calcext:value-type="float">
            <text:p>4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ростокваша цитрусовая, 1,0% жирности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53" calcext:value-type="float">
            <text:p>5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ростокваша 1,0% жирности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10.1" calcext:value-type="float">
            <text:p>10,1</text:p>
          </table:table-cell>
          <table:table-cell table:style-name="ce5" office:value-type="float" office:value="63" calcext:value-type="float">
            <text:p>6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ростокваша 2,5% жирности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40" calcext:value-type="float">
            <text:p>4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ростокваша 3,2% жирности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53" calcext:value-type="float">
            <text:p>5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ростокваша «Мечниковская» 4,0% жирности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59" calcext:value-type="float">
            <text:p>5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ростокваша «Цитрусовая» 2,5% жирности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66" calcext:value-type="float">
            <text:p>6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ростокваша нежирная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10.1" calcext:value-type="float">
            <text:p>10,1</text:p>
          </table:table-cell>
          <table:table-cell table:style-name="ce5" office:value-type="float" office:value="76" calcext:value-type="float">
            <text:p>7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удинг из творога (творог п/жирный)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30" calcext:value-type="float">
            <text:p>3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икотта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13.9" calcext:value-type="float">
            <text:p>13,9</text:p>
          </table:table-cell>
          <table:table-cell table:style-name="ce5" office:value-type="float" office:value="20.1" calcext:value-type="float">
            <text:p>20,1</text:p>
          </table:table-cell>
          <table:table-cell table:style-name="ce5" office:value-type="float" office:value="224" calcext:value-type="float">
            <text:p>22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яженка 1,0% жирности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74" calcext:value-type="float">
            <text:p>17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яженка 2,5% жирности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40" calcext:value-type="float">
            <text:p>4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яженка 4,0% жирности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54" calcext:value-type="float">
            <text:p>5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яженка 6,0% жирности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67" calcext:value-type="float">
            <text:p>6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ливки пастеризованные 10,0% жирности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85" calcext:value-type="float">
            <text:p>8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ливки пастеризованные 8,0% жирности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119" calcext:value-type="float">
            <text:p>11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ливки стерилизованные 10,0% жирности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102" calcext:value-type="float">
            <text:p>10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ливки пастеризованные 35,0% жирности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4.4" calcext:value-type="float">
            <text:p>4,4</text:p>
          </table:table-cell>
          <table:table-cell table:style-name="ce5" office:value-type="float" office:value="119" calcext:value-type="float">
            <text:p>11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ливки сгущеные с сахаром 19,0% жирности</text:p>
          </table:table-cell>
          <table:table-cell table:style-name="ce5" office:value-type="float" office:value="35" calcext:value-type="float">
            <text:p>35,0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337" calcext:value-type="float">
            <text:p>33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ливки стерилизованные 25,0% жирности</text:p>
          </table:table-cell>
          <table:table-cell table:style-name="ce5" office:value-type="float" office:value="19" calcext:value-type="float">
            <text:p>19,0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47" calcext:value-type="float">
            <text:p>47,0</text:p>
          </table:table-cell>
          <table:table-cell table:style-name="ce5" office:value-type="float" office:value="392" calcext:value-type="float">
            <text:p>39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ливки сухие 42,0% жирности</text:p>
          </table:table-cell>
          <table:table-cell table:style-name="ce5" office:value-type="float" office:value="25" calcext:value-type="float">
            <text:p>25,0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251" calcext:value-type="float">
            <text:p>25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метана 10,0% жирности</text:p>
          </table:table-cell>
          <table:table-cell table:style-name="ce5" office:value-type="float" office:value="42" calcext:value-type="float">
            <text:p>42,0</text:p>
          </table:table-cell>
          <table:table-cell table:style-name="ce5" office:value-type="float" office:value="19" calcext:value-type="float">
            <text:p>19,0</text:p>
          </table:table-cell>
          <table:table-cell table:style-name="ce5" office:value-type="float" office:value="30.2" calcext:value-type="float">
            <text:p>30,2</text:p>
          </table:table-cell>
          <table:table-cell table:style-name="ce5" office:value-type="float" office:value="577" calcext:value-type="float">
            <text:p>57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метана 15,0% жирности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119" calcext:value-type="float">
            <text:p>11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метана 20,0% жирности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162" calcext:value-type="float">
            <text:p>16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метана 25,0% жирности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206" calcext:value-type="float">
            <text:p>20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метана 30,0% жирности</text:p>
          </table:table-cell>
          <table:table-cell table:style-name="ce5" office:value-type="float" office:value="25" calcext:value-type="float">
            <text:p>25,0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250" calcext:value-type="float">
            <text:p>25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метана «Домашняя» 10,0% жирности</text:p>
          </table:table-cell>
          <table:table-cell table:style-name="ce5" office:value-type="float" office:value="30" calcext:value-type="float">
            <text:p>30,0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293" calcext:value-type="float">
            <text:p>29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уп молочный с макаронами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130" calcext:value-type="float">
            <text:p>13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уп молочный с рисом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58" calcext:value-type="float">
            <text:p>5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уп молочный с тыквой и манной крупой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54" calcext:value-type="float">
            <text:p>5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уп молочный с белокочанной капустой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50" calcext:value-type="float">
            <text:p>5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домашний 4,0% жирности</text:p>
          </table:table-cell>
          <table:table-cell table:number-columns-repeated="2" table:style-name="ce5" office:value-type="float" office:value="2" calcext:value-type="float">
            <text:p>2,0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float" office:value="54" calcext:value-type="float">
            <text:p>5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домашний нежирный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13" calcext:value-type="float">
            <text:p>11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плавленый «Золушка»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18" calcext:value-type="float">
            <text:p>18,0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86" calcext:value-type="float">
            <text:p>8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плавленый «Костромской»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15.2" calcext:value-type="float">
            <text:p>15,2</text:p>
          </table:table-cell>
          <table:table-cell table:style-name="ce5" office:value-type="float" office:value="23.8" calcext:value-type="float">
            <text:p>23,8</text:p>
          </table:table-cell>
          <table:table-cell table:style-name="ce5" office:value-type="float" office:value="254" calcext:value-type="float">
            <text:p>25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плавленый «Медовый»</text:p>
          </table:table-cell>
          <table:table-cell table:style-name="ce5" office:value-type="float" office:value="19.2" calcext:value-type="float">
            <text:p>19,2</text:p>
          </table:table-cell>
          <table:table-cell table:style-name="ce5" office:value-type="float" office:value="21.4" calcext:value-type="float">
            <text:p>21,4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269" calcext:value-type="float">
            <text:p>26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плавленый «Мятный»</text:p>
          </table:table-cell>
          <table:table-cell table:style-name="ce5" office:value-type="float" office:value="16.5" calcext:value-type="float">
            <text:p>16,5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29.4" calcext:value-type="float">
            <text:p>29,4</text:p>
          </table:table-cell>
          <table:table-cell table:style-name="ce5" office:value-type="float" office:value="291" calcext:value-type="float">
            <text:p>29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плавленый «Российский»</text:p>
          </table:table-cell>
          <table:table-cell table:style-name="ce5" office:value-type="float" office:value="19.1" calcext:value-type="float">
            <text:p>19,1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32.7" calcext:value-type="float">
            <text:p>32,7</text:p>
          </table:table-cell>
          <table:table-cell table:style-name="ce5" office:value-type="float" office:value="335" calcext:value-type="float">
            <text:p>33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плавленый «Сказка»</text:p>
          </table:table-cell>
          <table:table-cell table:style-name="ce5" office:value-type="float" office:value="23" calcext:value-type="float">
            <text:p>23,0</text:p>
          </table:table-cell>
          <table:table-cell table:style-name="ce5" office:value-type="float" office:value="20.5" calcext:value-type="float">
            <text:p>20,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300" calcext:value-type="float">
            <text:p>30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плавленый «Сластена»</text:p>
          </table:table-cell>
          <table:table-cell table:style-name="ce5" office:value-type="float" office:value="18" calcext:value-type="float">
            <text:p>18,0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26.1" calcext:value-type="float">
            <text:p>26,1</text:p>
          </table:table-cell>
          <table:table-cell table:style-name="ce5" office:value-type="float" office:value="316" calcext:value-type="float">
            <text:p>31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плавленый копченый «Колбасный»</text:p>
          </table:table-cell>
          <table:table-cell table:style-name="ce5" office:value-type="float" office:value="11.4" calcext:value-type="float">
            <text:p>11,4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28.4" calcext:value-type="float">
            <text:p>28,4</text:p>
          </table:table-cell>
          <table:table-cell table:style-name="ce5" office:value-type="float" office:value="269" calcext:value-type="float">
            <text:p>26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сычужный мягкий «Адыгейский»</text:p>
          </table:table-cell>
          <table:table-cell table:style-name="ce5" office:value-type="float" office:value="19.4" calcext:value-type="float">
            <text:p>19,4</text:p>
          </table:table-cell>
          <table:table-cell table:style-name="ce5" office:value-type="float" office:value="21.2" calcext:value-type="float">
            <text:p>21,2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275" calcext:value-type="float">
            <text:p>27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сычужный мягкий «Рокфор»</text:p>
          </table:table-cell>
          <table:table-cell table:number-columns-repeated="2" table:style-name="ce5" office:value-type="float" office:value="19.8" calcext:value-type="float">
            <text:p>19,8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264" calcext:value-type="float">
            <text:p>26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сычужный мягкий «Русский камамбер»</text:p>
          </table:table-cell>
          <table:table-cell table:style-name="ce5" office:value-type="float" office:value="27.5" calcext:value-type="float">
            <text:p>27,5</text:p>
          </table:table-cell>
          <table:table-cell table:style-name="ce5" office:value-type="float" office:value="20.5" calcext:value-type="float">
            <text:p>20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35" calcext:value-type="float">
            <text:p>33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сычужный полутвердый «Литовский»</text:p>
          </table:table-cell>
          <table:table-cell table:style-name="ce5" office:value-type="float" office:value="28.8" calcext:value-type="float">
            <text:p>28,8</text:p>
          </table:table-cell>
          <table:table-cell table:style-name="ce5" office:value-type="float" office:value="15.3" calcext:value-type="float">
            <text:p>15,3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324" calcext:value-type="float">
            <text:p>32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сычужный полутвердый «Прибалтийский»</text:p>
          </table:table-cell>
          <table:table-cell table:style-name="ce5" office:value-type="float" office:value="14.7" calcext:value-type="float">
            <text:p>14,7</text:p>
          </table:table-cell>
          <table:table-cell table:style-name="ce5" office:value-type="float" office:value="27.9" calcext:value-type="float">
            <text:p>27,9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50" calcext:value-type="float">
            <text:p>25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сычужный рассольный «Брынза» из коровьего молока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29.8" calcext:value-type="float">
            <text:p>29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07" calcext:value-type="float">
            <text:p>20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сычужный рассольный «Брынза» из овечьего молока</text:p>
          </table:table-cell>
          <table:table-cell table:style-name="ce5" office:value-type="float" office:value="19.2" calcext:value-type="float">
            <text:p>19,2</text:p>
          </table:table-cell>
          <table:table-cell table:style-name="ce5" office:value-type="float" office:value="22.1" calcext:value-type="float">
            <text:p>22,1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262" calcext:value-type="float">
            <text:p>26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сычужный рассольный «Сулугуни»</text:p>
          </table:table-cell>
          <table:table-cell table:style-name="ce5" office:value-type="float" office:value="18.8" calcext:value-type="float">
            <text:p>18,8</text:p>
          </table:table-cell>
          <table:table-cell table:style-name="ce5" office:value-type="float" office:value="21.1" calcext:value-type="float">
            <text:p>21,1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60" calcext:value-type="float">
            <text:p>26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сычужный твердый «Голландский» (круглый)</text:p>
          </table:table-cell>
          <table:table-cell table:style-name="ce5" office:value-type="float" office:value="22" calcext:value-type="float">
            <text:p>22,0</text:p>
          </table:table-cell>
          <table:table-cell table:style-name="ce5" office:value-type="float" office:value="20.5" calcext:value-type="float">
            <text:p>20,5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286" calcext:value-type="float">
            <text:p>28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сычужный твердый «Бийский»</text:p>
          </table:table-cell>
          <table:table-cell table:style-name="ce5" office:value-type="float" office:value="30.4" calcext:value-type="float">
            <text:p>30,4</text:p>
          </table:table-cell>
          <table:table-cell table:style-name="ce5" office:value-type="float" office:value="23.7" calcext:value-type="float">
            <text:p>23,7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75" calcext:value-type="float">
            <text:p>37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сычужный твердый «Голландский» (брусковый)</text:p>
          </table:table-cell>
          <table:table-cell table:style-name="ce5" office:value-type="float" office:value="29.9" calcext:value-type="float">
            <text:p>29,9</text:p>
          </table:table-cell>
          <table:table-cell table:style-name="ce5" office:value-type="float" office:value="24.2" calcext:value-type="float">
            <text:p>24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71" calcext:value-type="float">
            <text:p>37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сычужный твердый «Костромской»</text:p>
          </table:table-cell>
          <table:table-cell table:style-name="ce5" office:value-type="float" office:value="26.6" calcext:value-type="float">
            <text:p>26,6</text:p>
          </table:table-cell>
          <table:table-cell table:style-name="ce5" office:value-type="float" office:value="26.3" calcext:value-type="float">
            <text:p>26,3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50" calcext:value-type="float">
            <text:p>35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сычужный твердый «Латвийский»</text:p>
          </table:table-cell>
          <table:table-cell table:style-name="ce5" office:value-type="float" office:value="26.1" calcext:value-type="float">
            <text:p>26,1</text:p>
          </table:table-cell>
          <table:table-cell table:style-name="ce5" office:value-type="float" office:value="25.6" calcext:value-type="float">
            <text:p>25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43" calcext:value-type="float">
            <text:p>34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сычужный твердый «Пошехонский»</text:p>
          </table:table-cell>
          <table:table-cell table:style-name="ce5" office:value-type="float" office:value="24.1" calcext:value-type="float">
            <text:p>24,1</text:p>
          </table:table-cell>
          <table:table-cell table:style-name="ce5" office:value-type="float" office:value="23.3" calcext:value-type="float">
            <text:p>23,3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16" calcext:value-type="float">
            <text:p>31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сычужный твердый «Российский»</text:p>
          </table:table-cell>
          <table:table-cell table:style-name="ce5" office:value-type="float" office:value="26.1" calcext:value-type="float">
            <text:p>26,1</text:p>
          </table:table-cell>
          <table:table-cell table:style-name="ce5" office:value-type="float" office:value="26" calcext:value-type="float">
            <text:p>26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44" calcext:value-type="float">
            <text:p>34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сычужный твердый «Советский»</text:p>
          </table:table-cell>
          <table:table-cell table:style-name="ce5" office:value-type="float" office:value="29.5" calcext:value-type="float">
            <text:p>29,5</text:p>
          </table:table-cell>
          <table:table-cell table:style-name="ce5" office:value-type="float" office:value="23.2" calcext:value-type="float">
            <text:p>23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64" calcext:value-type="float">
            <text:p>36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сычужный твердый «Сусанинский»</text:p>
          </table:table-cell>
          <table:table-cell table:style-name="ce5" office:value-type="float" office:value="31.1" calcext:value-type="float">
            <text:p>31,1</text:p>
          </table:table-cell>
          <table:table-cell table:style-name="ce5" office:value-type="float" office:value="24.4" calcext:value-type="float">
            <text:p>24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85" calcext:value-type="float">
            <text:p>38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сычужный твердый «Угличский»</text:p>
          </table:table-cell>
          <table:table-cell table:style-name="ce5" office:value-type="float" office:value="23.9" calcext:value-type="float">
            <text:p>23,9</text:p>
          </table:table-cell>
          <table:table-cell table:style-name="ce5" office:value-type="float" office:value="23.8" calcext:value-type="float">
            <text:p>23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15" calcext:value-type="float">
            <text:p>31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сычужный твердый «Чеддер»</text:p>
          </table:table-cell>
          <table:table-cell table:style-name="ce5" office:value-type="float" office:value="26.3" calcext:value-type="float">
            <text:p>26,3</text:p>
          </table:table-cell>
          <table:table-cell table:style-name="ce5" office:value-type="float" office:value="25.8" calcext:value-type="float">
            <text:p>25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47" calcext:value-type="float">
            <text:p>34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сычужный твердый «Швейцарский»</text:p>
          </table:table-cell>
          <table:table-cell table:style-name="ce5" office:value-type="float" office:value="30.8" calcext:value-type="float">
            <text:p>30,8</text:p>
          </table:table-cell>
          <table:table-cell table:style-name="ce5" office:value-type="float" office:value="23.5" calcext:value-type="float">
            <text:p>23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80" calcext:value-type="float">
            <text:p>38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 сычужный твердый «Ярославский»</text:p>
          </table:table-cell>
          <table:table-cell table:style-name="ce5" office:value-type="float" office:value="31.6" calcext:value-type="float">
            <text:p>31,6</text:p>
          </table:table-cell>
          <table:table-cell table:style-name="ce5" office:value-type="float" office:value="24.6" calcext:value-type="float">
            <text:p>24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91" calcext:value-type="float">
            <text:p>39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ки глазированные с ванилином 10,9% жирности</text:p>
          </table:table-cell>
          <table:table-cell table:style-name="ce5" office:value-type="float" office:value="26.6" calcext:value-type="float">
            <text:p>26,6</text:p>
          </table:table-cell>
          <table:table-cell table:style-name="ce5" office:value-type="float" office:value="26.2" calcext:value-type="float">
            <text:p>26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50" calcext:value-type="float">
            <text:p>35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ки глазированные с ванилином 27,7% жирности</text:p>
          </table:table-cell>
          <table:table-cell table:style-name="ce5" office:value-type="float" office:value="10.9" calcext:value-type="float">
            <text:p>10,9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33.1" calcext:value-type="float">
            <text:p>33,1</text:p>
          </table:table-cell>
          <table:table-cell table:style-name="ce5" office:value-type="float" office:value="270" calcext:value-type="float">
            <text:p>27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ки и масса творожная «Цитрон» сладкие, 8,0% жирности</text:p>
          </table:table-cell>
          <table:table-cell table:style-name="ce5" office:value-type="float" office:value="27.7" calcext:value-type="float">
            <text:p>27,7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32.6" calcext:value-type="float">
            <text:p>32,6</text:p>
          </table:table-cell>
          <table:table-cell table:style-name="ce5" office:value-type="float" office:value="413" calcext:value-type="float">
            <text:p>41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ки и масса творожная сладкая с ванилином 16,5% жирности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181" calcext:value-type="float">
            <text:p>18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ки творожные детские 23,0% жирности</text:p>
          </table:table-cell>
          <table:table-cell table:style-name="ce5" office:value-type="float" office:value="16.5" calcext:value-type="float">
            <text:p>16,5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9.5" calcext:value-type="float">
            <text:p>9,5</text:p>
          </table:table-cell>
          <table:table-cell table:style-name="ce5" office:value-type="float" office:value="283" calcext:value-type="float">
            <text:p>28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ники из творога (творог нежирный)</text:p>
          </table:table-cell>
          <table:table-cell table:style-name="ce5" office:value-type="float" office:value="23" calcext:value-type="float">
            <text:p>23,0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18.5" calcext:value-type="float">
            <text:p>18,5</text:p>
          </table:table-cell>
          <table:table-cell table:style-name="ce5" office:value-type="float" office:value="319" calcext:value-type="float">
            <text:p>31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ники из творога и картофеля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18.6" calcext:value-type="float">
            <text:p>18,6</text:p>
          </table:table-cell>
          <table:table-cell table:style-name="ce5" office:value-type="float" office:value="18.2" calcext:value-type="float">
            <text:p>18,2</text:p>
          </table:table-cell>
          <table:table-cell table:style-name="ce5" office:value-type="float" office:value="183" calcext:value-type="float">
            <text:p>18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ырники с морковью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11.9" calcext:value-type="float">
            <text:p>11,9</text:p>
          </table:table-cell>
          <table:table-cell table:style-name="ce5" office:value-type="float" office:value="15.2" calcext:value-type="float">
            <text:p>15,2</text:p>
          </table:table-cell>
          <table:table-cell table:style-name="ce5" office:value-type="float" office:value="180" calcext:value-type="float">
            <text:p>18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ворог «Столовый» 2,0% жирности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12.9" calcext:value-type="float">
            <text:p>12,9</text:p>
          </table:table-cell>
          <table:table-cell table:style-name="ce5" office:value-type="float" office:value="18.8" calcext:value-type="float">
            <text:p>18,8</text:p>
          </table:table-cell>
          <table:table-cell table:style-name="ce5" office:value-type="float" office:value="232" calcext:value-type="float">
            <text:p>23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ворог мягкий диетический 4,0% жирности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14" calcext:value-type="float">
            <text:p>11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ворог мягкий диетический, нежирный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36" calcext:value-type="float">
            <text:p>13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ворог мягкий диетический, нежирный плодово-ягодный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22" calcext:value-type="float">
            <text:p>22,0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110" calcext:value-type="float">
            <text:p>11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ворог нежирный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8.2" calcext:value-type="float">
            <text:p>18,2</text:p>
          </table:table-cell>
          <table:table-cell table:style-name="ce5" office:value-type="float" office:value="14" calcext:value-type="float">
            <text:p>14,0</text:p>
          </table:table-cell>
          <table:table-cell table:style-name="ce5" office:value-type="float" office:value="138" calcext:value-type="float">
            <text:p>13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ворог полужирный 9,0% жирности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22" calcext:value-type="float">
            <text:p>22,0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110" calcext:value-type="float">
            <text:p>11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ворог «Крестьянский» 5,0% жирности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18" calcext:value-type="float">
            <text:p>18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69" calcext:value-type="float">
            <text:p>16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ворог жирный 18,0% жирности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45" calcext:value-type="float">
            <text:p>14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ворог мягкий диетический 11,0% жирности</text:p>
          </table:table-cell>
          <table:table-cell table:style-name="ce5" office:value-type="float" office:value="18" calcext:value-type="float">
            <text:p>18,0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236" calcext:value-type="float">
            <text:p>23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ворог мягкий диетический, плодово-ягодный, 4,0% жирности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78" calcext:value-type="float">
            <text:p>17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ворожная масса с изюмом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17.3" calcext:value-type="float">
            <text:p>17,3</text:p>
          </table:table-cell>
          <table:table-cell table:style-name="ce5" office:value-type="float" office:value="13.7" calcext:value-type="float">
            <text:p>13,7</text:p>
          </table:table-cell>
          <table:table-cell table:style-name="ce5" office:value-type="float" office:value="164" calcext:value-type="float">
            <text:p>16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ильзитер</text:p>
          </table:table-cell>
          <table:table-cell table:style-name="ce5" office:value-type="float" office:value="21.6" calcext:value-type="float">
            <text:p>21,6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float" office:value="29.9" calcext:value-type="float">
            <text:p>29,9</text:p>
          </table:table-cell>
          <table:table-cell table:style-name="ce5" office:value-type="float" office:value="343" calcext:value-type="float">
            <text:p>34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Фета</text:p>
          </table:table-cell>
          <table:table-cell table:style-name="ce5" office:value-type="float" office:value="26" calcext:value-type="float">
            <text:p>26,0</text:p>
          </table:table-cell>
          <table:table-cell table:style-name="ce5" office:value-type="float" office:value="24" calcext:value-type="float">
            <text:p>24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340" calcext:value-type="float">
            <text:p>34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Чеддер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14" calcext:value-type="float">
            <text:p>14,0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264" calcext:value-type="float">
            <text:p>26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Эдам</text:p>
          </table:table-cell>
          <table:table-cell table:style-name="ce5" office:value-type="float" office:value="33" calcext:value-type="float">
            <text:p>33,0</text:p>
          </table:table-cell>
          <table:table-cell table:style-name="ce5" office:value-type="float" office:value="25" calcext:value-type="float">
            <text:p>25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403" calcext:value-type="float">
            <text:p>40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Армавирская» полукопченая колбаса</text:p>
          </table:table-cell>
          <table:table-cell table:style-name="ce5" office:value-type="float" office:value="28" calcext:value-type="float">
            <text:p>28,0</text:p>
          </table:table-cell>
          <table:table-cell table:style-name="ce5" office:value-type="float" office:value="25" calcext:value-type="float">
            <text:p>25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57" calcext:value-type="float">
            <text:p>35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Брауншвейгская» сырокопченая колбаса</text:p>
          </table:table-cell>
          <table:table-cell table:style-name="ce5" office:value-type="float" office:value="40.1" calcext:value-type="float">
            <text:p>40,1</text:p>
          </table:table-cell>
          <table:table-cell table:style-name="ce5" office:value-type="float" office:value="15.1" calcext:value-type="float">
            <text:p>15,1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423" calcext:value-type="float">
            <text:p>42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Говяжья» вареная колбаса</text:p>
          </table:table-cell>
          <table:table-cell table:style-name="ce5" office:value-type="float" office:value="42.2" calcext:value-type="float">
            <text:p>42,2</text:p>
          </table:table-cell>
          <table:table-cell table:style-name="ce5" office:value-type="float" office:value="27.7" calcext:value-type="float">
            <text:p>27,7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491" calcext:value-type="float">
            <text:p>49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Диетическая» вареная колбаса</text:p>
          </table:table-cell>
          <table:table-cell table:style-name="ce5" office:value-type="float" office:value="11.7" calcext:value-type="float">
            <text:p>11,7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65" calcext:value-type="float">
            <text:p>16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Докторская» вареная колбаса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12.1" calcext:value-type="float">
            <text:p>12,1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70" calcext:value-type="float">
            <text:p>17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Дорожная» сырокопченая колбаса</text:p>
          </table:table-cell>
          <table:table-cell table:style-name="ce5" office:value-type="float" office:value="22.2" calcext:value-type="float">
            <text:p>22,2</text:p>
          </table:table-cell>
          <table:table-cell table:style-name="ce5" office:value-type="float" office:value="12.8" calcext:value-type="float">
            <text:p>12,8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257" calcext:value-type="float">
            <text:p>25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Зеленоградская» с мясом утки вареная колбаса</text:p>
          </table:table-cell>
          <table:table-cell table:style-name="ce5" office:value-type="float" office:value="47.7" calcext:value-type="float">
            <text:p>47,7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498" calcext:value-type="float">
            <text:p>49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Зернистая» сырокопченая колбаса</text:p>
          </table:table-cell>
          <table:table-cell table:style-name="ce5" office:value-type="float" office:value="12.1" calcext:value-type="float">
            <text:p>12,1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187" calcext:value-type="float">
            <text:p>18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Любительская» вареная колбаса</text:p>
          </table:table-cell>
          <table:table-cell table:style-name="ce5" office:value-type="float" office:value="62.8" calcext:value-type="float">
            <text:p>62,8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606" calcext:value-type="float">
            <text:p>60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Любительская» варено-копченая колбаса</text:p>
          </table:table-cell>
          <table:table-cell table:style-name="ce5" office:value-type="float" office:value="28" calcext:value-type="float">
            <text:p>28,0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301" calcext:value-type="float">
            <text:p>30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Молочная» вареная колбаса</text:p>
          </table:table-cell>
          <table:table-cell table:style-name="ce5" office:value-type="float" office:value="39" calcext:value-type="float">
            <text:p>39,0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420" calcext:value-type="float">
            <text:p>42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Молочные» сосиски</text:p>
          </table:table-cell>
          <table:table-cell table:style-name="ce5" office:value-type="float" office:value="22.8" calcext:value-type="float">
            <text:p>22,8</text:p>
          </table:table-cell>
          <table:table-cell table:style-name="ce5" office:value-type="float" office:value="11.7" calcext:value-type="float">
            <text:p>11,7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52" calcext:value-type="float">
            <text:p>25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Московская» варено-копченая колбаса</text:p>
          </table:table-cell>
          <table:table-cell table:style-name="ce5" office:value-type="float" office:value="23.9" calcext:value-type="float">
            <text:p>23,9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261" calcext:value-type="float">
            <text:p>26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Одесская» полукопченая колбаса</text:p>
          </table:table-cell>
          <table:table-cell table:style-name="ce5" office:value-type="float" office:value="36.6" calcext:value-type="float">
            <text:p>36,6</text:p>
          </table:table-cell>
          <table:table-cell table:style-name="ce5" office:value-type="float" office:value="19.1" calcext:value-type="float">
            <text:p>19,1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406" calcext:value-type="float">
            <text:p>40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Олимпийская» сырокопченая колбаса</text:p>
          </table:table-cell>
          <table:table-cell table:style-name="ce5" office:value-type="float" office:value="38.1" calcext:value-type="float">
            <text:p>38,1</text:p>
          </table:table-cell>
          <table:table-cell table:style-name="ce5" office:value-type="float" office:value="14.8" calcext:value-type="float">
            <text:p>14,8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402" calcext:value-type="float">
            <text:p>40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Отдельная» вареная колбаса</text:p>
          </table:table-cell>
          <table:table-cell table:style-name="ce5" office:value-type="float" office:value="39.1" calcext:value-type="float">
            <text:p>39,1</text:p>
          </table:table-cell>
          <table:table-cell table:style-name="ce5" office:value-type="float" office:value="21.1" calcext:value-type="float">
            <text:p>21,1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436" calcext:value-type="float">
            <text:p>43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Охотничьи» полукопченые колбаски</text:p>
          </table:table-cell>
          <table:table-cell table:number-columns-repeated="2" table:style-name="ce5" office:value-type="float" office:value="11" calcext:value-type="float">
            <text:p>11,0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40" calcext:value-type="float">
            <text:p>24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Подмосковная» с куриным мясом вареная колбаса</text:p>
          </table:table-cell>
          <table:table-cell table:style-name="ce5" office:value-type="float" office:value="40" calcext:value-type="float">
            <text:p>40,0</text:p>
          </table:table-cell>
          <table:table-cell table:style-name="ce5" office:value-type="float" office:value="25.3" calcext:value-type="float">
            <text:p>25,3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463" calcext:value-type="float">
            <text:p>46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Русская» вареная колбаса</text:p>
          </table:table-cell>
          <table:table-cell table:style-name="ce5" office:value-type="float" office:value="11.6" calcext:value-type="float">
            <text:p>11,6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180" calcext:value-type="float">
            <text:p>18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Русские» сосиски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302" calcext:value-type="float">
            <text:p>30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Свиная» вареная колбаса</text:p>
          </table:table-cell>
          <table:table-cell table:style-name="ce5" office:value-type="float" office:value="22" calcext:value-type="float">
            <text:p>22,0</text:p>
          </table:table-cell>
          <table:table-cell table:style-name="ce5" office:value-type="float" office:value="11.3" calcext:value-type="float">
            <text:p>11,3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50" calcext:value-type="float">
            <text:p>25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Свиная» сырокопченая колбаса</text:p>
          </table:table-cell>
          <table:table-cell table:style-name="ce5" office:value-type="float" office:value="25.8" calcext:value-type="float">
            <text:p>25,8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277" calcext:value-type="float">
            <text:p>27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Сервелат» сырокопченая колбаса</text:p>
          </table:table-cell>
          <table:table-cell table:style-name="ce5" office:value-type="float" office:value="57" calcext:value-type="float">
            <text:p>57,0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566" calcext:value-type="float">
            <text:p>56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Столичные» сосиски</text:p>
          </table:table-cell>
          <table:table-cell table:style-name="ce5" office:value-type="float" office:value="40.5" calcext:value-type="float">
            <text:p>40,5</text:p>
          </table:table-cell>
          <table:table-cell table:style-name="ce5" office:value-type="float" office:value="24" calcext:value-type="float">
            <text:p>24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461" calcext:value-type="float">
            <text:p>46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Столовая» вареная колбаса</text:p>
          </table:table-cell>
          <table:table-cell table:style-name="ce5" office:value-type="float" office:value="20.3" calcext:value-type="float">
            <text:p>20,3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234" calcext:value-type="float">
            <text:p>23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Таллинская» полукопченая колбаса</text:p>
          </table:table-cell>
          <table:table-cell table:style-name="ce5" office:value-type="float" office:value="20.2" calcext:value-type="float">
            <text:p>20,2</text:p>
          </table:table-cell>
          <table:table-cell table:style-name="ce5" office:value-type="float" office:value="11.1" calcext:value-type="float">
            <text:p>11,1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34" calcext:value-type="float">
            <text:p>23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Телячья» вареная колбаса</text:p>
          </table:table-cell>
          <table:table-cell table:style-name="ce5" office:value-type="float" office:value="33.8" calcext:value-type="float">
            <text:p>33,8</text:p>
          </table:table-cell>
          <table:table-cell table:style-name="ce5" office:value-type="float" office:value="17.1" calcext:value-type="float">
            <text:p>17,1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373" calcext:value-type="float">
            <text:p>37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Чайная» вареная колбаса</text:p>
          </table:table-cell>
          <table:table-cell table:style-name="ce5" office:value-type="float" office:value="28.3" calcext:value-type="float">
            <text:p>28,3</text:p>
          </table:table-cell>
          <table:table-cell table:style-name="ce5" office:value-type="float" office:value="13.2" calcext:value-type="float">
            <text:p>13,2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308" calcext:value-type="float">
            <text:p>30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Азу из говядины</text:p>
          </table:table-cell>
          <table:table-cell table:style-name="ce5" office:value-type="float" office:value="18.4" calcext:value-type="float">
            <text:p>18,4</text:p>
          </table:table-cell>
          <table:table-cell table:style-name="ce5" office:value-type="float" office:value="11.7" calcext:value-type="float">
            <text:p>11,7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16" calcext:value-type="float">
            <text:p>21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Антрекот из говядины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10.2" calcext:value-type="float">
            <text:p>10,2</text:p>
          </table:table-cell>
          <table:table-cell table:style-name="ce5" office:value-type="float" office:value="103" calcext:value-type="float">
            <text:p>10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аранина жареная по 1-396</text:p>
          </table:table-cell>
          <table:table-cell table:style-name="ce5" office:value-type="float" office:value="11.2" calcext:value-type="float">
            <text:p>11,2</text:p>
          </table:table-cell>
          <table:table-cell table:style-name="ce5" office:value-type="float" office:value="29.6" calcext:value-type="float">
            <text:p>29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20" calcext:value-type="float">
            <text:p>22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аранина отварная по 1-392</text:p>
          </table:table-cell>
          <table:table-cell table:style-name="ce5" office:value-type="float" office:value="19.4" calcext:value-type="float">
            <text:p>19,4</text:p>
          </table:table-cell>
          <table:table-cell table:style-name="ce5" office:value-type="float" office:value="22.4" calcext:value-type="float">
            <text:p>22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64" calcext:value-type="float">
            <text:p>26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аранина тушеная по 1-422</text:p>
          </table:table-cell>
          <table:table-cell table:style-name="ce5" office:value-type="float" office:value="17.4" calcext:value-type="float">
            <text:p>17,4</text:p>
          </table:table-cell>
          <table:table-cell table:style-name="ce5" office:value-type="float" office:value="21.8" calcext:value-type="float">
            <text:p>21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44" calcext:value-type="float">
            <text:p>24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аранина 1 кат,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170" calcext:value-type="float">
            <text:p>17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аранина 2 кат,</text:p>
          </table:table-cell>
          <table:table-cell table:style-name="ce5" office:value-type="float" office:value="16.3" calcext:value-type="float">
            <text:p>16,3</text:p>
          </table:table-cell>
          <table:table-cell table:style-name="ce5" office:value-type="float" office:value="15.6" calcext:value-type="float">
            <text:p>15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09" calcext:value-type="float">
            <text:p>20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аранина сырая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19.8" calcext:value-type="float">
            <text:p>19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66" calcext:value-type="float">
            <text:p>16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едро курицы без кожи сырое</text:p>
          </table:table-cell>
          <table:table-cell table:style-name="ce5" office:value-type="float" office:value="24.4" calcext:value-type="float">
            <text:p>24,4</text:p>
          </table:table-cell>
          <table:table-cell table:style-name="ce5" office:value-type="float" office:value="22" calcext:value-type="float">
            <text:p>22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14" calcext:value-type="float">
            <text:p>31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едро курицы с кожей сырое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25.7" calcext:value-type="float">
            <text:p>25,7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07" calcext:value-type="float">
            <text:p>20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елое мясо индейки сырое</text:p>
          </table:table-cell>
          <table:table-cell table:style-name="ce5" office:value-type="float" office:value="15.4" calcext:value-type="float">
            <text:p>15,4</text:p>
          </table:table-cell>
          <table:table-cell table:style-name="ce5" office:value-type="float" office:value="24.9" calcext:value-type="float">
            <text:p>24,9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45" calcext:value-type="float">
            <text:p>24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ефстроганов из говядины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24" calcext:value-type="float">
            <text:p>24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15" calcext:value-type="float">
            <text:p>11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иточки паровые из говядины</text:p>
          </table:table-cell>
          <table:table-cell table:style-name="ce5" office:value-type="float" office:value="11.3" calcext:value-type="float">
            <text:p>11,3</text:p>
          </table:table-cell>
          <table:table-cell table:style-name="ce5" office:value-type="float" office:value="16.7" calcext:value-type="float">
            <text:p>16,7</text:p>
          </table:table-cell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193" calcext:value-type="float">
            <text:p>19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иточки паровые из мяса кур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14.5" calcext:value-type="float">
            <text:p>14,5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192" calcext:value-type="float">
            <text:p>19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иточки с рисом из говядины</text:p>
          </table:table-cell>
          <table:table-cell table:style-name="ce5" office:value-type="float" office:value="7.2" calcext:value-type="float">
            <text:p>7,2</text:p>
          </table:table-cell>
          <table:table-cell table:style-name="ce5" office:value-type="float" office:value="18.6" calcext:value-type="float">
            <text:p>18,6</text:p>
          </table:table-cell>
          <table:table-cell table:style-name="ce5" office:value-type="float" office:value="9.3" calcext:value-type="float">
            <text:p>9,3</text:p>
          </table:table-cell>
          <table:table-cell table:style-name="ce5" office:value-type="float" office:value="176" calcext:value-type="float">
            <text:p>17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ифштекс из говядины с яйцом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18.5" calcext:value-type="float">
            <text:p>18,5</text:p>
          </table:table-cell>
          <table:table-cell table:style-name="ce5" office:value-type="float" office:value="144" calcext:value-type="float">
            <text:p>14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ифштекс из говядины</text:p>
          </table:table-cell>
          <table:table-cell table:style-name="ce5" office:value-type="float" office:value="20.8" calcext:value-type="float">
            <text:p>20,8</text:p>
          </table:table-cell>
          <table:table-cell table:style-name="ce5" office:value-type="float" office:value="21.5" calcext:value-type="float">
            <text:p>21,5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275" calcext:value-type="float">
            <text:p>27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ифштекс из говядины рубленый</text:p>
          </table:table-cell>
          <table:table-cell table:style-name="ce5" office:value-type="float" office:value="11.2" calcext:value-type="float">
            <text:p>11,2</text:p>
          </table:table-cell>
          <table:table-cell table:style-name="ce5" office:value-type="float" office:value="29.2" calcext:value-type="float">
            <text:p>29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16" calcext:value-type="float">
            <text:p>21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ройлеры (цыплята) 1 кат,</text:p>
          </table:table-cell>
          <table:table-cell table:style-name="ce5" office:value-type="float" office:value="25.6" calcext:value-type="float">
            <text:p>25,6</text:p>
          </table:table-cell>
          <table:table-cell table:style-name="ce5" office:value-type="float" office:value="18.4" calcext:value-type="float">
            <text:p>18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06" calcext:value-type="float">
            <text:p>30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ройлеры (цыплята) 2 кат,</text:p>
          </table:table-cell>
          <table:table-cell table:style-name="ce5" office:value-type="float" office:value="16.1" calcext:value-type="float">
            <text:p>16,1</text:p>
          </table:table-cell>
          <table:table-cell table:style-name="ce5" office:value-type="float" office:value="18.7" calcext:value-type="float">
            <text:p>18,7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20" calcext:value-type="float">
            <text:p>22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утерброд с «любительской» вареной колбасой</text:p>
          </table:table-cell>
          <table:table-cell table:style-name="ce5" office:value-type="float" office:value="11.2" calcext:value-type="float">
            <text:p>11,2</text:p>
          </table:table-cell>
          <table:table-cell table:style-name="ce5" office:value-type="float" office:value="19.7" calcext:value-type="float">
            <text:p>19,7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80" calcext:value-type="float">
            <text:p>18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утерброд с отварной говядиной</text:p>
          </table:table-cell>
          <table:table-cell table:style-name="ce5" office:value-type="float" office:value="14.3" calcext:value-type="float">
            <text:p>14,3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14.2" calcext:value-type="float">
            <text:p>14,2</text:p>
          </table:table-cell>
          <table:table-cell table:style-name="ce5" office:value-type="float" office:value="220" calcext:value-type="float">
            <text:p>22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ареная колбаса «Для завтрака»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14.2" calcext:value-type="float">
            <text:p>14,2</text:p>
          </table:table-cell>
          <table:table-cell table:style-name="ce5" office:value-type="float" office:value="122" calcext:value-type="float">
            <text:p>12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ареники ленивые отварные</text:p>
          </table:table-cell>
          <table:table-cell table:style-name="ce5" office:value-type="float" office:value="13.9" calcext:value-type="float">
            <text:p>13,9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187" calcext:value-type="float">
            <text:p>18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вядина жареная</text:p>
          </table:table-cell>
          <table:table-cell table:style-name="ce5" office:value-type="float" office:value="7" calcext:value-type="float">
            <text:p>7,0</text:p>
          </table:table-cell>
          <table:table-cell table:style-name="ce5" office:value-type="float" office:value="13.2" calcext:value-type="float">
            <text:p>13,2</text:p>
          </table:table-cell>
          <table:table-cell table:style-name="ce5" office:value-type="float" office:value="13.8" calcext:value-type="float">
            <text:p>13,8</text:p>
          </table:table-cell>
          <table:table-cell table:style-name="ce5" office:value-type="float" office:value="173" calcext:value-type="float">
            <text:p>17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вядина отварная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28.4" calcext:value-type="float">
            <text:p>28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68" calcext:value-type="float">
            <text:p>16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вядина тушеная</text:p>
          </table:table-cell>
          <table:table-cell table:style-name="ce5" office:value-type="float" office:value="16.8" calcext:value-type="float">
            <text:p>16,8</text:p>
          </table:table-cell>
          <table:table-cell table:style-name="ce5" office:value-type="float" office:value="25.8" calcext:value-type="float">
            <text:p>25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54" calcext:value-type="float">
            <text:p>25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вядина 1 кат,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116" calcext:value-type="float">
            <text:p>11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вядина 2 кат,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18.6" calcext:value-type="float">
            <text:p>18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18" calcext:value-type="float">
            <text:p>21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вяжий фарш сырой</text:p>
          </table:table-cell>
          <table:table-cell table:style-name="ce5" office:value-type="float" office:value="9.8" calcext:value-type="float">
            <text:p>9,8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68" calcext:value-type="float">
            <text:p>16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вяжий язык отварной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54" calcext:value-type="float">
            <text:p>25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вяжье сердце тушеное в соусе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24" calcext:value-type="float">
            <text:p>24,0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231" calcext:value-type="float">
            <text:p>23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вяжьи сардельки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113" calcext:value-type="float">
            <text:p>11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вяжьи сосиски</text:p>
          </table:table-cell>
          <table:table-cell table:style-name="ce5" office:value-type="float" office:value="18.2" calcext:value-type="float">
            <text:p>18,2</text:p>
          </table:table-cell>
          <table:table-cell table:style-name="ce5" office:value-type="float" office:value="11.4" calcext:value-type="float">
            <text:p>11,4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215" calcext:value-type="float">
            <text:p>21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лень куриная без кожи сырая</text:p>
          </table:table-cell>
          <table:table-cell table:style-name="ce5" office:value-type="float" office:value="20.1" calcext:value-type="float">
            <text:p>20,1</text:p>
          </table:table-cell>
          <table:table-cell table:style-name="ce5" office:value-type="float" office:value="10.4" calcext:value-type="float">
            <text:p>10,4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226" calcext:value-type="float">
            <text:p>22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лень куриная с кожей сырая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28.1" calcext:value-type="float">
            <text:p>28,1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71" calcext:value-type="float">
            <text:p>17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лубцы говяжьи</text:p>
          </table:table-cell>
          <table:table-cell table:style-name="ce5" office:value-type="float" office:value="11.1" calcext:value-type="float">
            <text:p>11,1</text:p>
          </table:table-cell>
          <table:table-cell table:style-name="ce5" office:value-type="float" office:value="26.8" calcext:value-type="float">
            <text:p>26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14" calcext:value-type="float">
            <text:p>21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удинка свиная сырая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8.4" calcext:value-type="float">
            <text:p>8,4</text:p>
          </table:table-cell>
          <table:table-cell table:style-name="ce5" office:value-type="float" office:value="111" calcext:value-type="float">
            <text:p>11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удинка свиная сырая</text:p>
          </table:table-cell>
          <table:table-cell table:style-name="ce5" office:value-type="float" office:value="45" calcext:value-type="float">
            <text:p>45,0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458" calcext:value-type="float">
            <text:p>45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удинка свинины копчено-запеченная</text:p>
          </table:table-cell>
          <table:table-cell table:style-name="ce5" office:value-type="float" office:value="45" calcext:value-type="float">
            <text:p>45,0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458" calcext:value-type="float">
            <text:p>45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удинка свинины сырокопченая</text:p>
          </table:table-cell>
          <table:table-cell table:style-name="ce5" office:value-type="float" office:value="52.7" calcext:value-type="float">
            <text:p>52,7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514" calcext:value-type="float">
            <text:p>51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удка курицы без кожи сырая</text:p>
          </table:table-cell>
          <table:table-cell table:style-name="ce5" office:value-type="float" office:value="63.3" calcext:value-type="float">
            <text:p>63,3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605" calcext:value-type="float">
            <text:p>60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удка курицы с кожей сырая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30.8" calcext:value-type="float">
            <text:p>30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64" calcext:value-type="float">
            <text:p>16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уси 1 кат,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29.6" calcext:value-type="float">
            <text:p>29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95" calcext:value-type="float">
            <text:p>19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уси 2 кат,</text:p>
          </table:table-cell>
          <table:table-cell table:style-name="ce5" office:value-type="float" office:value="39" calcext:value-type="float">
            <text:p>39,0</text:p>
          </table:table-cell>
          <table:table-cell table:style-name="ce5" office:value-type="float" office:value="15.2" calcext:value-type="float">
            <text:p>15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412" calcext:value-type="float">
            <text:p>41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Диабетическая вареная колбаса</text:p>
          </table:table-cell>
          <table:table-cell table:style-name="ce5" office:value-type="float" office:value="27.7" calcext:value-type="float">
            <text:p>27,7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17" calcext:value-type="float">
            <text:p>31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Духовая говядина</text:p>
          </table:table-cell>
          <table:table-cell table:style-name="ce5" office:value-type="float" office:value="22.8" calcext:value-type="float">
            <text:p>22,8</text:p>
          </table:table-cell>
          <table:table-cell table:style-name="ce5" office:value-type="float" office:value="12.1" calcext:value-type="float">
            <text:p>12,1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54" calcext:value-type="float">
            <text:p>25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Жаркое по-домашнему из говядины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10.7" calcext:value-type="float">
            <text:p>10,7</text:p>
          </table:table-cell>
          <table:table-cell table:style-name="ce5" office:value-type="float" office:value="104" calcext:value-type="float">
            <text:p>10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Желудок курицы сырой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11.1" calcext:value-type="float">
            <text:p>11,1</text:p>
          </table:table-cell>
          <table:table-cell table:style-name="ce5" office:value-type="float" office:value="108" calcext:value-type="float">
            <text:p>10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Зразы рубленые из говядины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18" calcext:value-type="float">
            <text:p>18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94" calcext:value-type="float">
            <text:p>9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Индейка жареная</text:p>
          </table:table-cell>
          <table:table-cell table:style-name="ce5" office:value-type="float" office:value="15.7" calcext:value-type="float">
            <text:p>15,7</text:p>
          </table:table-cell>
          <table:table-cell table:style-name="ce5" office:value-type="float" office:value="12.1" calcext:value-type="float">
            <text:p>12,1</text:p>
          </table:table-cell>
          <table:table-cell table:style-name="ce5" office:value-type="float" office:value="13.1" calcext:value-type="float">
            <text:p>13,1</text:p>
          </table:table-cell>
          <table:table-cell table:style-name="ce5" office:value-type="float" office:value="244" calcext:value-type="float">
            <text:p>24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Индейка отварная</text:p>
          </table:table-cell>
          <table:table-cell table:style-name="ce5" office:value-type="float" office:value="20.7" calcext:value-type="float">
            <text:p>20,7</text:p>
          </table:table-cell>
          <table:table-cell table:style-name="ce5" office:value-type="float" office:value="23.4" calcext:value-type="float">
            <text:p>23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80" calcext:value-type="float">
            <text:p>28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Индейка целиком сырая</text:p>
          </table:table-cell>
          <table:table-cell table:style-name="ce5" office:value-type="float" office:value="19.8" calcext:value-type="float">
            <text:p>19,8</text:p>
          </table:table-cell>
          <table:table-cell table:style-name="ce5" office:value-type="float" office:value="23.6" calcext:value-type="float">
            <text:p>23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73" calcext:value-type="float">
            <text:p>27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Индейки 1 кат,</text:p>
          </table:table-cell>
          <table:table-cell table:style-name="ce5" office:value-type="float" office:value="7" calcext:value-type="float">
            <text:p>7,0</text:p>
          </table:table-cell>
          <table:table-cell table:style-name="ce5" office:value-type="float" office:value="28.9" calcext:value-type="float">
            <text:p>28,9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87" calcext:value-type="float">
            <text:p>18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Индейки 2 кат,</text:p>
          </table:table-cell>
          <table:table-cell table:style-name="ce5" office:value-type="float" office:value="22" calcext:value-type="float">
            <text:p>22,0</text:p>
          </table:table-cell>
          <table:table-cell table:style-name="ce5" office:value-type="float" office:value="19.5" calcext:value-type="float">
            <text:p>19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76" calcext:value-type="float">
            <text:p>27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жа курицы сырая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21.6" calcext:value-type="float">
            <text:p>21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94" calcext:value-type="float">
            <text:p>19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ина 1 кат,</text:p>
          </table:table-cell>
          <table:table-cell table:style-name="ce5" office:value-type="float" office:value="40.3" calcext:value-type="float">
            <text:p>40,3</text:p>
          </table:table-cell>
          <table:table-cell table:style-name="ce5" office:value-type="float" office:value="20.2" calcext:value-type="float">
            <text:p>20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450" calcext:value-type="float">
            <text:p>45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ина 2 кат,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19.5" calcext:value-type="float">
            <text:p>19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67" calcext:value-type="float">
            <text:p>16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сервы «Завтрак туриста» из баранины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20.9" calcext:value-type="float">
            <text:p>20,9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21" calcext:value-type="float">
            <text:p>12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сервы «Завтрак туриста» из говядины</text:p>
          </table:table-cell>
          <table:table-cell table:style-name="ce5" office:value-type="float" office:value="15.2" calcext:value-type="float">
            <text:p>15,2</text:p>
          </table:table-cell>
          <table:table-cell table:style-name="ce5" office:value-type="float" office:value="18" calcext:value-type="float">
            <text:p>18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10" calcext:value-type="float">
            <text:p>21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сервы «Завтрак туриста» из свинины</text:p>
          </table:table-cell>
          <table:table-cell table:style-name="ce5" office:value-type="float" office:value="14.9" calcext:value-type="float">
            <text:p>14,9</text:p>
          </table:table-cell>
          <table:table-cell table:style-name="ce5" office:value-type="float" office:value="20.5" calcext:value-type="float">
            <text:p>20,5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17" calcext:value-type="float">
            <text:p>21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сервы «Паштет мясной» из говядины</text:p>
          </table:table-cell>
          <table:table-cell table:style-name="ce5" office:value-type="float" office:value="31" calcext:value-type="float">
            <text:p>31,0</text:p>
          </table:table-cell>
          <table:table-cell table:style-name="ce5" office:value-type="float" office:value="16.9" calcext:value-type="float">
            <text:p>16,9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347" calcext:value-type="float">
            <text:p>34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сервы «Паштет печеночный»</text:p>
          </table:table-cell>
          <table:table-cell table:style-name="ce5" office:value-type="float" office:value="23.3" calcext:value-type="float">
            <text:p>23,3</text:p>
          </table:table-cell>
          <table:table-cell table:style-name="ce5" office:value-type="float" office:value="16.1" calcext:value-type="float">
            <text:p>16,1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275" calcext:value-type="float">
            <text:p>27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сервы из бараньего гуляша</text:p>
          </table:table-cell>
          <table:table-cell table:style-name="ce5" office:value-type="float" office:value="28.1" calcext:value-type="float">
            <text:p>28,1</text:p>
          </table:table-cell>
          <table:table-cell table:style-name="ce5" office:value-type="float" office:value="11.6" calcext:value-type="float">
            <text:p>11,6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301" calcext:value-type="float">
            <text:p>30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сервы из говядины в белом соусе</text:p>
          </table:table-cell>
          <table:table-cell table:style-name="ce5" office:value-type="float" office:value="15.6" calcext:value-type="float">
            <text:p>15,6</text:p>
          </table:table-cell>
          <table:table-cell table:style-name="ce5" office:value-type="float" office:value="14.2" calcext:value-type="float">
            <text:p>14,2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213" calcext:value-type="float">
            <text:p>21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сервы из говяжьего гуляша</text:p>
          </table:table-cell>
          <table:table-cell table:style-name="ce5" office:value-type="float" office:value="14.8" calcext:value-type="float">
            <text:p>14,8</text:p>
          </table:table-cell>
          <table:table-cell table:style-name="ce5" office:value-type="float" office:value="18" calcext:value-type="float">
            <text:p>18,0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220" calcext:value-type="float">
            <text:p>22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сервы из говяжьего языка в желе</text:p>
          </table:table-cell>
          <table:table-cell table:style-name="ce5" office:value-type="float" office:value="14.3" calcext:value-type="float">
            <text:p>14,3</text:p>
          </table:table-cell>
          <table:table-cell table:style-name="ce5" office:value-type="float" office:value="16.8" calcext:value-type="float">
            <text:p>16,8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212" calcext:value-type="float">
            <text:p>21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сервы из жирной свинины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22.4" calcext:value-type="float">
            <text:p>22,4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212" calcext:value-type="float">
            <text:p>21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сервы из колбасного куриного фарша</text:p>
          </table:table-cell>
          <table:table-cell table:style-name="ce5" office:value-type="float" office:value="48.9" calcext:value-type="float">
            <text:p>48,9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486" calcext:value-type="float">
            <text:p>48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сервы из курицы в собственном соку</text:p>
          </table:table-cell>
          <table:table-cell table:style-name="ce5" office:value-type="float" office:value="15.6" calcext:value-type="float">
            <text:p>15,6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00" calcext:value-type="float">
            <text:p>20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сервы из особой ветчины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23.2" calcext:value-type="float">
            <text:p>23,2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83" calcext:value-type="float">
            <text:p>18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сервы из отварной говядины в собственном соку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17.6" calcext:value-type="float">
            <text:p>17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26" calcext:value-type="float">
            <text:p>12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сервы из свиного гуляша</text:p>
          </table:table-cell>
          <table:table-cell table:style-name="ce5" office:value-type="float" office:value="16.9" calcext:value-type="float">
            <text:p>16,9</text:p>
          </table:table-cell>
          <table:table-cell table:style-name="ce5" office:value-type="float" office:value="15.4" calcext:value-type="float">
            <text:p>15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14" calcext:value-type="float">
            <text:p>21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сервы из свиного сосисочного фарша</text:p>
          </table:table-cell>
          <table:table-cell table:style-name="ce5" office:value-type="float" office:value="29.4" calcext:value-type="float">
            <text:p>29,4</text:p>
          </table:table-cell>
          <table:table-cell table:style-name="ce5" office:value-type="float" office:value="13.1" calcext:value-type="float">
            <text:p>13,1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333" calcext:value-type="float">
            <text:p>33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сервы из тушеной баранины</text:p>
          </table:table-cell>
          <table:table-cell table:style-name="ce5" office:value-type="float" office:value="20.4" calcext:value-type="float">
            <text:p>20,4</text:p>
          </table:table-cell>
          <table:table-cell table:style-name="ce5" office:value-type="float" office:value="10.6" calcext:value-type="float">
            <text:p>10,6</text:p>
          </table:table-cell>
          <table:table-cell table:style-name="ce5" office:value-type="float" office:value="4.3" calcext:value-type="float">
            <text:p>4,3</text:p>
          </table:table-cell>
          <table:table-cell table:style-name="ce5" office:value-type="float" office:value="244" calcext:value-type="float">
            <text:p>24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сервы из тушеной говядины</text:p>
          </table:table-cell>
          <table:table-cell table:style-name="ce5" office:value-type="float" office:value="13.4" calcext:value-type="float">
            <text:p>13,4</text:p>
          </table:table-cell>
          <table:table-cell table:style-name="ce5" office:value-type="float" office:value="17.4" calcext:value-type="float">
            <text:p>17,4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91" calcext:value-type="float">
            <text:p>19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сервы из тушеной свинины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16.8" calcext:value-type="float">
            <text:p>16,8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20" calcext:value-type="float">
            <text:p>22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сервы из утки в собственном соку</text:p>
          </table:table-cell>
          <table:table-cell table:style-name="ce5" office:value-type="float" office:value="32.2" calcext:value-type="float">
            <text:p>32,2</text:p>
          </table:table-cell>
          <table:table-cell table:style-name="ce5" office:value-type="float" office:value="14.9" calcext:value-type="float">
            <text:p>14,9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349" calcext:value-type="float">
            <text:p>34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рейка свинины копчено-запеченная</text:p>
          </table:table-cell>
          <table:table-cell table:style-name="ce5" office:value-type="float" office:value="17.5" calcext:value-type="float">
            <text:p>17,5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23" calcext:value-type="float">
            <text:p>22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рейка свинины сырокопченая</text:p>
          </table:table-cell>
          <table:table-cell table:style-name="ce5" office:value-type="float" office:value="48.2" calcext:value-type="float">
            <text:p>48,2</text:p>
          </table:table-cell>
          <table:table-cell table:style-name="ce5" office:value-type="float" office:value="10.2" calcext:value-type="float">
            <text:p>10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475" calcext:value-type="float">
            <text:p>47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тлета свиная сырая</text:p>
          </table:table-cell>
          <table:table-cell table:style-name="ce5" office:value-type="float" office:value="47.4" calcext:value-type="float">
            <text:p>47,4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469" calcext:value-type="float">
            <text:p>46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тлеты из индейки</text:p>
          </table:table-cell>
          <table:table-cell table:style-name="ce5" office:value-type="float" office:value="13.4" calcext:value-type="float">
            <text:p>13,4</text:p>
          </table:table-cell>
          <table:table-cell table:style-name="ce5" office:value-type="float" office:value="27.3" calcext:value-type="float">
            <text:p>27,3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38" calcext:value-type="float">
            <text:p>23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тлеты куриные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18.6" calcext:value-type="float">
            <text:p>18,6</text:p>
          </table:table-cell>
          <table:table-cell table:style-name="ce5" office:value-type="float" office:value="8.7" calcext:value-type="float">
            <text:p>8,7</text:p>
          </table:table-cell>
          <table:table-cell table:style-name="ce5" office:value-type="float" office:value="220" calcext:value-type="float">
            <text:p>22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тлеты отбивные из баранины</text:p>
          </table:table-cell>
          <table:table-cell table:style-name="ce5" office:value-type="float" office:value="10.4" calcext:value-type="float">
            <text:p>10,4</text:p>
          </table:table-cell>
          <table:table-cell table:style-name="ce5" office:value-type="float" office:value="18.2" calcext:value-type="float">
            <text:p>18,2</text:p>
          </table:table-cell>
          <table:table-cell table:style-name="ce5" office:value-type="float" office:value="13.8" calcext:value-type="float">
            <text:p>13,8</text:p>
          </table:table-cell>
          <table:table-cell table:style-name="ce5" office:value-type="float" office:value="222" calcext:value-type="float">
            <text:p>22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тлеты отбивные из свинины</text:p>
          </table:table-cell>
          <table:table-cell table:style-name="ce5" office:value-type="float" office:value="30.6" calcext:value-type="float">
            <text:p>30,6</text:p>
          </table:table-cell>
          <table:table-cell table:style-name="ce5" office:value-type="float" office:value="20.6" calcext:value-type="float">
            <text:p>20,6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394" calcext:value-type="float">
            <text:p>39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тлеты рубленые из баранины</text:p>
          </table:table-cell>
          <table:table-cell table:style-name="ce5" office:value-type="float" office:value="40.3" calcext:value-type="float">
            <text:p>40,3</text:p>
          </table:table-cell>
          <table:table-cell table:style-name="ce5" office:value-type="float" office:value="17.5" calcext:value-type="float">
            <text:p>17,5</text:p>
          </table:table-cell>
          <table:table-cell table:style-name="ce5" office:value-type="float" office:value="8.8" calcext:value-type="float">
            <text:p>8,8</text:p>
          </table:table-cell>
          <table:table-cell table:style-name="ce5" office:value-type="float" office:value="470" calcext:value-type="float">
            <text:p>47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тлеты рубленые из говядины</text:p>
          </table:table-cell>
          <table:table-cell table:style-name="ce5" office:value-type="float" office:value="14.8" calcext:value-type="float">
            <text:p>14,8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12.9" calcext:value-type="float">
            <text:p>12,9</text:p>
          </table:table-cell>
          <table:table-cell table:style-name="ce5" office:value-type="float" office:value="240" calcext:value-type="float">
            <text:p>24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тлеты рубленые из мяса цыплят</text:p>
          </table:table-cell>
          <table:table-cell table:style-name="ce5" office:value-type="float" office:value="11.4" calcext:value-type="float">
            <text:p>11,4</text:p>
          </table:table-cell>
          <table:table-cell table:style-name="ce5" office:value-type="float" office:value="14.2" calcext:value-type="float">
            <text:p>14,2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213" calcext:value-type="float">
            <text:p>21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тлеты рубленые из свинины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15.2" calcext:value-type="float">
            <text:p>15,2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238" calcext:value-type="float">
            <text:p>23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асное мясо индейки сырое</text:p>
          </table:table-cell>
          <table:table-cell table:style-name="ce5" office:value-type="float" office:value="45.7" calcext:value-type="float">
            <text:p>45,7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466" calcext:value-type="float">
            <text:p>46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олик жареный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25" calcext:value-type="float">
            <text:p>12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олик отварной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31.5" calcext:value-type="float">
            <text:p>31,5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41" calcext:value-type="float">
            <text:p>24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олик сырой</text:p>
          </table:table-cell>
          <table:table-cell table:style-name="ce5" office:value-type="float" office:value="10.4" calcext:value-type="float">
            <text:p>10,4</text:p>
          </table:table-cell>
          <table:table-cell table:style-name="ce5" office:value-type="float" office:value="25.5" calcext:value-type="float">
            <text:p>25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94" calcext:value-type="float">
            <text:p>19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ыло индейки с кожей сырое</text:p>
          </table:table-cell>
          <table:table-cell table:style-name="ce5" office:value-type="float" office:value="8.4" calcext:value-type="float">
            <text:p>8,4</text:p>
          </table:table-cell>
          <table:table-cell table:style-name="ce5" office:value-type="float" office:value="30.2" calcext:value-type="float">
            <text:p>30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05" calcext:value-type="float">
            <text:p>20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ыло курицы без кожи сырое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97" calcext:value-type="float">
            <text:p>19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ыло курицы с кожей сырое</text:p>
          </table:table-cell>
          <table:table-cell table:style-name="ce5" office:value-type="float" office:value="8.1" calcext:value-type="float">
            <text:p>8,1</text:p>
          </table:table-cell>
          <table:table-cell table:style-name="ce5" office:value-type="float" office:value="30.2" calcext:value-type="float">
            <text:p>30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01" calcext:value-type="float">
            <text:p>20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уриная грудка без кожи</text:p>
          </table:table-cell>
          <table:table-cell table:style-name="ce5" office:value-type="float" office:value="19.3" calcext:value-type="float">
            <text:p>19,3</text:p>
          </table:table-cell>
          <table:table-cell table:style-name="ce5" office:value-type="float" office:value="26.6" calcext:value-type="float">
            <text:p>26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88" calcext:value-type="float">
            <text:p>28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урица жареная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30.8" calcext:value-type="float">
            <text:p>30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64" calcext:value-type="float">
            <text:p>16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урица отварная</text:p>
          </table:table-cell>
          <table:table-cell table:style-name="ce5" office:value-type="float" office:value="15.3" calcext:value-type="float">
            <text:p>15,3</text:p>
          </table:table-cell>
          <table:table-cell table:style-name="ce5" office:value-type="float" office:value="28.6" calcext:value-type="float">
            <text:p>28,6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59" calcext:value-type="float">
            <text:p>25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урица тушеная с овощами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22.6" calcext:value-type="float">
            <text:p>22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44" calcext:value-type="float">
            <text:p>24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урица гриль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125" calcext:value-type="float">
            <text:p>12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уры 1 кат,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7.1" calcext:value-type="float">
            <text:p>27,1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237" calcext:value-type="float">
            <text:p>23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уры 2 кат,</text:p>
          </table:table-cell>
          <table:table-cell table:style-name="ce5" office:value-type="float" office:value="18.4" calcext:value-type="float">
            <text:p>18,4</text:p>
          </table:table-cell>
          <table:table-cell table:style-name="ce5" office:value-type="float" office:value="18.2" calcext:value-type="float">
            <text:p>18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38" calcext:value-type="float">
            <text:p>23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зги говяжьи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21.2" calcext:value-type="float">
            <text:p>21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59" calcext:value-type="float">
            <text:p>15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зги свиные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11.7" calcext:value-type="float">
            <text:p>11,7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127" calcext:value-type="float">
            <text:p>12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якоть говядины сырая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119" calcext:value-type="float">
            <text:p>11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ясо кролика</text:p>
          </table:table-cell>
          <table:table-cell table:style-name="ce5" office:value-type="float" office:value="19.6" calcext:value-type="float">
            <text:p>19,6</text:p>
          </table:table-cell>
          <table:table-cell table:style-name="ce5" office:value-type="float" office:value="26.2" calcext:value-type="float">
            <text:p>26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89" calcext:value-type="float">
            <text:p>28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ожка индейки с кожей сырая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21.2" calcext:value-type="float">
            <text:p>21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83" calcext:value-type="float">
            <text:p>18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корок бараний сырой</text:p>
          </table:table-cell>
          <table:table-cell table:style-name="ce5" office:value-type="float" office:value="7" calcext:value-type="float">
            <text:p>7,0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44" calcext:value-type="float">
            <text:p>14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корок свинины тамбовский вареный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19" calcext:value-type="float">
            <text:p>19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95" calcext:value-type="float">
            <text:p>19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корок свиной сырой</text:p>
          </table:table-cell>
          <table:table-cell table:style-name="ce5" office:value-type="float" office:value="25.6" calcext:value-type="float">
            <text:p>25,6</text:p>
          </table:table-cell>
          <table:table-cell table:style-name="ce5" office:value-type="float" office:value="14.3" calcext:value-type="float">
            <text:p>14,3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88" calcext:value-type="float">
            <text:p>28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крошка мясная из говядины на кефире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63" calcext:value-type="float">
            <text:p>26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крошка мясная из говядины со сметаной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4.3" calcext:value-type="float">
            <text:p>4,3</text:p>
          </table:table-cell>
          <table:table-cell table:style-name="ce5" office:value-type="float" office:value="39" calcext:value-type="float">
            <text:p>3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ладьи из говяжьей печени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52" calcext:value-type="float">
            <text:p>5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ленина 1 кат,</text:p>
          </table:table-cell>
          <table:table-cell table:style-name="ce5" office:value-type="float" office:value="14.2" calcext:value-type="float">
            <text:p>14,2</text:p>
          </table:table-cell>
          <table:table-cell table:style-name="ce5" office:value-type="float" office:value="17.5" calcext:value-type="float">
            <text:p>17,5</text:p>
          </table:table-cell>
          <table:table-cell table:style-name="ce5" office:value-type="float" office:value="11.7" calcext:value-type="float">
            <text:p>11,7</text:p>
          </table:table-cell>
          <table:table-cell table:style-name="ce5" office:value-type="float" office:value="230" calcext:value-type="float">
            <text:p>23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тбивная свиная сырая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19.5" calcext:value-type="float">
            <text:p>19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55" calcext:value-type="float">
            <text:p>15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аштет из говяжьей печени</text:p>
          </table:table-cell>
          <table:table-cell table:style-name="ce5" office:value-type="float" office:value="14.6" calcext:value-type="float">
            <text:p>14,6</text:p>
          </table:table-cell>
          <table:table-cell table:style-name="ce5" office:value-type="float" office:value="27.9" calcext:value-type="float">
            <text:p>27,9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50" calcext:value-type="float">
            <text:p>25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ельмени жареные</text:p>
          </table:table-cell>
          <table:table-cell table:style-name="ce5" office:value-type="float" office:value="11.1" calcext:value-type="float">
            <text:p>11,1</text:p>
          </table:table-cell>
          <table:table-cell table:style-name="ce5" office:value-type="float" office:value="18.1" calcext:value-type="float">
            <text:p>18,1</text:p>
          </table:table-cell>
          <table:table-cell table:style-name="ce5" office:value-type="float" office:value="7" calcext:value-type="float">
            <text:p>7,0</text:p>
          </table:table-cell>
          <table:table-cell table:style-name="ce5" office:value-type="float" office:value="177" calcext:value-type="float">
            <text:p>17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ельмени отварные</text:p>
          </table:table-cell>
          <table:table-cell table:style-name="ce5" office:value-type="float" office:value="22.5" calcext:value-type="float">
            <text:p>22,5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14.1" calcext:value-type="float">
            <text:p>14,1</text:p>
          </table:table-cell>
          <table:table-cell table:style-name="ce5" office:value-type="float" office:value="303" calcext:value-type="float">
            <text:p>30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ечень говяжья</text:p>
          </table:table-cell>
          <table:table-cell table:style-name="ce5" office:value-type="float" office:value="13.9" calcext:value-type="float">
            <text:p>13,9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219" calcext:value-type="float">
            <text:p>21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ечень говяжья жареная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17.9" calcext:value-type="float">
            <text:p>17,9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127" calcext:value-type="float">
            <text:p>12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ечень говяжья тушеная в соусе</text:p>
          </table:table-cell>
          <table:table-cell table:style-name="ce5" office:value-type="float" office:value="10.2" calcext:value-type="float">
            <text:p>10,2</text:p>
          </table:table-cell>
          <table:table-cell table:style-name="ce5" office:value-type="float" office:value="22.8" calcext:value-type="float">
            <text:p>22,8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208" calcext:value-type="float">
            <text:p>20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ечень говяжья сырая</text:p>
          </table:table-cell>
          <table:table-cell table:style-name="ce5" office:value-type="float" office:value="9.2" calcext:value-type="float">
            <text:p>9,2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159" calcext:value-type="float">
            <text:p>15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ечень курицы сырая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135" calcext:value-type="float">
            <text:p>13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ечень свиная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16" calcext:value-type="float">
            <text:p>11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ирожки печеные с мясным фаршем и луком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18.8" calcext:value-type="float">
            <text:p>18,8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109" calcext:value-type="float">
            <text:p>10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джарка из баранины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35.5" calcext:value-type="float">
            <text:p>35,5</text:p>
          </table:table-cell>
          <table:table-cell table:style-name="ce5" office:value-type="float" office:value="245" calcext:value-type="float">
            <text:p>24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джарка из говядины</text:p>
          </table:table-cell>
          <table:table-cell table:style-name="ce5" office:value-type="float" office:value="35.1" calcext:value-type="float">
            <text:p>35,1</text:p>
          </table:table-cell>
          <table:table-cell table:style-name="ce5" office:value-type="float" office:value="19.5" calcext:value-type="float">
            <text:p>19,5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409" calcext:value-type="float">
            <text:p>40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джарка из свинины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24.9" calcext:value-type="float">
            <text:p>24,9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237" calcext:value-type="float">
            <text:p>23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росенок жареный</text:p>
          </table:table-cell>
          <table:table-cell table:style-name="ce5" office:value-type="float" office:value="49.3" calcext:value-type="float">
            <text:p>49,3</text:p>
          </table:table-cell>
          <table:table-cell table:style-name="ce5" office:value-type="float" office:value="15.7" calcext:value-type="float">
            <text:p>15,7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524" calcext:value-type="float">
            <text:p>52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росята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26.4" calcext:value-type="float">
            <text:p>26,4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47" calcext:value-type="float">
            <text:p>14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чки говяжьи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20.6" calcext:value-type="float">
            <text:p>20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09" calcext:value-type="float">
            <text:p>10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чки говяжьи жареные в соусе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15.2" calcext:value-type="float">
            <text:p>15,2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86" calcext:value-type="float">
            <text:p>8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чки говяжьи по-русски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122" calcext:value-type="float">
            <text:p>12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чки говяжьи тушеные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11.3" calcext:value-type="float">
            <text:p>11,3</text:p>
          </table:table-cell>
          <table:table-cell table:style-name="ce5" office:value-type="float" office:value="96" calcext:value-type="float">
            <text:p>9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чки свиные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11.1" calcext:value-type="float">
            <text:p>11,1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109" calcext:value-type="float">
            <text:p>10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агу из баранины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92" calcext:value-type="float">
            <text:p>9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агу из индейки</text:p>
          </table:table-cell>
          <table:table-cell table:style-name="ce5" office:value-type="float" office:value="10.1" calcext:value-type="float">
            <text:p>10,1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10.1" calcext:value-type="float">
            <text:p>10,1</text:p>
          </table:table-cell>
          <table:table-cell table:style-name="ce5" office:value-type="float" office:value="152" calcext:value-type="float">
            <text:p>15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агу из кролика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131" calcext:value-type="float">
            <text:p>13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агу из кур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10.4" calcext:value-type="float">
            <text:p>10,4</text:p>
          </table:table-cell>
          <table:table-cell table:style-name="ce5" office:value-type="float" office:value="123" calcext:value-type="float">
            <text:p>12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агу из утки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131" calcext:value-type="float">
            <text:p>13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агу из цыплят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186" calcext:value-type="float">
            <text:p>18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асстегаи с мясом и луком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125" calcext:value-type="float">
            <text:p>12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ебра свиные сырые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12.1" calcext:value-type="float">
            <text:p>12,1</text:p>
          </table:table-cell>
          <table:table-cell table:style-name="ce5" office:value-type="float" office:value="36.4" calcext:value-type="float">
            <text:p>36,4</text:p>
          </table:table-cell>
          <table:table-cell table:style-name="ce5" office:value-type="float" office:value="254" calcext:value-type="float">
            <text:p>25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омштекс из говядины</text:p>
          </table:table-cell>
          <table:table-cell table:style-name="ce5" office:value-type="float" office:value="24" calcext:value-type="float">
            <text:p>24,0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82" calcext:value-type="float">
            <text:p>28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алат с курицей</text:p>
          </table:table-cell>
          <table:table-cell table:style-name="ce5" office:value-type="float" office:value="11.3" calcext:value-type="float">
            <text:p>11,3</text:p>
          </table:table-cell>
          <table:table-cell table:style-name="ce5" office:value-type="float" office:value="24.9" calcext:value-type="float">
            <text:p>24,9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237" calcext:value-type="float">
            <text:p>23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алат мясной говяжий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137" calcext:value-type="float">
            <text:p>13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ало свиное сырое</text:p>
          </table:table-cell>
          <table:table-cell table:style-name="ce5" office:value-type="float" office:value="18.8" calcext:value-type="float">
            <text:p>18,8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219" calcext:value-type="float">
            <text:p>21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ардельки говяжьи отварные</text:p>
          </table:table-cell>
          <table:table-cell table:style-name="ce5" office:value-type="float" office:value="89" calcext:value-type="float">
            <text:p>89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812" calcext:value-type="float">
            <text:p>81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ардельки 1 сорта</text:p>
          </table:table-cell>
          <table:table-cell table:style-name="ce5" office:value-type="float" office:value="18.2" calcext:value-type="float">
            <text:p>18,2</text:p>
          </table:table-cell>
          <table:table-cell table:style-name="ce5" office:value-type="float" office:value="11.4" calcext:value-type="float">
            <text:p>11,4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215" calcext:value-type="float">
            <text:p>21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винина жареная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202" calcext:value-type="float">
            <text:p>20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винина отварная</text:p>
          </table:table-cell>
          <table:table-cell table:style-name="ce5" office:value-type="float" office:value="26.2" calcext:value-type="float">
            <text:p>26,2</text:p>
          </table:table-cell>
          <table:table-cell table:style-name="ce5" office:value-type="float" office:value="19.6" calcext:value-type="float">
            <text:p>19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14" calcext:value-type="float">
            <text:p>31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винина тушеная</text:p>
          </table:table-cell>
          <table:table-cell table:style-name="ce5" office:value-type="float" office:value="31.5" calcext:value-type="float">
            <text:p>31,5</text:p>
          </table:table-cell>
          <table:table-cell table:style-name="ce5" office:value-type="float" office:value="22.5" calcext:value-type="float">
            <text:p>22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73" calcext:value-type="float">
            <text:p>37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винина беконная</text:p>
          </table:table-cell>
          <table:table-cell table:style-name="ce5" office:value-type="float" office:value="20.4" calcext:value-type="float">
            <text:p>20,4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235" calcext:value-type="float">
            <text:p>23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винина жирная</text:p>
          </table:table-cell>
          <table:table-cell table:style-name="ce5" office:value-type="float" office:value="27.8" calcext:value-type="float">
            <text:p>27,8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18" calcext:value-type="float">
            <text:p>31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винина мясная</text:p>
          </table:table-cell>
          <table:table-cell table:style-name="ce5" office:value-type="float" office:value="49.3" calcext:value-type="float">
            <text:p>49,3</text:p>
          </table:table-cell>
          <table:table-cell table:style-name="ce5" office:value-type="float" office:value="11.7" calcext:value-type="float">
            <text:p>11,7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491" calcext:value-type="float">
            <text:p>49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виные сардельки</text:p>
          </table:table-cell>
          <table:table-cell table:style-name="ce5" office:value-type="float" office:value="33.3" calcext:value-type="float">
            <text:p>33,3</text:p>
          </table:table-cell>
          <table:table-cell table:style-name="ce5" office:value-type="float" office:value="14.3" calcext:value-type="float">
            <text:p>14,3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57" calcext:value-type="float">
            <text:p>35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ердце говяжье</text:p>
          </table:table-cell>
          <table:table-cell table:style-name="ce5" office:value-type="float" office:value="31.6" calcext:value-type="float">
            <text:p>31,6</text:p>
          </table:table-cell>
          <table:table-cell table:style-name="ce5" office:value-type="float" office:value="10.1" calcext:value-type="float">
            <text:p>10,1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322" calcext:value-type="float">
            <text:p>32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ердце курицы сырое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96" calcext:value-type="float">
            <text:p>9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ердце свиное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53" calcext:value-type="float">
            <text:p>15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лянка сборная мясная с говядиной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16.2" calcext:value-type="float">
            <text:p>16,2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101" calcext:value-type="float">
            <text:p>10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сиски говяжьи отварные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9" calcext:value-type="float">
            <text:p>3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пинка курицы с кожей сырая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10.4" calcext:value-type="float">
            <text:p>10,4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225" calcext:value-type="float">
            <text:p>22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тейк из говядины сырой</text:p>
          </table:table-cell>
          <table:table-cell table:style-name="ce5" office:value-type="float" office:value="20.8" calcext:value-type="float">
            <text:p>20,8</text:p>
          </table:table-cell>
          <table:table-cell table:style-name="ce5" office:value-type="float" office:value="25.7" calcext:value-type="float">
            <text:p>25,7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98" calcext:value-type="float">
            <text:p>29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елятина 1 кат,</text:p>
          </table:table-cell>
          <table:table-cell table:style-name="ce5" office:value-type="float" office:value="13.2" calcext:value-type="float">
            <text:p>13,2</text:p>
          </table:table-cell>
          <table:table-cell table:style-name="ce5" office:value-type="float" office:value="28" calcext:value-type="float">
            <text:p>28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37" calcext:value-type="float">
            <text:p>23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елятина 2 кат,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19.7" calcext:value-type="float">
            <text:p>19,7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97" calcext:value-type="float">
            <text:p>9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ефтели из говядины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20.4" calcext:value-type="float">
            <text:p>20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89" calcext:value-type="float">
            <text:p>8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Утка жареная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150" calcext:value-type="float">
            <text:p>15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Утка отварная</text:p>
          </table:table-cell>
          <table:table-cell table:style-name="ce5" office:value-type="float" office:value="34.9" calcext:value-type="float">
            <text:p>34,9</text:p>
          </table:table-cell>
          <table:table-cell table:style-name="ce5" office:value-type="float" office:value="23.2" calcext:value-type="float">
            <text:p>23,2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407" calcext:value-type="float">
            <text:p>40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Утка фаршированная картофелем</text:p>
          </table:table-cell>
          <table:table-cell table:style-name="ce5" office:value-type="float" office:value="34.6" calcext:value-type="float">
            <text:p>34,6</text:p>
          </table:table-cell>
          <table:table-cell table:style-name="ce5" office:value-type="float" office:value="18.1" calcext:value-type="float">
            <text:p>18,1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85" calcext:value-type="float">
            <text:p>38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Утки 1 кат,</text:p>
          </table:table-cell>
          <table:table-cell table:style-name="ce5" office:value-type="float" office:value="10.9" calcext:value-type="float">
            <text:p>10,9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169" calcext:value-type="float">
            <text:p>16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Утки 2 кат,</text:p>
          </table:table-cell>
          <table:table-cell table:style-name="ce5" office:value-type="float" office:value="38" calcext:value-type="float">
            <text:p>38,0</text:p>
          </table:table-cell>
          <table:table-cell table:style-name="ce5" office:value-type="float" office:value="15.8" calcext:value-type="float">
            <text:p>15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405" calcext:value-type="float">
            <text:p>40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Фарш бараний сырой</text:p>
          </table:table-cell>
          <table:table-cell table:style-name="ce5" office:value-type="float" office:value="24.2" calcext:value-type="float">
            <text:p>24,2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87" calcext:value-type="float">
            <text:p>28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Фарш свиной сырой</text:p>
          </table:table-cell>
          <table:table-cell table:style-name="ce5" office:value-type="float" office:value="23" calcext:value-type="float">
            <text:p>23,0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82" calcext:value-type="float">
            <text:p>28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Фрикадельки куриные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63" calcext:value-type="float">
            <text:p>26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Цыплята жареные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18.2" calcext:value-type="float">
            <text:p>18,2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163" calcext:value-type="float">
            <text:p>16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Цыплята жареные табака</text:p>
          </table:table-cell>
          <table:table-cell table:style-name="ce5" office:value-type="float" office:value="18.3" calcext:value-type="float">
            <text:p>18,3</text:p>
          </table:table-cell>
          <table:table-cell table:style-name="ce5" office:value-type="float" office:value="24" calcext:value-type="float">
            <text:p>24,0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61" calcext:value-type="float">
            <text:p>26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Цыплята отварные</text:p>
          </table:table-cell>
          <table:table-cell table:style-name="ce5" office:value-type="float" office:value="20.2" calcext:value-type="float">
            <text:p>20,2</text:p>
          </table:table-cell>
          <table:table-cell table:style-name="ce5" office:value-type="float" office:value="24.8" calcext:value-type="float">
            <text:p>24,8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81" calcext:value-type="float">
            <text:p>28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Шея куриная с кожей сырая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21.1" calcext:value-type="float">
            <text:p>21,1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11" calcext:value-type="float">
            <text:p>21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Шницель рубленый из говядины</text:p>
          </table:table-cell>
          <table:table-cell table:style-name="ce5" office:value-type="float" office:value="17.9" calcext:value-type="float">
            <text:p>17,9</text:p>
          </table:table-cell>
          <table:table-cell table:style-name="ce5" office:value-type="float" office:value="19.4" calcext:value-type="float">
            <text:p>19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45" calcext:value-type="float">
            <text:p>24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Шницель из свинины отбивной</text:p>
          </table:table-cell>
          <table:table-cell table:style-name="ce5" office:value-type="float" office:value="24.9" calcext:value-type="float">
            <text:p>24,9</text:p>
          </table:table-cell>
          <table:table-cell table:style-name="ce5" office:value-type="float" office:value="17.5" calcext:value-type="float">
            <text:p>17,5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331" calcext:value-type="float">
            <text:p>33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Шницель из свинины рубленый</text:p>
          </table:table-cell>
          <table:table-cell table:style-name="ce5" office:value-type="float" office:value="32.2" calcext:value-type="float">
            <text:p>32,2</text:p>
          </table:table-cell>
          <table:table-cell table:style-name="ce5" office:value-type="float" office:value="19" calcext:value-type="float">
            <text:p>19,0</text:p>
          </table:table-cell>
          <table:table-cell table:style-name="ce5" office:value-type="float" office:value="8.8" calcext:value-type="float">
            <text:p>8,8</text:p>
          </table:table-cell>
          <table:table-cell table:style-name="ce5" office:value-type="float" office:value="403" calcext:value-type="float">
            <text:p>40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Шницель отбивной из баранины</text:p>
          </table:table-cell>
          <table:table-cell table:style-name="ce5" office:value-type="float" office:value="42.5" calcext:value-type="float">
            <text:p>42,5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473" calcext:value-type="float">
            <text:p>47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Эскалоп из свинины</text:p>
          </table:table-cell>
          <table:table-cell table:style-name="ce5" office:value-type="float" office:value="23.2" calcext:value-type="float">
            <text:p>23,2</text:p>
          </table:table-cell>
          <table:table-cell table:style-name="ce5" office:value-type="float" office:value="21.8" calcext:value-type="float">
            <text:p>21,8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333" calcext:value-type="float">
            <text:p>33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Язык говяжий</text:p>
          </table:table-cell>
          <table:table-cell table:style-name="ce5" office:value-type="float" office:value="32.3" calcext:value-type="float">
            <text:p>32,3</text:p>
          </table:table-cell>
          <table:table-cell table:style-name="ce5" office:value-type="float" office:value="18.1" calcext:value-type="float">
            <text:p>18,1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63" calcext:value-type="float">
            <text:p>36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Язык свиной</text:p>
          </table:table-cell>
          <table:table-cell table:style-name="ce5" office:value-type="float" office:value="12.1" calcext:value-type="float">
            <text:p>12,1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173" calcext:value-type="float">
            <text:p>17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Боржоми»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15.9" calcext:value-type="float">
            <text:p>15,9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208" calcext:value-type="float">
            <text:p>20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Ессентуки № 4»</text:p>
          </table:table-cell>
          <table:table-cell table:number-columns-repeated="4" table:style-name="ce5" office:value-type="float" office:value="0" calcext:value-type="float">
            <text:p>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«Нарзан»</text:p>
          </table:table-cell>
          <table:table-cell table:number-columns-repeated="4" table:style-name="ce5" office:value-type="float" office:value="0" calcext:value-type="float">
            <text:p>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ина десертные</text:p>
          </table:table-cell>
          <table:table-cell table:number-columns-repeated="4" table:style-name="ce5" office:value-type="float" office:value="0" calcext:value-type="float">
            <text:p>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ина крепкие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172" calcext:value-type="float">
            <text:p>17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ина ликерные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163" calcext:value-type="float">
            <text:p>16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ина полудесертные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0" calcext:value-type="float">
            <text:p>30,0</text:p>
          </table:table-cell>
          <table:table-cell table:style-name="ce5" office:value-type="float" office:value="212" calcext:value-type="float">
            <text:p>21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ина полусладкие белые и красные (в т, ч, шампанское)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140" calcext:value-type="float">
            <text:p>14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ина полусухие белые и красные (в т, ч, шампанское)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88" calcext:value-type="float">
            <text:p>8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ина сладкие белые и красные (в т, ч, шампанское)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78" calcext:value-type="float">
            <text:p>7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ина сухие белые и красные (в т, ч, шампанское)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100" calcext:value-type="float">
            <text:p>10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ино безалкогольное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64" calcext:value-type="float">
            <text:p>6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ино белое "Мускат"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6" calcext:value-type="float">
            <text:p>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ино белое "Рислинг"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82" calcext:value-type="float">
            <text:p>8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ино белое "Савиньон"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80" calcext:value-type="float">
            <text:p>8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ино красное "Бургундское"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81" calcext:value-type="float">
            <text:p>8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ино красное "Каберне Савиньон"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86" calcext:value-type="float">
            <text:p>8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ино красное "Мерло"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83" calcext:value-type="float">
            <text:p>8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ино красное "Пино Нуар"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83" calcext:value-type="float">
            <text:p>8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иски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82" calcext:value-type="float">
            <text:p>8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ода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87" calcext:value-type="float">
            <text:p>8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одка</text:p>
          </table:table-cell>
          <table:table-cell table:number-columns-repeated="4" table:style-name="ce5" office:value-type="float" office:value="0" calcext:value-type="float">
            <text:p>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Зеленый чай</text:p>
          </table:table-cell>
          <table:table-cell table:number-columns-repeated="3" table:style-name="ce5" office:value-type="float" office:value="0" calcext:value-type="float">
            <text:p>0,0</text:p>
          </table:table-cell>
          <table:table-cell table:style-name="ce5" office:value-type="float" office:value="231" calcext:value-type="float">
            <text:p>23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као без молока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" calcext:value-type="float">
            <text:p>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као с заменителем сахара</text:p>
          </table:table-cell>
          <table:table-cell table:number-columns-repeated="2" table:style-name="ce5" office:value-type="float" office:value="1" calcext:value-type="float">
            <text:p>1,0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55" calcext:value-type="float">
            <text:p>5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вас хлебн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29" calcext:value-type="float">
            <text:p>2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исель из вишневого сока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27" calcext:value-type="float">
            <text:p>2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исель из сливового варенья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8.9" calcext:value-type="float">
            <text:p>18,9</text:p>
          </table:table-cell>
          <table:table-cell table:style-name="ce5" office:value-type="float" office:value="78" calcext:value-type="float">
            <text:p>7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исель из сушеных яблок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5.5" calcext:value-type="float">
            <text:p>15,5</text:p>
          </table:table-cell>
          <table:table-cell table:style-name="ce5" office:value-type="float" office:value="63" calcext:value-type="float">
            <text:p>6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исель из клюквы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6.3" calcext:value-type="float">
            <text:p>16,3</text:p>
          </table:table-cell>
          <table:table-cell table:style-name="ce5" office:value-type="float" office:value="66" calcext:value-type="float">
            <text:p>6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исель из кураги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53" calcext:value-type="float">
            <text:p>5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исель из яблок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2.9" calcext:value-type="float">
            <text:p>12,9</text:p>
          </table:table-cell>
          <table:table-cell table:style-name="ce5" office:value-type="float" office:value="54" calcext:value-type="float">
            <text:p>5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ктейль персиковый</text:p>
          </table:table-cell>
          <table:table-cell table:number-columns-repeated="2" table:style-name="ce5" office:value-type="float" office:value="0.1" calcext:value-type="float">
            <text:p>0,1</text:p>
          </table:table-cell>
          <table:table-cell table:style-name="ce5" office:value-type="float" office:value="23.7" calcext:value-type="float">
            <text:p>23,7</text:p>
          </table:table-cell>
          <table:table-cell table:style-name="ce5" office:value-type="float" office:value="97" calcext:value-type="float">
            <text:p>9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мпoт из черешни, консервы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18.5" calcext:value-type="float">
            <text:p>18,5</text:p>
          </table:table-cell>
          <table:table-cell table:style-name="ce5" office:value-type="float" office:value="98" calcext:value-type="float">
            <text:p>9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мпот из абрикосов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20.6" calcext:value-type="float">
            <text:p>20,6</text:p>
          </table:table-cell>
          <table:table-cell table:style-name="ce5" office:value-type="float" office:value="87" calcext:value-type="float">
            <text:p>8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мпот из абрикосов, консервы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56" calcext:value-type="float">
            <text:p>5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мпот из крыжовника и черной смородины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1.7" calcext:value-type="float">
            <text:p>21,7</text:p>
          </table:table-cell>
          <table:table-cell table:style-name="ce5" office:value-type="float" office:value="89" calcext:value-type="float">
            <text:p>8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мпот из персиков, консервы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3.9" calcext:value-type="float">
            <text:p>13,9</text:p>
          </table:table-cell>
          <table:table-cell table:style-name="ce5" office:value-type="float" office:value="58" calcext:value-type="float">
            <text:p>5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мпот из яблок, консервы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1.6" calcext:value-type="float">
            <text:p>21,6</text:p>
          </table:table-cell>
          <table:table-cell table:style-name="ce5" office:value-type="float" office:value="88" calcext:value-type="float">
            <text:p>8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мпот персиковый</text:p>
          </table:table-cell>
          <table:table-cell table:number-columns-repeated="2" table:style-name="ce5" office:value-type="float" office:value="0.2" calcext:value-type="float">
            <text:p>0,2</text:p>
          </table:table-cell>
          <table:table-cell table:style-name="ce5" office:value-type="float" office:value="22.3" calcext:value-type="float">
            <text:p>22,3</text:p>
          </table:table-cell>
          <table:table-cell table:style-name="ce5" office:value-type="float" office:value="93" calcext:value-type="float">
            <text:p>9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мпот черешнев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1.8" calcext:value-type="float">
            <text:p>21,8</text:p>
          </table:table-cell>
          <table:table-cell table:style-name="ce5" office:value-type="float" office:value="88" calcext:value-type="float">
            <text:p>8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мпот яблочн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4" calcext:value-type="float">
            <text:p>14,0</text:p>
          </table:table-cell>
          <table:table-cell table:style-name="ce5" office:value-type="float" office:value="58" calcext:value-type="float">
            <text:p>5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мпот вишневый</text:p>
          </table:table-cell>
          <table:table-cell table:number-columns-repeated="2" table:style-name="ce5" office:value-type="float" office:value="0.1" calcext:value-type="float">
            <text:p>0,1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55" calcext:value-type="float">
            <text:p>5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мпот грушев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3.8" calcext:value-type="float">
            <text:p>13,8</text:p>
          </table:table-cell>
          <table:table-cell table:style-name="ce5" office:value-type="float" office:value="57" calcext:value-type="float">
            <text:p>5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мпот из айвы</text:p>
          </table:table-cell>
          <table:table-cell table:number-columns-repeated="2" table:style-name="ce5" office:value-type="float" office:value="0.1" calcext:value-type="float">
            <text:p>0,1</text:p>
          </table:table-cell>
          <table:table-cell table:style-name="ce5" office:value-type="float" office:value="13.4" calcext:value-type="float">
            <text:p>13,4</text:p>
          </table:table-cell>
          <table:table-cell table:style-name="ce5" office:value-type="float" office:value="55" calcext:value-type="float">
            <text:p>5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мпот из айвы, консервы</text:p>
          </table:table-cell>
          <table:table-cell table:number-columns-repeated="2" table:style-name="ce5" office:value-type="float" office:value="0.1" calcext:value-type="float">
            <text:p>0,1</text:p>
          </table:table-cell>
          <table:table-cell table:style-name="ce5" office:value-type="float" office:value="13.7" calcext:value-type="float">
            <text:p>13,7</text:p>
          </table:table-cell>
          <table:table-cell table:style-name="ce5" office:value-type="float" office:value="56" calcext:value-type="float">
            <text:p>5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мпот из вишни, консервы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9.7" calcext:value-type="float">
            <text:p>19,7</text:p>
          </table:table-cell>
          <table:table-cell table:style-name="ce5" office:value-type="float" office:value="82" calcext:value-type="float">
            <text:p>8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мпот из груш, консервы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23.7" calcext:value-type="float">
            <text:p>23,7</text:p>
          </table:table-cell>
          <table:table-cell table:style-name="ce5" office:value-type="float" office:value="101" calcext:value-type="float">
            <text:p>10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ньяк ординарный «три звездочки»</text:p>
          </table:table-cell>
          <table:table-cell table:number-columns-repeated="2" table:style-name="ce5" office:value-type="float" office:value="0.2" calcext:value-type="float">
            <text:p>0,2</text:p>
          </table:table-cell>
          <table:table-cell table:style-name="ce5" office:value-type="float" office:value="18.1" calcext:value-type="float">
            <text:p>18,1</text:p>
          </table:table-cell>
          <table:table-cell table:style-name="ce5" office:value-type="float" office:value="74" calcext:value-type="float">
            <text:p>7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фе жареный в зернах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239" calcext:value-type="float">
            <text:p>23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фе на сгущенном молоке</text:p>
          </table:table-cell>
          <table:table-cell table:style-name="ce5" office:value-type="float" office:value="14.4" calcext:value-type="float">
            <text:p>14,4</text:p>
          </table:table-cell>
          <table:table-cell table:style-name="ce5" office:value-type="float" office:value="13.9" calcext:value-type="float">
            <text:p>13,9</text:p>
          </table:table-cell>
          <table:table-cell table:style-name="ce5" office:value-type="float" office:value="29.5" calcext:value-type="float">
            <text:p>29,5</text:p>
          </table:table-cell>
          <table:table-cell table:style-name="ce5" office:value-type="float" office:value="331" calcext:value-type="float">
            <text:p>33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фе на молоке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10.9" calcext:value-type="float">
            <text:p>10,9</text:p>
          </table:table-cell>
          <table:table-cell table:style-name="ce5" office:value-type="float" office:value="55" calcext:value-type="float">
            <text:p>5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фе растворимый черный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11.2" calcext:value-type="float">
            <text:p>11,2</text:p>
          </table:table-cell>
          <table:table-cell table:style-name="ce5" office:value-type="float" office:value="58" calcext:value-type="float">
            <text:p>5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фе со сливками и ликером</text:p>
          </table:table-cell>
          <table:table-cell table:number-columns-repeated="3"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фе черный (без сахара)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327" calcext:value-type="float">
            <text:p>32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фе эспрессо</text:p>
          </table:table-cell>
          <table:table-cell table:style-name="ce5" office:value-type="float" office:value="0.5" calcext:value-type="float">
            <text:p>0,5</text:p>
          </table:table-cell>
          <table:table-cell table:number-columns-repeated="2" table:style-name="ce5" office:value-type="float" office:value="0.2" calcext:value-type="float">
            <text:p>0,2</text:p>
          </table:table-cell>
          <table:table-cell table:style-name="ce5" office:value-type="float" office:value="7" calcext:value-type="float">
            <text:p>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фе эспрессо без кофеина</text:p>
          </table:table-cell>
          <table:table-cell table:number-columns-repeated="3" table:style-name="ce5" office:value-type="float" office:value="0" calcext:value-type="float">
            <text:p>0,0</text:p>
          </table:table-cell>
          <table:table-cell table:style-name="ce5" office:value-type="float" office:value="2" calcext:value-type="float">
            <text:p>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Ликер вишневый</text:p>
          </table:table-cell>
          <table:table-cell table:number-columns-repeated="4" table:style-name="ce5" office:value-type="float" office:value="0" calcext:value-type="float">
            <text:p>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аливка «Сливянка»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40" calcext:value-type="float">
            <text:p>40,0</text:p>
          </table:table-cell>
          <table:table-cell table:style-name="ce5" office:value-type="float" office:value="299" calcext:value-type="float">
            <text:p>29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апиток апельсиновый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28" calcext:value-type="float">
            <text:p>28,0</text:p>
          </table:table-cell>
          <table:table-cell table:style-name="ce5" office:value-type="float" office:value="215" calcext:value-type="float">
            <text:p>21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апиток клюквенн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53" calcext:value-type="float">
            <text:p>5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апиток яблочн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2.4" calcext:value-type="float">
            <text:p>12,4</text:p>
          </table:table-cell>
          <table:table-cell table:style-name="ce5" office:value-type="float" office:value="51" calcext:value-type="float">
            <text:p>5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апиток Coca-cola классический</text:p>
          </table:table-cell>
          <table:table-cell table:number-columns-repeated="2" table:style-name="ce5" office:value-type="float" office:value="0.1" calcext:value-type="float">
            <text:p>0,1</text:p>
          </table:table-cell>
          <table:table-cell table:style-name="ce5" office:value-type="float" office:value="13.2" calcext:value-type="float">
            <text:p>13,2</text:p>
          </table:table-cell>
          <table:table-cell table:style-name="ce5" office:value-type="float" office:value="54" calcext:value-type="float">
            <text:p>5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апиток из плодов шиповника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44" calcext:value-type="float">
            <text:p>4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апиток на плодово-ягодных настоях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1.9" calcext:value-type="float">
            <text:p>11,9</text:p>
          </table:table-cell>
          <table:table-cell table:style-name="ce5" office:value-type="float" office:value="50" calcext:value-type="float">
            <text:p>5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апиток на цитрусовых настоях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9.5" calcext:value-type="float">
            <text:p>9,5</text:p>
          </table:table-cell>
          <table:table-cell table:style-name="ce5" office:value-type="float" office:value="46" calcext:value-type="float">
            <text:p>4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апиток на эссенциях (Coca-Cola, Pepsi, «Байкал» и др,)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33" calcext:value-type="float">
            <text:p>3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апиток яблочно­ морковный, консервы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8.7" calcext:value-type="float">
            <text:p>8,7</text:p>
          </table:table-cell>
          <table:table-cell table:style-name="ce5" office:value-type="float" office:value="38" calcext:value-type="float">
            <text:p>3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апиток яблочно­абрикосовый, консервы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5.5" calcext:value-type="float">
            <text:p>15,5</text:p>
          </table:table-cell>
          <table:table-cell table:style-name="ce5" office:value-type="float" office:value="68" calcext:value-type="float">
            <text:p>6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апиток яблочно­виноградный, консервы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4" calcext:value-type="float">
            <text:p>14,0</text:p>
          </table:table-cell>
          <table:table-cell table:style-name="ce5" office:value-type="float" office:value="58" calcext:value-type="float">
            <text:p>5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астойка горькая «Русский сувенир»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2.3" calcext:value-type="float">
            <text:p>12,3</text:p>
          </table:table-cell>
          <table:table-cell table:style-name="ce5" office:value-type="float" office:value="52" calcext:value-type="float">
            <text:p>5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иво светлое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248" calcext:value-type="float">
            <text:p>24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иво светлое, с долей сухих в-в в исходном сусле 11%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29" calcext:value-type="float">
            <text:p>2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иво светлое, с долей сухих в-в в исходном сусле 20%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4.6" calcext:value-type="float">
            <text:p>4,6</text:p>
          </table:table-cell>
          <table:table-cell table:style-name="ce5" office:value-type="float" office:value="42" calcext:value-type="float">
            <text:p>4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иво темное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75" calcext:value-type="float">
            <text:p>7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иво темное, с долей сухих в-в в исходном сусле 13%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43" calcext:value-type="float">
            <text:p>4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иво темное, с долей сухих в-в в исходном сусле 20%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48" calcext:value-type="float">
            <text:p>4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ладкий вермут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8.7" calcext:value-type="float">
            <text:p>8,7</text:p>
          </table:table-cell>
          <table:table-cell table:style-name="ce5" office:value-type="float" office:value="74" calcext:value-type="float">
            <text:p>7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абрикосов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3.7" calcext:value-type="float">
            <text:p>13,7</text:p>
          </table:table-cell>
          <table:table-cell table:style-name="ce5" office:value-type="float" office:value="160" calcext:value-type="float">
            <text:p>16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айвов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55" calcext:value-type="float">
            <text:p>5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ананасов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1.2" calcext:value-type="float">
            <text:p>11,2</text:p>
          </table:table-cell>
          <table:table-cell table:style-name="ce5" office:value-type="float" office:value="51" calcext:value-type="float">
            <text:p>5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ананасовый без сахара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1.8" calcext:value-type="float">
            <text:p>11,8</text:p>
          </table:table-cell>
          <table:table-cell table:style-name="ce5" office:value-type="float" office:value="52" calcext:value-type="float">
            <text:p>5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апельсиновый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53" calcext:value-type="float">
            <text:p>5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виноградн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13.2" calcext:value-type="float">
            <text:p>13,2</text:p>
          </table:table-cell>
          <table:table-cell table:style-name="ce5" office:value-type="float" office:value="60" calcext:value-type="float">
            <text:p>6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вишневый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6.3" calcext:value-type="float">
            <text:p>16,3</text:p>
          </table:table-cell>
          <table:table-cell table:style-name="ce5" office:value-type="float" office:value="70" calcext:value-type="float">
            <text:p>7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гранатовый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11.4" calcext:value-type="float">
            <text:p>11,4</text:p>
          </table:table-cell>
          <table:table-cell table:style-name="ce5" office:value-type="float" office:value="51" calcext:value-type="float">
            <text:p>5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грейпфрутов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4.2" calcext:value-type="float">
            <text:p>14,2</text:p>
          </table:table-cell>
          <table:table-cell table:style-name="ce5" office:value-type="float" office:value="56" calcext:value-type="float">
            <text:p>5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грейпфрутовый белый без сахара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38" calcext:value-type="float">
            <text:p>3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грейпфрутовый белый с сахаром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39" calcext:value-type="float">
            <text:p>3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грейпфрутовый розовый без сахара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46" calcext:value-type="float">
            <text:p>4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из смеси овощей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39" calcext:value-type="float">
            <text:p>3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клюквенный без сахара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19" calcext:value-type="float">
            <text:p>1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лимонный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46" calcext:value-type="float">
            <text:p>4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лимонный без сахара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33" calcext:value-type="float">
            <text:p>3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мандариновый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25" calcext:value-type="float">
            <text:p>2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морковн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9.8" calcext:value-type="float">
            <text:p>9,8</text:p>
          </table:table-cell>
          <table:table-cell table:style-name="ce5" office:value-type="float" office:value="45" calcext:value-type="float">
            <text:p>4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персиков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12.6" calcext:value-type="float">
            <text:p>12,6</text:p>
          </table:table-cell>
          <table:table-cell table:style-name="ce5" office:value-type="float" office:value="56" calcext:value-type="float">
            <text:p>5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свекольн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6.5" calcext:value-type="float">
            <text:p>16,5</text:p>
          </table:table-cell>
          <table:table-cell table:style-name="ce5" office:value-type="float" office:value="68" calcext:value-type="float">
            <text:p>6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сливов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4.1" calcext:value-type="float">
            <text:p>14,1</text:p>
          </table:table-cell>
          <table:table-cell table:style-name="ce5" office:value-type="float" office:value="61" calcext:value-type="float">
            <text:p>6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томатн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5.2" calcext:value-type="float">
            <text:p>15,2</text:p>
          </table:table-cell>
          <table:table-cell table:style-name="ce5" office:value-type="float" office:value="68" calcext:value-type="float">
            <text:p>6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томатный с солью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18" calcext:value-type="float">
            <text:p>1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черничн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17" calcext:value-type="float">
            <text:p>1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черноплодно­рябиновый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38" calcext:value-type="float">
            <text:p>3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черносмородиновый</text:p>
          </table:table-cell>
          <table:table-cell table:number-columns-repeated="2" table:style-name="ce5" office:value-type="float" office:value="0.1" calcext:value-type="float">
            <text:p>0,1</text:p>
          </table:table-cell>
          <table:table-cell table:style-name="ce5" office:value-type="float" office:value="11.4" calcext:value-type="float">
            <text:p>11,4</text:p>
          </table:table-cell>
          <table:table-cell table:style-name="ce5" office:value-type="float" office:value="50" calcext:value-type="float">
            <text:p>5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шиповников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41" calcext:value-type="float">
            <text:p>4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к яблочный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6.1" calcext:value-type="float">
            <text:p>16,1</text:p>
          </table:table-cell>
          <table:table-cell table:style-name="ce5" office:value-type="float" office:value="67" calcext:value-type="float">
            <text:p>6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Холодный чай Lipton с лимоном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0.1" calcext:value-type="float">
            <text:p>10,1</text:p>
          </table:table-cell>
          <table:table-cell table:style-name="ce5" office:value-type="float" office:value="46" calcext:value-type="float">
            <text:p>4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Холодный чай Nestea с лимоном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35" calcext:value-type="float">
            <text:p>3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Чай ромашковый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36" calcext:value-type="float">
            <text:p>3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Чай с лимоном</text:p>
          </table:table-cell>
          <table:table-cell table:number-columns-repeated="3"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Чай с молоком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float" office:value="28" calcext:value-type="float">
            <text:p>2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Чай с сахаром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43" calcext:value-type="float">
            <text:p>4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Чай травяно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7" calcext:value-type="float">
            <text:p>7,0</text:p>
          </table:table-cell>
          <table:table-cell table:style-name="ce5" office:value-type="float" office:value="28" calcext:value-type="float">
            <text:p>2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Чай черный без сахара, лимона и молока</text:p>
          </table:table-cell>
          <table:table-cell table:number-columns-repeated="3"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Яблоки в сиропе, консервы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number-columns-repeated="2" table:style-name="ce5" office:value-type="float" office:value="1" calcext:value-type="float">
            <text:p>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Авокадо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48" calcext:value-type="float">
            <text:p>4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азилик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160" calcext:value-type="float">
            <text:p>16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аклажаны</text:p>
          </table:table-cell>
          <table:table-cell table:style-name="ce5" office:value-type="float" office:value="0" calcext:value-type="float">
            <text:p>0,0</text:p>
          </table:table-cell>
          <table:table-cell table:number-columns-repeated="2" table:style-name="ce5" office:value-type="float" office:value="3" calcext:value-type="float">
            <text:p>3,0</text:p>
          </table:table-cell>
          <table:table-cell table:style-name="ce5" office:value-type="float" office:value="23" calcext:value-type="float">
            <text:p>2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аклажаны, фаршированные овощами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24" calcext:value-type="float">
            <text:p>2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елокочанная капуста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83" calcext:value-type="float">
            <text:p>8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орщ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28" calcext:value-type="float">
            <text:p>2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орщ из свежей капусты и картофеля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29" calcext:value-type="float">
            <text:p>2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орщ летний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36" calcext:value-type="float">
            <text:p>3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орщ с картофелем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38" calcext:value-type="float">
            <text:p>3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орщ украинский</text:p>
          </table:table-cell>
          <table:table-cell table:number-columns-repeated="2" table:style-name="ce5" office:value-type="float" office:value="1.1" calcext:value-type="float">
            <text:p>1,1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float" office:value="42" calcext:value-type="float">
            <text:p>4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рокколи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50" calcext:value-type="float">
            <text:p>5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рокколи смесь Hortex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34" calcext:value-type="float">
            <text:p>3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рюква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23" calcext:value-type="float">
            <text:p>2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рюква припущенна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37" calcext:value-type="float">
            <text:p>3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рюссельская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8.4" calcext:value-type="float">
            <text:p>8,4</text:p>
          </table:table-cell>
          <table:table-cell table:style-name="ce5" office:value-type="float" office:value="54" calcext:value-type="float">
            <text:p>5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рюссельская капуста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35" calcext:value-type="float">
            <text:p>3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атрушки картофельные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43" calcext:value-type="float">
            <text:p>4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ешенки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17.7" calcext:value-type="float">
            <text:p>17,7</text:p>
          </table:table-cell>
          <table:table-cell table:style-name="ce5" office:value-type="float" office:value="165" calcext:value-type="float">
            <text:p>16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лубцы овощные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43" calcext:value-type="float">
            <text:p>4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ибы белые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9.7" calcext:value-type="float">
            <text:p>9,7</text:p>
          </table:table-cell>
          <table:table-cell table:style-name="ce5" office:value-type="float" office:value="95" calcext:value-type="float">
            <text:p>9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ибы белые сушеные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34" calcext:value-type="float">
            <text:p>3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ибы жареные (сушеные)</text:p>
          </table:table-cell>
          <table:table-cell table:style-name="ce5" office:value-type="float" office:value="14.3" calcext:value-type="float">
            <text:p>14,3</text:p>
          </table:table-cell>
          <table:table-cell table:style-name="ce5" office:value-type="float" office:value="30.3" calcext:value-type="float">
            <text:p>30,3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286" calcext:value-type="float">
            <text:p>28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ибы жареные в сметанном соусе</text:p>
          </table:table-cell>
          <table:table-cell table:style-name="ce5" office:value-type="float" office:value="24.4" calcext:value-type="float">
            <text:p>24,4</text:p>
          </table:table-cell>
          <table:table-cell table:style-name="ce5" office:value-type="float" office:value="11.3" calcext:value-type="float">
            <text:p>11,3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270" calcext:value-type="float">
            <text:p>27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ибы жареные с картофелем</text:p>
          </table:table-cell>
          <table:table-cell table:style-name="ce5" office:value-type="float" office:value="14.5" calcext:value-type="float">
            <text:p>14,5</text:p>
          </table:table-cell>
          <table:table-cell table:style-name="ce5" office:value-type="float" office:value="6.7" calcext:value-type="float">
            <text:p>6,7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172" calcext:value-type="float">
            <text:p>17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ибы лисички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114" calcext:value-type="float">
            <text:p>11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ибы опята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9" calcext:value-type="float">
            <text:p>1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ибы подберезовики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22" calcext:value-type="float">
            <text:p>2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ибы подосиновики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20" calcext:value-type="float">
            <text:p>2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ибы сыроежки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22" calcext:value-type="float">
            <text:p>2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ибы шампиньоны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9" calcext:value-type="float">
            <text:p>1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ибы, запеченные в сметанном соусе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4.3" calcext:value-type="float">
            <text:p>4,3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7" calcext:value-type="float">
            <text:p>2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ибы, тушенные с картофелем</text:p>
          </table:table-cell>
          <table:table-cell table:style-name="ce5" office:value-type="float" office:value="16.6" calcext:value-type="float">
            <text:p>16,6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188" calcext:value-type="float">
            <text:p>18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Драники картофельные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10.7" calcext:value-type="float">
            <text:p>10,7</text:p>
          </table:table-cell>
          <table:table-cell table:style-name="ce5" office:value-type="float" office:value="117" calcext:value-type="float">
            <text:p>11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Запеканка капустная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18.6" calcext:value-type="float">
            <text:p>18,6</text:p>
          </table:table-cell>
          <table:table-cell table:style-name="ce5" office:value-type="float" office:value="127" calcext:value-type="float">
            <text:p>12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Запеканка из тыквы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114" calcext:value-type="float">
            <text:p>11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Запеканка картофельная с овощами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16.3" calcext:value-type="float">
            <text:p>16,3</text:p>
          </table:table-cell>
          <table:table-cell table:style-name="ce5" office:value-type="float" office:value="137" calcext:value-type="float">
            <text:p>13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Запеканка морковная</text:p>
          </table:table-cell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7.5" calcext:value-type="float">
            <text:p>17,5</text:p>
          </table:table-cell>
          <table:table-cell table:style-name="ce5" office:value-type="float" office:value="136" calcext:value-type="float">
            <text:p>13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Зразы картофельные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17.8" calcext:value-type="float">
            <text:p>17,8</text:p>
          </table:table-cell>
          <table:table-cell table:style-name="ce5" office:value-type="float" office:value="128" calcext:value-type="float">
            <text:p>12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Икра из баклажанов, консервы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20.3" calcext:value-type="float">
            <text:p>20,3</text:p>
          </table:table-cell>
          <table:table-cell table:style-name="ce5" office:value-type="float" office:value="152" calcext:value-type="float">
            <text:p>15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Икра из кабачков, консервы</text:p>
          </table:table-cell>
          <table:table-cell table:style-name="ce5" office:value-type="float" office:value="13.3" calcext:value-type="float">
            <text:p>13,3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148" calcext:value-type="float">
            <text:p>14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Икра кабачковая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119" calcext:value-type="float">
            <text:p>11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Икра свекольная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78" calcext:value-type="float">
            <text:p>7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Имбирь свежий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11.7" calcext:value-type="float">
            <text:p>11,7</text:p>
          </table:table-cell>
          <table:table-cell table:style-name="ce5" office:value-type="float" office:value="119" calcext:value-type="float">
            <text:p>11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бачки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18" calcext:value-type="float">
            <text:p>18,0</text:p>
          </table:table-cell>
          <table:table-cell table:style-name="ce5" office:value-type="float" office:value="80" calcext:value-type="float">
            <text:p>8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бачки жареные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6" calcext:value-type="float">
            <text:p>4,6</text:p>
          </table:table-cell>
          <table:table-cell table:style-name="ce5" office:value-type="float" office:value="24" calcext:value-type="float">
            <text:p>2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бачки запеченные</text:p>
          </table:table-cell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88" calcext:value-type="float">
            <text:p>8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бачки припущенные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9.7" calcext:value-type="float">
            <text:p>9,7</text:p>
          </table:table-cell>
          <table:table-cell table:style-name="ce5" office:value-type="float" office:value="140" calcext:value-type="float">
            <text:p>14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пуста квашеная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130" calcext:value-type="float">
            <text:p>13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пуста жарена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23" calcext:value-type="float">
            <text:p>2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пуста запеченная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50" calcext:value-type="float">
            <text:p>5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пуста цветная жареная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9.2" calcext:value-type="float">
            <text:p>9,2</text:p>
          </table:table-cell>
          <table:table-cell table:style-name="ce5" office:value-type="float" office:value="75" calcext:value-type="float">
            <text:p>7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пуста цветная отварная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7" calcext:value-type="float">
            <text:p>4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ртофель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22" calcext:value-type="float">
            <text:p>2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ртофель, жаренный брусочками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71.6" calcext:value-type="float">
            <text:p>71,6</text:p>
          </table:table-cell>
          <table:table-cell table:style-name="ce5" office:value-type="float" office:value="317" calcext:value-type="float">
            <text:p>31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ртофель, жаренный ломтиками (из отварного)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23.5" calcext:value-type="float">
            <text:p>23,5</text:p>
          </table:table-cell>
          <table:table-cell table:style-name="ce5" office:value-type="float" office:value="192" calcext:value-type="float">
            <text:p>19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ртофель, тушенный с грибами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18.6" calcext:value-type="float">
            <text:p>18,6</text:p>
          </table:table-cell>
          <table:table-cell table:style-name="ce5" office:value-type="float" office:value="161" calcext:value-type="float">
            <text:p>16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ртофель, запеченный в сметанном соусе</text:p>
          </table:table-cell>
          <table:table-cell table:style-name="ce5" office:value-type="float" office:value="14.5" calcext:value-type="float">
            <text:p>14,5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19.5" calcext:value-type="float">
            <text:p>19,5</text:p>
          </table:table-cell>
          <table:table-cell table:style-name="ce5" office:value-type="float" office:value="228" calcext:value-type="float">
            <text:p>22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ша из тыквы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13.8" calcext:value-type="float">
            <text:p>13,8</text:p>
          </table:table-cell>
          <table:table-cell table:style-name="ce5" office:value-type="float" office:value="114" calcext:value-type="float">
            <text:p>11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итайская капуста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5.7" calcext:value-type="float">
            <text:p>15,7</text:p>
          </table:table-cell>
          <table:table-cell table:style-name="ce5" office:value-type="float" office:value="87" calcext:value-type="float">
            <text:p>8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льраби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13" calcext:value-type="float">
            <text:p>1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тлеты капустные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44" calcext:value-type="float">
            <text:p>4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тлеты картофельные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15.3" calcext:value-type="float">
            <text:p>15,3</text:p>
          </table:table-cell>
          <table:table-cell table:style-name="ce5" office:value-type="float" office:value="153" calcext:value-type="float">
            <text:p>15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тлеты морковные</text:p>
          </table:table-cell>
          <table:table-cell table:style-name="ce5" office:value-type="float" office:value="6.9" calcext:value-type="float">
            <text:p>6,9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16.2" calcext:value-type="float">
            <text:p>16,2</text:p>
          </table:table-cell>
          <table:table-cell table:style-name="ce5" office:value-type="float" office:value="139" calcext:value-type="float">
            <text:p>13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отлеты свекольные</text:p>
          </table:table-cell>
          <table:table-cell table:style-name="ce5" office:value-type="float" office:value="6.7" calcext:value-type="float">
            <text:p>6,7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19.2" calcext:value-type="float">
            <text:p>19,2</text:p>
          </table:table-cell>
          <table:table-cell table:style-name="ce5" office:value-type="float" office:value="152" calcext:value-type="float">
            <text:p>15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аснокочанная</text:p>
          </table:table-cell>
          <table:table-cell table:style-name="ce5" office:value-type="float" office:value="8.1" calcext:value-type="float">
            <text:p>8,1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24.1" calcext:value-type="float">
            <text:p>24,1</text:p>
          </table:table-cell>
          <table:table-cell table:style-name="ce5" office:value-type="float" office:value="187" calcext:value-type="float">
            <text:p>18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аснокочанная капуста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26" calcext:value-type="float">
            <text:p>2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есс-салат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31" calcext:value-type="float">
            <text:p>3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укуруза сладка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1" calcext:value-type="float">
            <text:p>1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Латук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9" calcext:value-type="float">
            <text:p>19,0</text:p>
          </table:table-cell>
          <table:table-cell table:style-name="ce5" office:value-type="float" office:value="86" calcext:value-type="float">
            <text:p>8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Лук жарен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4" calcext:value-type="float">
            <text:p>1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Лук зеленый (перо)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27.4" calcext:value-type="float">
            <text:p>27,4</text:p>
          </table:table-cell>
          <table:table-cell table:style-name="ce5" office:value-type="float" office:value="251" calcext:value-type="float">
            <text:p>25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Лук маринованн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20" calcext:value-type="float">
            <text:p>2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Лук порей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79" calcext:value-type="float">
            <text:p>7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Лук репка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36" calcext:value-type="float">
            <text:p>3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Луковичный флорентийский фенхель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41" calcext:value-type="float">
            <text:p>4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йоран сушеный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6" calcext:value-type="float">
            <text:p>1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нгольд</text:p>
          </table:table-cell>
          <table:table-cell table:style-name="ce5" office:value-type="float" office:value="7" calcext:value-type="float">
            <text:p>7,0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61" calcext:value-type="float">
            <text:p>61,0</text:p>
          </table:table-cell>
          <table:table-cell table:style-name="ce5" office:value-type="float" office:value="271" calcext:value-type="float">
            <text:p>27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рковь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19" calcext:value-type="float">
            <text:p>1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рковь отварна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6.9" calcext:value-type="float">
            <text:p>6,9</text:p>
          </table:table-cell>
          <table:table-cell table:style-name="ce5" office:value-type="float" office:value="35" calcext:value-type="float">
            <text:p>3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рковь припущенна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33" calcext:value-type="float">
            <text:p>3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рковь тушеная с рисом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52" calcext:value-type="float">
            <text:p>5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рская капуста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122" calcext:value-type="float">
            <text:p>12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гурцы (грунтовые)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5" calcext:value-type="float">
            <text:p>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гурцы (парниковые)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14" calcext:value-type="float">
            <text:p>1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гурцы соленые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11" calcext:value-type="float">
            <text:p>1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крошка овощна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13" calcext:value-type="float">
            <text:p>1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ладьи из тыквы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float" office:value="39" calcext:value-type="float">
            <text:p>3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астернак (корень)</text:p>
          </table:table-cell>
          <table:table-cell table:style-name="ce5" office:value-type="float" office:value="7" calcext:value-type="float">
            <text:p>7,0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19.8" calcext:value-type="float">
            <text:p>19,8</text:p>
          </table:table-cell>
          <table:table-cell table:style-name="ce5" office:value-type="float" office:value="158" calcext:value-type="float">
            <text:p>15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атиссон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9.2" calcext:value-type="float">
            <text:p>9,2</text:p>
          </table:table-cell>
          <table:table-cell table:style-name="ce5" office:value-type="float" office:value="47" calcext:value-type="float">
            <text:p>4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атиссон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34" calcext:value-type="float">
            <text:p>3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ерец сладки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6" calcext:value-type="float">
            <text:p>1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ерец, фаршированный овощами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26" calcext:value-type="float">
            <text:p>2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етрушка</text:p>
          </table:table-cell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0.1" calcext:value-type="float">
            <text:p>10,1</text:p>
          </table:table-cell>
          <table:table-cell table:style-name="ce5" office:value-type="float" office:value="100" calcext:value-type="float">
            <text:p>10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етрушка (корень)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49" calcext:value-type="float">
            <text:p>4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еченое таро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0.1" calcext:value-type="float">
            <text:p>10,1</text:p>
          </table:table-cell>
          <table:table-cell table:style-name="ce5" office:value-type="float" office:value="51" calcext:value-type="float">
            <text:p>5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ирожки картофельные с морковью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34.1" calcext:value-type="float">
            <text:p>34,1</text:p>
          </table:table-cell>
          <table:table-cell table:style-name="ce5" office:value-type="float" office:value="144" calcext:value-type="float">
            <text:p>14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мидоры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18.9" calcext:value-type="float">
            <text:p>18,9</text:p>
          </table:table-cell>
          <table:table-cell table:style-name="ce5" office:value-type="float" office:value="124" calcext:value-type="float">
            <text:p>12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мидоры без кожицы, консервы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20" calcext:value-type="float">
            <text:p>2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мидоры жареные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12" calcext:value-type="float">
            <text:p>1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мидоры с кожицей, консервы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73" calcext:value-type="float">
            <text:p>7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мидоры, фаршированные с рисом и морковью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20" calcext:value-type="float">
            <text:p>2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мидоры, фаршированные яйцом и луком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9.3" calcext:value-type="float">
            <text:p>9,3</text:p>
          </table:table-cell>
          <table:table-cell table:style-name="ce5" office:value-type="float" office:value="91" calcext:value-type="float">
            <text:p>9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ртобелло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83" calcext:value-type="float">
            <text:p>8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удинг из тыквы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26" calcext:value-type="float">
            <text:p>2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удинг морковный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2.3" calcext:value-type="float">
            <text:p>12,3</text:p>
          </table:table-cell>
          <table:table-cell table:style-name="ce5" office:value-type="float" office:value="92" calcext:value-type="float">
            <text:p>9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юре из моркови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4" calcext:value-type="float">
            <text:p>14,0</text:p>
          </table:table-cell>
          <table:table-cell table:style-name="ce5" office:value-type="float" office:value="106" calcext:value-type="float">
            <text:p>10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юре из тыквы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8.1" calcext:value-type="float">
            <text:p>8,1</text:p>
          </table:table-cell>
          <table:table-cell table:style-name="ce5" office:value-type="float" office:value="90" calcext:value-type="float">
            <text:p>9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юре картофельное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88" calcext:value-type="float">
            <text:p>8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агу овощное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4.7" calcext:value-type="float">
            <text:p>14,7</text:p>
          </table:table-cell>
          <table:table-cell table:style-name="ce5" office:value-type="float" office:value="75" calcext:value-type="float">
            <text:p>7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ассольник домашний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10.6" calcext:value-type="float">
            <text:p>10,6</text:p>
          </table:table-cell>
          <table:table-cell table:style-name="ce5" office:value-type="float" office:value="91" calcext:value-type="float">
            <text:p>9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евень</text:p>
          </table:table-cell>
          <table:table-cell table:number-columns-repeated="2" table:style-name="ce5" office:value-type="float" office:value="1" calcext:value-type="float">
            <text:p>1,0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36" calcext:value-type="float">
            <text:p>3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едис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16" calcext:value-type="float">
            <text:p>1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едька с маслом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20" calcext:value-type="float">
            <text:p>2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едька черная</text:p>
          </table:table-cell>
          <table:table-cell table:style-name="ce5" office:value-type="float" office:value="7" calcext:value-type="float">
            <text:p>7,0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96" calcext:value-type="float">
            <text:p>9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епа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6.7" calcext:value-type="float">
            <text:p>6,7</text:p>
          </table:table-cell>
          <table:table-cell table:style-name="ce5" office:value-type="float" office:value="36" calcext:value-type="float">
            <text:p>3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епа припущенна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32" calcext:value-type="float">
            <text:p>3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алат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45" calcext:value-type="float">
            <text:p>4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векла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71" calcext:value-type="float">
            <text:p>7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векла отварна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8.8" calcext:value-type="float">
            <text:p>8,8</text:p>
          </table:table-cell>
          <table:table-cell table:style-name="ce5" office:value-type="float" office:value="42" calcext:value-type="float">
            <text:p>4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векла тушена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9.8" calcext:value-type="float">
            <text:p>9,8</text:p>
          </table:table-cell>
          <table:table-cell table:style-name="ce5" office:value-type="float" office:value="48" calcext:value-type="float">
            <text:p>4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векла, тушенная с яблоками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75" calcext:value-type="float">
            <text:p>7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векольник холодный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0.7" calcext:value-type="float">
            <text:p>10,7</text:p>
          </table:table-cell>
          <table:table-cell table:style-name="ce5" office:value-type="float" office:value="84" calcext:value-type="float">
            <text:p>8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ельдерей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30" calcext:value-type="float">
            <text:p>3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ельдерей (корень)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3" calcext:value-type="float">
            <text:p>1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ельдерей (стебли)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34" calcext:value-type="float">
            <text:p>3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леная окра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42" calcext:value-type="float">
            <text:p>4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лянка грибна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29" calcext:value-type="float">
            <text:p>2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ус томатный острый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8" calcext:value-type="float">
            <text:p>1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паржа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1.2" calcext:value-type="float">
            <text:p>21,2</text:p>
          </table:table-cell>
          <table:table-cell table:style-name="ce5" office:value-type="float" office:value="99" calcext:value-type="float">
            <text:p>9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уп картофельн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21" calcext:value-type="float">
            <text:p>2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уп картофельный с перловой крупой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45" calcext:value-type="float">
            <text:p>4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уп-пюре из шпината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37" calcext:value-type="float">
            <text:p>3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уп-пюре из картофеля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42" calcext:value-type="float">
            <text:p>4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уп-пюре из моркови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58" calcext:value-type="float">
            <text:p>5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уфле морковное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39" calcext:value-type="float">
            <text:p>3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оматная паста, консервы</text:p>
          </table:table-cell>
          <table:table-cell table:style-name="ce5" office:value-type="float" office:value="12.9" calcext:value-type="float">
            <text:p>12,9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11.3" calcext:value-type="float">
            <text:p>11,3</text:p>
          </table:table-cell>
          <table:table-cell table:style-name="ce5" office:value-type="float" office:value="189" calcext:value-type="float">
            <text:p>18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оматное пюре, консервы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19" calcext:value-type="float">
            <text:p>19,0</text:p>
          </table:table-cell>
          <table:table-cell table:style-name="ce5" office:value-type="float" office:value="102" calcext:value-type="float">
            <text:p>10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оматы (грунтовые)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11.8" calcext:value-type="float">
            <text:p>11,8</text:p>
          </table:table-cell>
          <table:table-cell table:style-name="ce5" office:value-type="float" office:value="66" calcext:value-type="float">
            <text:p>6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опинамбур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24" calcext:value-type="float">
            <text:p>2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урнепс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2.8" calcext:value-type="float">
            <text:p>12,8</text:p>
          </table:table-cell>
          <table:table-cell table:style-name="ce5" office:value-type="float" office:value="61" calcext:value-type="float">
            <text:p>6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ыква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28" calcext:value-type="float">
            <text:p>2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ыква жарена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4.4" calcext:value-type="float">
            <text:p>4,4</text:p>
          </table:table-cell>
          <table:table-cell table:style-name="ce5" office:value-type="float" office:value="22" calcext:value-type="float">
            <text:p>2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ыква маринованная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6.9" calcext:value-type="float">
            <text:p>6,9</text:p>
          </table:table-cell>
          <table:table-cell table:style-name="ce5" office:value-type="float" office:value="86" calcext:value-type="float">
            <text:p>8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ыква отварна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42" calcext:value-type="float">
            <text:p>4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ыква припущенна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26" calcext:value-type="float">
            <text:p>2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Укроп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40" calcext:value-type="float">
            <text:p>4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Хрен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40" calcext:value-type="float">
            <text:p>4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Цветная капуста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59" calcext:value-type="float">
            <text:p>5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Цикорий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30" calcext:value-type="float">
            <text:p>3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Цуккини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19" calcext:value-type="float">
            <text:p>1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Чеснок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6" calcext:value-type="float">
            <text:p>1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Шиитаке сушеные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29.9" calcext:value-type="float">
            <text:p>29,9</text:p>
          </table:table-cell>
          <table:table-cell table:style-name="ce5" office:value-type="float" office:value="149" calcext:value-type="float">
            <text:p>14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Шницель из капусты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75" calcext:value-type="float">
            <text:p>75,0</text:p>
          </table:table-cell>
          <table:table-cell table:style-name="ce5" office:value-type="float" office:value="296" calcext:value-type="float">
            <text:p>29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Шпинат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11.6" calcext:value-type="float">
            <text:p>11,6</text:p>
          </table:table-cell>
          <table:table-cell table:style-name="ce5" office:value-type="float" office:value="118" calcext:value-type="float">
            <text:p>11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Шпинат-пюре, консервы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23" calcext:value-type="float">
            <text:p>2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Щавель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2" table:style-name="ce5" office:value-type="float" office:value="2" calcext:value-type="float">
            <text:p>2,0</text:p>
          </table:table-cell>
          <table:table-cell table:style-name="ce5" office:value-type="float" office:value="16" calcext:value-type="float">
            <text:p>1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Щи из квашеной капусты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22" calcext:value-type="float">
            <text:p>2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Щи из свежей капусты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9" calcext:value-type="float">
            <text:p>1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Щи из щавеля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4" calcext:value-type="float">
            <text:p>2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Щи суточные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48" calcext:value-type="float">
            <text:p>4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рчица столовая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9" calcext:value-type="float">
            <text:p>1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Дрожжи прессованные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143" calcext:value-type="float">
            <text:p>14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Желатин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109" calcext:value-type="float">
            <text:p>10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Заправка для салата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87.2" calcext:value-type="float">
            <text:p>87,2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55" calcext:value-type="float">
            <text:p>35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ринад овощной без томата</text:p>
          </table:table-cell>
          <table:table-cell table:style-name="ce5" office:value-type="float" office:value="23.3" calcext:value-type="float">
            <text:p>23,3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235" calcext:value-type="float">
            <text:p>23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труби пшеничные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134" calcext:value-type="float">
            <text:p>13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рошок горчичный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16.6" calcext:value-type="float">
            <text:p>16,6</text:p>
          </table:table-cell>
          <table:table-cell table:style-name="ce5" office:value-type="float" office:value="165" calcext:value-type="float">
            <text:p>16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ус белый основной</text:p>
          </table:table-cell>
          <table:table-cell table:style-name="ce5" office:value-type="float" office:value="11.1" calcext:value-type="float">
            <text:p>11,1</text:p>
          </table:table-cell>
          <table:table-cell table:style-name="ce5" office:value-type="float" office:value="37.1" calcext:value-type="float">
            <text:p>37,1</text:p>
          </table:table-cell>
          <table:table-cell table:style-name="ce5" office:value-type="float" office:value="32.6" calcext:value-type="float">
            <text:p>32,6</text:p>
          </table:table-cell>
          <table:table-cell table:style-name="ce5" office:value-type="float" office:value="378" calcext:value-type="float">
            <text:p>37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ус грибной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56" calcext:value-type="float">
            <text:p>5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ус клюквенный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82" calcext:value-type="float">
            <text:p>8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ус красный основной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12.6" calcext:value-type="float">
            <text:p>12,6</text:p>
          </table:table-cell>
          <table:table-cell table:style-name="ce5" office:value-type="float" office:value="51" calcext:value-type="float">
            <text:p>5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ус луковый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48" calcext:value-type="float">
            <text:p>4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ус майонез со сметаной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75" calcext:value-type="float">
            <text:p>7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ус молочный</text:p>
          </table:table-cell>
          <table:table-cell table:style-name="ce5" office:value-type="float" office:value="31.9" calcext:value-type="float">
            <text:p>31,9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312" calcext:value-type="float">
            <text:p>31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ус польский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84" calcext:value-type="float">
            <text:p>8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ус с хреном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78" calcext:value-type="float">
            <text:p>7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ус сметанн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27" calcext:value-type="float">
            <text:p>2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ус томатный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78" calcext:value-type="float">
            <text:p>7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ус черносмородиновый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80" calcext:value-type="float">
            <text:p>8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алык осетровый холодного копчени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67.6" calcext:value-type="float">
            <text:p>67,6</text:p>
          </table:table-cell>
          <table:table-cell table:style-name="ce5" office:value-type="float" office:value="275" calcext:value-type="float">
            <text:p>27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утербод с соленой горбушей</text:p>
          </table:table-cell>
          <table:table-cell table:style-name="ce5" office:value-type="float" office:value="12.5" calcext:value-type="float">
            <text:p>12,5</text:p>
          </table:table-cell>
          <table:table-cell table:style-name="ce5" office:value-type="float" office:value="20.4" calcext:value-type="float">
            <text:p>20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94" calcext:value-type="float">
            <text:p>19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утерброд с килькой и яйцом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6.7" calcext:value-type="float">
            <text:p>6,7</text:p>
          </table:table-cell>
          <table:table-cell table:style-name="ce5" office:value-type="float" office:value="14.8" calcext:value-type="float">
            <text:p>14,8</text:p>
          </table:table-cell>
          <table:table-cell table:style-name="ce5" office:value-type="float" office:value="110" calcext:value-type="float">
            <text:p>11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утерброд с сельдью</text:p>
          </table:table-cell>
          <table:table-cell table:style-name="ce5" office:value-type="float" office:value="6.9" calcext:value-type="float">
            <text:p>6,9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15.2" calcext:value-type="float">
            <text:p>15,2</text:p>
          </table:table-cell>
          <table:table-cell table:style-name="ce5" office:value-type="float" office:value="151" calcext:value-type="float">
            <text:p>15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утерброд с зернистой икрой кеты</text:p>
          </table:table-cell>
          <table:table-cell table:style-name="ce5" office:value-type="float" office:value="6.7" calcext:value-type="float">
            <text:p>6,7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15.1" calcext:value-type="float">
            <text:p>15,1</text:p>
          </table:table-cell>
          <table:table-cell table:style-name="ce5" office:value-type="float" office:value="144" calcext:value-type="float">
            <text:p>14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утерброд с икрой осетровой зернистой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117" calcext:value-type="float">
            <text:p>11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обла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112" calcext:value-type="float">
            <text:p>11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обла холодного копчения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18" calcext:value-type="float">
            <text:p>18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95" calcext:value-type="float">
            <text:p>9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алки из трески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31.1" calcext:value-type="float">
            <text:p>31,1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81" calcext:value-type="float">
            <text:p>18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рбуша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87" calcext:value-type="float">
            <text:p>8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рбуша в томатном соусе, консервы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20.5" calcext:value-type="float">
            <text:p>20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40" calcext:value-type="float">
            <text:p>14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рбуша натуральная, консервы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130" calcext:value-type="float">
            <text:p>13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рбуша отварная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20.9" calcext:value-type="float">
            <text:p>20,9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36" calcext:value-type="float">
            <text:p>13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ракатица свежая</text:p>
          </table:table-cell>
          <table:table-cell table:style-name="ce5" office:value-type="float" office:value="21.8" calcext:value-type="float">
            <text:p>21,8</text:p>
          </table:table-cell>
          <table:table-cell table:style-name="ce5" office:value-type="float" office:value="14.4" calcext:value-type="float">
            <text:p>14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54" calcext:value-type="float">
            <text:p>25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рась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79" calcext:value-type="float">
            <text:p>7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рп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17.7" calcext:value-type="float">
            <text:p>17,7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87" calcext:value-type="float">
            <text:p>8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арп жареный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12" calcext:value-type="float">
            <text:p>11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ета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18.5" calcext:value-type="float">
            <text:p>18,5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181" calcext:value-type="float">
            <text:p>18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ета натуральная, консервы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19" calcext:value-type="float">
            <text:p>19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27" calcext:value-type="float">
            <text:p>12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ета соленая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21.5" calcext:value-type="float">
            <text:p>21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29" calcext:value-type="float">
            <text:p>12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ефаль свежая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24.3" calcext:value-type="float">
            <text:p>24,3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84" calcext:value-type="float">
            <text:p>18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еветки свежие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18.3" calcext:value-type="float">
            <text:p>18,3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87" calcext:value-type="float">
            <text:p>8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Лещ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06" calcext:value-type="float">
            <text:p>10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сляная рыба свежая</text:p>
          </table:table-cell>
          <table:table-cell table:style-name="ce5" office:value-type="float" office:value="14" calcext:value-type="float">
            <text:p>14,0</text:p>
          </table:table-cell>
          <table:table-cell table:style-name="ce5" office:value-type="float" office:value="19" calcext:value-type="float">
            <text:p>19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05" calcext:value-type="float">
            <text:p>20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идии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46" calcext:value-type="float">
            <text:p>14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интай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77" calcext:value-type="float">
            <text:p>7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авага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89" calcext:value-type="float">
            <text:p>8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авага жареная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19.2" calcext:value-type="float">
            <text:p>19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91" calcext:value-type="float">
            <text:p>9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ерка красная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18.3" calcext:value-type="float">
            <text:p>18,3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169" calcext:value-type="float">
            <text:p>16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ерка натуральная, консервы</text:p>
          </table:table-cell>
          <table:table-cell table:style-name="ce5" office:value-type="float" office:value="8.4" calcext:value-type="float">
            <text:p>8,4</text:p>
          </table:table-cell>
          <table:table-cell table:style-name="ce5" office:value-type="float" office:value="20.3" calcext:value-type="float">
            <text:p>20,3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57" calcext:value-type="float">
            <text:p>15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кунь речной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19.5" calcext:value-type="float">
            <text:p>19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09" calcext:value-type="float">
            <text:p>10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сетр свежий</text:p>
          </table:table-cell>
          <table:table-cell table:style-name="ce5" office:value-type="float" office:value="11.9" calcext:value-type="float">
            <text:p>11,9</text:p>
          </table:table-cell>
          <table:table-cell table:style-name="ce5" office:value-type="float" office:value="17.8" calcext:value-type="float">
            <text:p>17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79" calcext:value-type="float">
            <text:p>17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сьминог свежий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05" calcext:value-type="float">
            <text:p>10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алтус белокорый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82" calcext:value-type="float">
            <text:p>8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утассу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73" calcext:value-type="float">
            <text:p>7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аки речные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20.5" calcext:value-type="float">
            <text:p>20,5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90" calcext:value-type="float">
            <text:p>9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Раки речные вареные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5.5" calcext:value-type="float">
            <text:p>15,5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76" calcext:value-type="float">
            <text:p>7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азан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20.3" calcext:value-type="float">
            <text:p>20,3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97" calcext:value-type="float">
            <text:p>9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алака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38" calcext:value-type="float">
            <text:p>38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78" calcext:value-type="float">
            <text:p>17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алака горячего копчения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25" calcext:value-type="float">
            <text:p>12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ельдь рубленая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45" calcext:value-type="float">
            <text:p>14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емга свежая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14" calcext:value-type="float">
            <text:p>14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91" calcext:value-type="float">
            <text:p>19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емга соленая потрошенная с головой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08" calcext:value-type="float">
            <text:p>20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ибасс свежий</text:p>
          </table:table-cell>
          <table:table-cell table:style-name="ce5" office:value-type="float" office:value="12.5" calcext:value-type="float">
            <text:p>12,5</text:p>
          </table:table-cell>
          <table:table-cell table:style-name="ce5" office:value-type="float" office:value="22.5" calcext:value-type="float">
            <text:p>22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02" calcext:value-type="float">
            <text:p>20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иг свежий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18" calcext:value-type="float">
            <text:p>18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97" calcext:value-type="float">
            <text:p>9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кумбрия атлантическая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19" calcext:value-type="float">
            <text:p>19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34" calcext:value-type="float">
            <text:p>13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кумбрия в масле, консервы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23.4" calcext:value-type="float">
            <text:p>23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50" calcext:value-type="float">
            <text:p>15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лянка рыбная</text:p>
          </table:table-cell>
          <table:table-cell table:style-name="ce5" office:value-type="float" office:value="28.9" calcext:value-type="float">
            <text:p>28,9</text:p>
          </table:table-cell>
          <table:table-cell table:style-name="ce5" office:value-type="float" office:value="14.4" calcext:value-type="float">
            <text:p>14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18" calcext:value-type="float">
            <text:p>31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м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25" calcext:value-type="float">
            <text:p>2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ом в томатном соусе, консервы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15" calcext:value-type="float">
            <text:p>11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еша осетровая холодного копчения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13.7" calcext:value-type="float">
            <text:p>13,7</text:p>
          </table:table-cell>
          <table:table-cell table:style-name="ce5" office:value-type="float" office:value="8.7" calcext:value-type="float">
            <text:p>8,7</text:p>
          </table:table-cell>
          <table:table-cell table:style-name="ce5" office:value-type="float" office:value="144" calcext:value-type="float">
            <text:p>14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иляпия свежая</text:p>
          </table:table-cell>
          <table:table-cell table:style-name="ce5" office:value-type="float" office:value="25.7" calcext:value-type="float">
            <text:p>25,7</text:p>
          </table:table-cell>
          <table:table-cell table:style-name="ce5" office:value-type="float" office:value="17.6" calcext:value-type="float">
            <text:p>17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02" calcext:value-type="float">
            <text:p>30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реска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96" calcext:value-type="float">
            <text:p>9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унец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9.7" calcext:value-type="float">
            <text:p>9,7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101" calcext:value-type="float">
            <text:p>10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Угорь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23" calcext:value-type="float">
            <text:p>23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44" calcext:value-type="float">
            <text:p>14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Форель морская свежая</text:p>
          </table:table-cell>
          <table:table-cell table:style-name="ce5" office:value-type="float" office:value="11.8" calcext:value-type="float">
            <text:p>11,8</text:p>
          </table:table-cell>
          <table:table-cell table:style-name="ce5" office:value-type="float" office:value="37" calcext:value-type="float">
            <text:p>37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64" calcext:value-type="float">
            <text:p>26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Хек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11.8" calcext:value-type="float">
            <text:p>11,8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95" calcext:value-type="float">
            <text:p>9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Хек припущенный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16.6" calcext:value-type="float">
            <text:p>16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86" calcext:value-type="float">
            <text:p>8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Чавыча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17.8" calcext:value-type="float">
            <text:p>17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91" calcext:value-type="float">
            <text:p>9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Айва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53" calcext:value-type="float">
            <text:p>53,0</text:p>
          </table:table-cell>
          <table:table-cell table:style-name="ce5" office:value-type="float" office:value="242" calcext:value-type="float">
            <text:p>24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Алыча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48" calcext:value-type="float">
            <text:p>4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Ананас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34" calcext:value-type="float">
            <text:p>3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Апельсин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66.9" calcext:value-type="float">
            <text:p>66,9</text:p>
          </table:table-cell>
          <table:table-cell table:style-name="ce5" office:value-type="float" office:value="255" calcext:value-type="float">
            <text:p>25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Апельсин с сахаром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8.1" calcext:value-type="float">
            <text:p>8,1</text:p>
          </table:table-cell>
          <table:table-cell table:style-name="ce5" office:value-type="float" office:value="43" calcext:value-type="float">
            <text:p>4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анан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28.7" calcext:value-type="float">
            <text:p>28,7</text:p>
          </table:table-cell>
          <table:table-cell table:style-name="ce5" office:value-type="float" office:value="122" calcext:value-type="float">
            <text:p>12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ишня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68.2" calcext:value-type="float">
            <text:p>68,2</text:p>
          </table:table-cell>
          <table:table-cell table:style-name="ce5" office:value-type="float" office:value="265" calcext:value-type="float">
            <text:p>26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ишня с сахаром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10.6" calcext:value-type="float">
            <text:p>10,6</text:p>
          </table:table-cell>
          <table:table-cell table:style-name="ce5" office:value-type="float" office:value="52" calcext:value-type="float">
            <text:p>5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анат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21.7" calcext:value-type="float">
            <text:p>21,7</text:p>
          </table:table-cell>
          <table:table-cell table:style-name="ce5" office:value-type="float" office:value="97" calcext:value-type="float">
            <text:p>9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ейпфрут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14.5" calcext:value-type="float">
            <text:p>14,5</text:p>
          </table:table-cell>
          <table:table-cell table:style-name="ce5" office:value-type="float" office:value="72" calcext:value-type="float">
            <text:p>7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ейпфрут с сахаром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35" calcext:value-type="float">
            <text:p>3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уша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28.1" calcext:value-type="float">
            <text:p>28,1</text:p>
          </table:table-cell>
          <table:table-cell table:style-name="ce5" office:value-type="float" office:value="120" calcext:value-type="float">
            <text:p>12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руша сушеная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47" calcext:value-type="float">
            <text:p>4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Джем из абрикосов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62.6" calcext:value-type="float">
            <text:p>62,6</text:p>
          </table:table-cell>
          <table:table-cell table:style-name="ce5" office:value-type="float" office:value="270" calcext:value-type="float">
            <text:p>27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Джем мандаринов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71.6" calcext:value-type="float">
            <text:p>71,6</text:p>
          </table:table-cell>
          <table:table-cell table:style-name="ce5" office:value-type="float" office:value="276" calcext:value-type="float">
            <text:p>27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Изюм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71.8" calcext:value-type="float">
            <text:p>71,8</text:p>
          </table:table-cell>
          <table:table-cell table:style-name="ce5" office:value-type="float" office:value="276" calcext:value-type="float">
            <text:p>27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Инжир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79" calcext:value-type="float">
            <text:p>79,0</text:p>
          </table:table-cell>
          <table:table-cell table:style-name="ce5" office:value-type="float" office:value="299" calcext:value-type="float">
            <text:p>29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Инжир сушеный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54" calcext:value-type="float">
            <text:p>5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Лимон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30" calcext:value-type="float">
            <text:p>3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Лимон с сахаром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34" calcext:value-type="float">
            <text:p>3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нго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38.7" calcext:value-type="float">
            <text:p>38,7</text:p>
          </table:table-cell>
          <table:table-cell table:style-name="ce5" office:value-type="float" office:value="169" calcext:value-type="float">
            <text:p>16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ндарин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8" calcext:value-type="float">
            <text:p>18,0</text:p>
          </table:table-cell>
          <table:table-cell table:style-name="ce5" office:value-type="float" office:value="73" calcext:value-type="float">
            <text:p>7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Нектарины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38" calcext:value-type="float">
            <text:p>3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апайя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63" calcext:value-type="float">
            <text:p>6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ерсик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39" calcext:value-type="float">
            <text:p>39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ерсик сушен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9.5" calcext:value-type="float">
            <text:p>9,5</text:p>
          </table:table-cell>
          <table:table-cell table:style-name="ce5" office:value-type="float" office:value="45" calcext:value-type="float">
            <text:p>4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видло яблочное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57.7" calcext:value-type="float">
            <text:p>57,7</text:p>
          </table:table-cell>
          <table:table-cell table:style-name="ce5" office:value-type="float" office:value="254" calcext:value-type="float">
            <text:p>25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омело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65" calcext:value-type="float">
            <text:p>65,0</text:p>
          </table:table-cell>
          <table:table-cell table:style-name="ce5" office:value-type="float" office:value="250" calcext:value-type="float">
            <text:p>25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юре яблочное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33" calcext:value-type="float">
            <text:p>3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Арбуз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59" calcext:value-type="float">
            <text:p>59,0</text:p>
          </table:table-cell>
          <table:table-cell table:style-name="ce5" office:value-type="float" office:value="253" calcext:value-type="float">
            <text:p>25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русника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27" calcext:value-type="float">
            <text:p>2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аренье из клубники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46" calcext:value-type="float">
            <text:p>4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аренье из малины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74" calcext:value-type="float">
            <text:p>74,0</text:p>
          </table:table-cell>
          <table:table-cell table:style-name="ce5" office:value-type="float" office:value="285" calcext:value-type="float">
            <text:p>28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Виноград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70.4" calcext:value-type="float">
            <text:p>70,4</text:p>
          </table:table-cell>
          <table:table-cell table:style-name="ce5" office:value-type="float" office:value="273" calcext:value-type="float">
            <text:p>27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Голубика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65.8" calcext:value-type="float">
            <text:p>65,8</text:p>
          </table:table-cell>
          <table:table-cell table:style-name="ce5" office:value-type="float" office:value="281" calcext:value-type="float">
            <text:p>28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Дын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72.9" calcext:value-type="float">
            <text:p>72,9</text:p>
          </table:table-cell>
          <table:table-cell table:style-name="ce5" office:value-type="float" office:value="284" calcext:value-type="float">
            <text:p>28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Ежевика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35" calcext:value-type="float">
            <text:p>3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Земляника (садовая)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4.4" calcext:value-type="float">
            <text:p>4,4</text:p>
          </table:table-cell>
          <table:table-cell table:style-name="ce5" office:value-type="float" office:value="34" calcext:value-type="float">
            <text:p>3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лубника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41" calcext:value-type="float">
            <text:p>41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люква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32" calcext:value-type="float">
            <text:p>3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Крыжовник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28" calcext:value-type="float">
            <text:p>2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лина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45" calcext:value-type="float">
            <text:p>45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алина с молоком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46" calcext:value-type="float">
            <text:p>4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Морошка</text:p>
          </table:table-cell>
          <table:table-cell table:number-columns-repeated="2" table:style-name="ce5" office:value-type="float" office:value="1.8" calcext:value-type="float">
            <text:p>1,8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76" calcext:value-type="float">
            <text:p>76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блепиха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40" calcext:value-type="float">
            <text:p>4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мородина белая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82" calcext:value-type="float">
            <text:p>8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мородина красная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42" calcext:value-type="float">
            <text:p>4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мородина черная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43" calcext:value-type="float">
            <text:p>4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уп-пюре из малины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44" calcext:value-type="float">
            <text:p>4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Тыква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1.2" calcext:value-type="float">
            <text:p>11,2</text:p>
          </table:table-cell>
          <table:table-cell table:style-name="ce5" office:value-type="float" office:value="48" calcext:value-type="float">
            <text:p>4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Черника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4.4" calcext:value-type="float">
            <text:p>4,4</text:p>
          </table:table-cell>
          <table:table-cell table:style-name="ce5" office:value-type="float" office:value="23" calcext:value-type="float">
            <text:p>2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Шиповник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44" calcext:value-type="float">
            <text:p>4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елок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48.3" calcext:value-type="float">
            <text:p>48,3</text:p>
          </table:table-cell>
          <table:table-cell table:style-name="ce5" office:value-type="float" office:value="284" calcext:value-type="float">
            <text:p>284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Белок сухо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1.1" calcext:value-type="float">
            <text:p>11,1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48" calcext:value-type="float">
            <text:p>4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Желток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82.4" calcext:value-type="float">
            <text:p>82,4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350" calcext:value-type="float">
            <text:p>35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млет из яичного порошка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157" calcext:value-type="float">
            <text:p>15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Перепелиное яйцо целое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200" calcext:value-type="float">
            <text:p>200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Салат яичный</text:p>
          </table:table-cell>
          <table:table-cell table:style-name="ce5" office:value-type="float" office:value="13.1" calcext:value-type="float">
            <text:p>13,1</text:p>
          </table:table-cell>
          <table:table-cell table:style-name="ce5" office:value-type="float" office:value="11.9" calcext:value-type="float">
            <text:p>11,9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168" calcext:value-type="float">
            <text:p>168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Яичница глазунья</text:p>
          </table:table-cell>
          <table:table-cell table:style-name="ce5" office:value-type="float" office:value="18.8" calcext:value-type="float">
            <text:p>18,8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213" calcext:value-type="float">
            <text:p>21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Яичный порошок</text:p>
          </table:table-cell>
          <table:table-cell table:style-name="ce5" office:value-type="float" office:value="20.9" calcext:value-type="float">
            <text:p>20,9</text:p>
          </table:table-cell>
          <table:table-cell table:style-name="ce5" office:value-type="float" office:value="12.9" calcext:value-type="float">
            <text:p>12,9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243" calcext:value-type="float">
            <text:p>243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Яйцо отварное</text:p>
          </table:table-cell>
          <table:table-cell table:style-name="ce5" office:value-type="float" office:value="37.3" calcext:value-type="float">
            <text:p>37,3</text:p>
          </table:table-cell>
          <table:table-cell table:style-name="ce5" office:value-type="float" office:value="46" calcext:value-type="float">
            <text:p>46,0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542" calcext:value-type="float">
            <text:p>542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Яйцо под майонезом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157" calcext:value-type="float">
            <text:p>157,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Яйцо целое</text:p>
          </table:table-cell>
          <table:table-cell table:style-name="ce5" office:value-type="float" office:value="24.5" calcext:value-type="float">
            <text:p>24,5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256" calcext:value-type="float">
            <text:p>256,0</text:p>
          </table:table-cell>
          <table:table-cell table:number-columns-repeated="16379"/>
        </table:table-row>
        <table:table-row table:style-name="ro3" table:number-rows-repeated="104757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style:font-name="Arial Cyr" fo:font-family="'Arial Cyr'" style:font-name-complex="Arial Cyr" style:font-family-complex="'Arial Cyr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od" style:display-name="PageStyle_foo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3T07:10:10</dc:date>
    <meta:editing-duration>P0D</meta:editing-duration>
    <meta:generator>LibreOffice/7.6.2.1$Windows_X86_64 LibreOffice_project/56f7684011345957bbf33a7ee678afaf4d2ba333</meta:generator>
    <meta:document-statistic meta:table-count="1" meta:cell-count="5005" meta:object-count="0"/>
    <meta:template xlink:type="simple" xlink:actuate="onRequest" xlink:title="Normal.dotm" xlink:href=""/>
  </office:meta>
</office:document-meta>
</file>